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76cm"/>
    </style:style>
    <style:style style:family="table-column" style:name="co2">
      <style:table-column-properties fo:break-before="auto" style:column-width="2.522cm"/>
    </style:style>
    <style:style style:family="table-column" style:name="co3">
      <style:table-column-properties fo:break-before="auto" style:column-width="0.848cm"/>
    </style:style>
    <style:style style:family="table-column" style:name="co4">
      <style:table-column-properties fo:break-before="auto" style:column-width="1.783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376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Tabel_20_7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1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ColHeader" style:family="table-cell" style:name="ce19" style:display-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20" style:display-name="ce2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21" style:display-name="ce21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2" style:display-name="ce22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3" style:display-name="ce2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4" style:display-name="ce2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5" style:display-name="ce2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26" style:display-name="ce2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7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254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Tabel 7: Opgave van het aantal krachtswerktuigen in de onderscheidene beroepsklassen gebezigd</text:p>
          </table:table-cell>
          <table:table-cell table:style-name="ce7" table:number-columns-repeated="23"/>
          <table:table-cell table:style-name="ce1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3" office:value-type="string">
            <text:p>GEMEENTEN</text:p>
          </table:table-cell>
          <table:table-cell ns41:value-type="string" table:style-name="ce8" office:value-type="string">
            <text:p>Gedreven door</text:p>
          </table:table-cell>
          <table:table-cell table:style-name="ce13"/>
          <table:table-cell ns41:value-type="string" table:style-name="ce19" office:value-type="string">
            <text:p>I</text:p>
          </table:table-cell>
          <table:table-cell ns41:value-type="string" table:style-name="ce15" office:value-type="string">
            <text:p>II</text:p>
          </table:table-cell>
          <table:table-cell ns41:value-type="string" table:style-name="ce15" office:value-type="string">
            <text:p>III</text:p>
          </table:table-cell>
          <table:table-cell ns41:value-type="string" table:style-name="ce15" office:value-type="string">
            <text:p>IV</text:p>
          </table:table-cell>
          <table:table-cell ns41:value-type="string" table:style-name="ce15" office:value-type="string">
            <text:p>V</text:p>
          </table:table-cell>
          <table:table-cell ns41:value-type="string" table:style-name="ce15" office:value-type="string">
            <text:p>VI</text:p>
          </table:table-cell>
          <table:table-cell ns41:value-type="string" table:style-name="ce15" table:number-columns-repeated="2" office:value-type="string">
            <text:p>VII</text:p>
          </table:table-cell>
          <table:table-cell ns41:value-type="string" table:style-name="ce15" office:value-type="string">
            <text:p>IX</text:p>
          </table:table-cell>
          <table:table-cell ns41:value-type="string" table:style-name="ce15" office:value-type="string">
            <text:p>X</text:p>
          </table:table-cell>
          <table:table-cell ns41:value-type="string" table:style-name="ce15" office:value-type="string">
            <text:p>XI</text:p>
          </table:table-cell>
          <table:table-cell ns41:value-type="string" table:style-name="ce15" office:value-type="string">
            <text:p>XII</text:p>
          </table:table-cell>
          <table:table-cell ns41:value-type="string" table:style-name="ce15" office:value-type="string">
            <text:p>XIII</text:p>
          </table:table-cell>
          <table:table-cell ns41:value-type="string" table:style-name="ce15" office:value-type="string">
            <text:p>XIV</text:p>
          </table:table-cell>
          <table:table-cell ns41:value-type="string" table:style-name="ce15" office:value-type="string">
            <text:p>XV</text:p>
          </table:table-cell>
          <table:table-cell ns41:value-type="string" table:style-name="ce15" office:value-type="string">
            <text:p>XVI</text:p>
          </table:table-cell>
          <table:table-cell ns41:value-type="string" table:style-name="ce15" office:value-type="string">
            <text:p>XVII</text:p>
          </table:table-cell>
          <table:table-cell ns41:value-type="string" table:style-name="ce15" office:value-type="string">
            <text:p>XVIII</text:p>
          </table:table-cell>
          <table:table-cell ns41:value-type="string" table:style-name="ce15" office:value-type="string">
            <text:p>XIX</text:p>
          </table:table-cell>
          <table:table-cell ns41:value-type="string" table:style-name="ce15" office:value-type="string">
            <text:p>XX</text:p>
          </table:table-cell>
          <table:table-cell ns41:value-type="string" table:style-name="ce15" office:value-type="string">
            <text:p>XXXIII</text:p>
          </table:table-cell>
          <table:table-cell ns41:value-type="string" table:style-name="ce20" office:value-type="string">
            <text:p>Totaal</text:p>
          </table:table-cell>
          <table:table-cell table:style-name="ce13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4" office:value-type="string">
            <text:p>Aar (Ter)</text:p>
          </table:table-cell>
          <table:table-cell ns41:value-type="string" table:style-name="ce9" office:value-type="string">
            <text:p>Wind.</text:p>
          </table:table-cell>
          <table:table-cell table:style-name="Default"/>
          <table:table-cell table:style-name="ce21"/>
          <table:table-cell table:style-name="ce16" table:number-columns-repeated="14"/>
          <table:table-cell ns41:value-type="float" table:style-name="ce16" office:value="3" office:value-type="float">
            <text:p>3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4"/>
          <table:table-cell table:formula="of:=[.X5]+[.W5]+[.V5]+[.U5]+[.T5]+[.S5]+[.R5]+[.Q5]+[.P5]+[.O5]+[.N5]+[.M5]+[.L5]+[.K5]+[.J5]+[.I5]+[.H5]+[.G5]+[.F5]+[.E5]+[.D5]" ns41:value-type="float" table:style-name="ce22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arlanderve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]+[.W6]+[.V6]+[.U6]+[.T6]+[.S6]+[.R6]+[.Q6]+[.P6]+[.O6]+[.N6]+[.M6]+[.L6]+[.K6]+[.J6]+[.I6]+[.H6]+[.G6]+[.F6]+[.E6]+[.D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Gas.</text:p>
          </table:table-cell>
          <table:table-cell table:style-name="ce14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]+[.W7]+[.V7]+[.U7]+[.T7]+[.S7]+[.R7]+[.Q7]+[.P7]+[.O7]+[.N7]+[.M7]+[.L7]+[.K7]+[.J7]+[.I7]+[.H7]+[.G7]+[.F7]+[.E7]+[.D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]+[.W8]+[.V8]+[.U8]+[.T8]+[.S8]+[.R8]+[.Q8]+[.P8]+[.O8]+[.N8]+[.M8]+[.L8]+[.K8]+[.J8]+[.I8]+[.H8]+[.G8]+[.F8]+[.E8]+[.D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bbenbroe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9]+[.W9]+[.V9]+[.U9]+[.T9]+[.S9]+[.R9]+[.Q9]+[.P9]+[.O9]+[.N9]+[.M9]+[.L9]+[.K9]+[.J9]+[.I9]+[.H9]+[.G9]+[.F9]+[.E9]+[.D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1" office:value-type="string">
            <text:p>Wind.</text:p>
          </table:table-cell>
          <table:table-cell table:style-name="ce14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]+[.W10]+[.V10]+[.U10]+[.T10]+[.S10]+[.R10]+[.Q10]+[.P10]+[.O10]+[.N10]+[.M10]+[.L10]+[.K10]+[.J10]+[.I10]+[.H10]+[.G10]+[.F10]+[.E10]+[.D1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blas (Oud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]+[.W11]+[.V11]+[.U11]+[.T11]+[.S11]+[.R11]+[.Q11]+[.P11]+[.O11]+[.N11]+[.M11]+[.L11]+[.K11]+[.J11]+[.I11]+[.H11]+[.G11]+[.F11]+[.E11]+[.D1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blasserdam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2]+[.W12]+[.V12]+[.U12]+[.T12]+[.S12]+[.R12]+[.Q12]+[.P12]+[.O12]+[.N12]+[.M12]+[.L12]+[.K12]+[.J12]+[.I12]+[.H12]+[.G12]+[.F12]+[.E12]+[.D12]" ns41:value-type="float" table:style-name="ce24" office:value-type="float" office:value="9">
            <text:p>9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3]+[.W13]+[.V13]+[.U13]+[.T13]+[.S13]+[.R13]+[.Q13]+[.P13]+[.O13]+[.N13]+[.M13]+[.L13]+[.K13]+[.J13]+[.I13]+[.H13]+[.G13]+[.F13]+[.E13]+[.D13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lkemad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]+[.W14]+[.V14]+[.U14]+[.T14]+[.S14]+[.R14]+[.Q14]+[.P14]+[.O14]+[.N14]+[.M14]+[.L14]+[.K14]+[.J14]+[.I14]+[.H14]+[.G14]+[.F14]+[.E14]+[.D1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]+[.W15]+[.V15]+[.U15]+[.T15]+[.S15]+[.R15]+[.Q15]+[.P15]+[.O15]+[.N15]+[.M15]+[.L15]+[.K15]+[.J15]+[.I15]+[.H15]+[.G15]+[.F15]+[.E15]+[.D1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lph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]+[.W16]+[.V16]+[.U16]+[.T16]+[.S16]+[.R16]+[.Q16]+[.P16]+[.O16]+[.N16]+[.M16]+[.L16]+[.K16]+[.J16]+[.I16]+[.H16]+[.G16]+[.F16]+[.E16]+[.D16]" ns41:value-type="float" table:style-name="ce24" office:value-type="float" office:value="13">
            <text:p>1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formula="of:=[.X17]+[.W17]+[.V17]+[.U17]+[.T17]+[.S17]+[.R17]+[.Q17]+[.P17]+[.O17]+[.N17]+[.M17]+[.L17]+[.K17]+[.J17]+[.I17]+[.H17]+[.G17]+[.F17]+[.E17]+[.D17]" ns41:value-type="float" table:style-name="ce24" office:value-type="float" office:value="9">
            <text:p>9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lmeid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]+[.W18]+[.V18]+[.U18]+[.T18]+[.S18]+[.R18]+[.Q18]+[.P18]+[.O18]+[.N18]+[.M18]+[.L18]+[.K18]+[.J18]+[.I18]+[.H18]+[.G18]+[.F18]+[.E18]+[.D1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rkel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]+[.W19]+[.V19]+[.U19]+[.T19]+[.S19]+[.R19]+[.Q19]+[.P19]+[.O19]+[.N19]+[.M19]+[.L19]+[.K19]+[.J19]+[.I19]+[.H19]+[.G19]+[.F19]+[.E19]+[.D1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Asper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]+[.W20]+[.V20]+[.U20]+[.T20]+[.S20]+[.R20]+[.Q20]+[.P20]+[.O20]+[.N20]+[.M20]+[.L20]+[.K20]+[.J20]+[.I20]+[.H20]+[.G20]+[.F20]+[.E20]+[.D2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arendrech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1]+[.W21]+[.V21]+[.U21]+[.T21]+[.S21]+[.R21]+[.Q21]+[.P21]+[.O21]+[.N21]+[.M21]+[.L21]+[.K21]+[.J21]+[.I21]+[.H21]+[.G21]+[.F21]+[.E21]+[.D21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arwoutswaarder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table:style-name="TL Data" table:number-columns-repeated="20"/>
          <table:table-cell table:formula="of:=[.X22]+[.W22]+[.V22]+[.U22]+[.T22]+[.S22]+[.R22]+[.Q22]+[.P22]+[.O22]+[.N22]+[.M22]+[.L22]+[.K22]+[.J22]+[.I22]+[.H22]+[.G22]+[.F22]+[.E22]+[.D2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ijerland (Nieuw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]+[.W23]+[.V23]+[.U23]+[.T23]+[.S23]+[.R23]+[.Q23]+[.P23]+[.O23]+[.N23]+[.M23]+[.L23]+[.K23]+[.J23]+[.I23]+[.H23]+[.G23]+[.F23]+[.E23]+[.D2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ijerland (Oud)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24]+[.W24]+[.V24]+[.U24]+[.T24]+[.S24]+[.R24]+[.Q24]+[.P24]+[.O24]+[.N24]+[.M24]+[.L24]+[.K24]+[.J24]+[.I24]+[.H24]+[.G24]+[.F24]+[.E24]+[.D2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5]+[.W25]+[.V25]+[.U25]+[.T25]+[.S25]+[.R25]+[.Q25]+[.P25]+[.O25]+[.N25]+[.M25]+[.L25]+[.K25]+[.J25]+[.I25]+[.H25]+[.G25]+[.F25]+[.E25]+[.D2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ijerland (Zuid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]+[.W26]+[.V26]+[.U26]+[.T26]+[.S26]+[.R26]+[.Q26]+[.P26]+[.O26]+[.N26]+[.M26]+[.L26]+[.K26]+[.J26]+[.I26]+[.H26]+[.G26]+[.F26]+[.E26]+[.D2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nthuiz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5"/>
          <table:table-cell ns41:value-type="float" table:style-name="TL Data" office:value="1" office:value-type="float">
            <office:annotation draw:style-name="gr1" svg:height="2.032cm" draw:caption-point-y="1.322cm" svg:width="3.569cm" svg:x="39.733cm" draw:caption-point-x="-1.381cm" svg:y="11.769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4"/>
          <table:table-cell table:formula="of:=[.X27]+[.W27]+[.V27]+[.U27]+[.T27]+[.S27]+[.R27]+[.Q27]+[.P27]+[.O27]+[.N27]+[.M27]+[.L27]+[.K27]+[.J27]+[.I27]+[.H27]+[.G27]+[.F27]+[.E27]+[.D2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rgambach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5"/>
          <table:table-cell ns41:value-type="float" table:style-name="TL Data" office:value="1" office:value-type="float">
            <office:annotation draw:style-name="gr1" svg:height="2.032cm" draw:caption-point-y="1.321cm" svg:width="3.569cm" svg:x="39.733cm" draw:caption-point-x="-1.381cm" svg:y="12.23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formula="of:=[.X28]+[.W28]+[.V28]+[.U28]+[.T28]+[.S28]+[.R28]+[.Q28]+[.P28]+[.O28]+[.N28]+[.M28]+[.L28]+[.K28]+[.J28]+[.I28]+[.H28]+[.G28]+[.F28]+[.E28]+[.D28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rgschenhoe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7" office:value-type="float">
            <text:p>17</text:p>
          </table:table-cell>
          <table:table-cell table:formula="of:=[.X29]+[.W29]+[.V29]+[.U29]+[.T29]+[.S29]+[.R29]+[.Q29]+[.P29]+[.O29]+[.N29]+[.M29]+[.L29]+[.K29]+[.J29]+[.I29]+[.H29]+[.G29]+[.F29]+[.E29]+[.D29]" ns41:value-type="float" table:style-name="ce24" office:value-type="float" office:value="17">
            <text:p>1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erkel en Rodenrij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office:annotation draw:style-name="gr1" svg:height="2.032cm" draw:caption-point-y="1.322cm" svg:width="3.568cm" svg:x="37.95cm" draw:caption-point-x="-1.381cm" svg:y="13.16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3</text:p>
          </table:table-cell>
          <table:table-cell table:style-name="TL Data" table:number-columns-repeated="5"/>
          <table:table-cell table:formula="of:=[.X30]+[.W30]+[.V30]+[.U30]+[.T30]+[.S30]+[.R30]+[.Q30]+[.P30]+[.O30]+[.N30]+[.M30]+[.L30]+[.K30]+[.J30]+[.I30]+[.H30]+[.G30]+[.F30]+[.E30]+[.D3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leiswij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office:annotation draw:style-name="gr1" svg:height="2.032cm" draw:caption-point-y="1.321cm" svg:width="3.568cm" svg:x="37.95cm" draw:caption-point-x="-1.381cm" svg:y="13.632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31]+[.W31]+[.V31]+[.U31]+[.T31]+[.S31]+[.R31]+[.Q31]+[.P31]+[.O31]+[.N31]+[.M31]+[.L31]+[.K31]+[.J31]+[.I31]+[.H31]+[.G31]+[.F31]+[.E31]+[.D3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20" office:value-type="float">
            <text:p>20</text:p>
          </table:table-cell>
          <table:table-cell table:formula="of:=[.X32]+[.W32]+[.V32]+[.U32]+[.T32]+[.S32]+[.R32]+[.Q32]+[.P32]+[.O32]+[.N32]+[.M32]+[.L32]+[.K32]+[.J32]+[.I32]+[.H32]+[.G32]+[.F32]+[.E32]+[.D32]" ns41:value-type="float" table:style-name="ce24" office:value-type="float" office:value="20">
            <text:p>20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leskensgraaf en Hofweg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3]+[.W33]+[.V33]+[.U33]+[.T33]+[.S33]+[.R33]+[.Q33]+[.P33]+[.O33]+[.N33]+[.M33]+[.L33]+[.K33]+[.J33]+[.I33]+[.H33]+[.G33]+[.F33]+[.E33]+[.D3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degrav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34]+[.W34]+[.V34]+[.U34]+[.T34]+[.S34]+[.R34]+[.Q34]+[.P34]+[.O34]+[.N34]+[.M34]+[.L34]+[.K34]+[.J34]+[.I34]+[.H34]+[.G34]+[.F34]+[.E34]+[.D3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mmel (den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5]+[.W35]+[.V35]+[.U35]+[.T35]+[.S35]+[.R35]+[.Q35]+[.P35]+[.O35]+[.N35]+[.M35]+[.L35]+[.K35]+[.J35]+[.I35]+[.H35]+[.G35]+[.F35]+[.E35]+[.D3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oskoop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4"/>
          <table:table-cell ns41:value-type="float" office:value="1" table:style-name="TL Data" table:number-columns-repeated="2" office:value-type="float">
            <text:p>1</text:p>
          </table:table-cell>
          <table:table-cell table:formula="of:=[.X36]+[.W36]+[.V36]+[.U36]+[.T36]+[.S36]+[.R36]+[.Q36]+[.P36]+[.O36]+[.N36]+[.M36]+[.L36]+[.K36]+[.J36]+[.I36]+[.H36]+[.G36]+[.F36]+[.E36]+[.D36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7]+[.W37]+[.V37]+[.U37]+[.T37]+[.S37]+[.R37]+[.Q37]+[.P37]+[.O37]+[.N37]+[.M37]+[.L37]+[.K37]+[.J37]+[.I37]+[.H37]+[.G37]+[.F37]+[.E37]+[.D3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Brandwij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38]+[.W38]+[.V38]+[.U38]+[.T38]+[.S38]+[.R38]+[.Q38]+[.P38]+[.O38]+[.N38]+[.M38]+[.L38]+[.K38]+[.J38]+[.I38]+[.H38]+[.G38]+[.F38]+[.E38]+[.D3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Capelle a/d Ijssel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39]+[.W39]+[.V39]+[.U39]+[.T39]+[.S39]+[.R39]+[.Q39]+[.P39]+[.O39]+[.N39]+[.M39]+[.L39]+[.K39]+[.J39]+[.I39]+[.H39]+[.G39]+[.F39]+[.E39]+[.D39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0]+[.W40]+[.V40]+[.U40]+[.T40]+[.S40]+[.R40]+[.Q40]+[.P40]+[.O40]+[.N40]+[.M40]+[.L40]+[.K40]+[.J40]+[.I40]+[.H40]+[.G40]+[.F40]+[.E40]+[.D4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Charlois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[.X41]+[.W41]+[.V41]+[.U41]+[.T41]+[.S41]+[.R41]+[.Q41]+[.P41]+[.O41]+[.N41]+[.M41]+[.L41]+[.K41]+[.J41]+[.I41]+[.H41]+[.G41]+[.F41]+[.E41]+[.D41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42]+[.W42]+[.V42]+[.U42]+[.T42]+[.S42]+[.R42]+[.Q42]+[.P42]+[.O42]+[.N42]+[.M42]+[.L42]+[.K42]+[.J42]+[.I42]+[.H42]+[.G42]+[.F42]+[.E42]+[.D4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elf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3]+[.W43]+[.V43]+[.U43]+[.T43]+[.S43]+[.R43]+[.Q43]+[.P43]+[.O43]+[.N43]+[.M43]+[.L43]+[.K43]+[.J43]+[.I43]+[.H43]+[.G43]+[.F43]+[.E43]+[.D4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irkland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44]+[.W44]+[.V44]+[.U44]+[.T44]+[.S44]+[.R44]+[.Q44]+[.P44]+[.O44]+[.N44]+[.M44]+[.L44]+[.K44]+[.J44]+[.I44]+[.H44]+[.G44]+[.F44]+[.E44]+[.D4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45]+[.W45]+[.V45]+[.U45]+[.T45]+[.S45]+[.R45]+[.Q45]+[.P45]+[.O45]+[.N45]+[.M45]+[.L45]+[.K45]+[.J45]+[.I45]+[.H45]+[.G45]+[.F45]+[.E45]+[.D4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ordre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4" office:value-type="float">
            <text:p>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46]+[.W46]+[.V46]+[.U46]+[.T46]+[.S46]+[.R46]+[.Q46]+[.P46]+[.O46]+[.N46]+[.M46]+[.L46]+[.K46]+[.J46]+[.I46]+[.H46]+[.G46]+[.F46]+[.E46]+[.D46]" ns41:value-type="float" table:style-name="ce24" office:value-type="float" office:value="38">
            <text:p>3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47]+[.W47]+[.V47]+[.U47]+[.T47]+[.S47]+[.R47]+[.Q47]+[.P47]+[.O47]+[.N47]+[.M47]+[.L47]+[.K47]+[.J47]+[.I47]+[.H47]+[.G47]+[.F47]+[.E47]+[.D47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48]+[.W48]+[.V48]+[.U48]+[.T48]+[.S48]+[.R48]+[.Q48]+[.P48]+[.O48]+[.N48]+[.M48]+[.L48]+[.K48]+[.J48]+[.I48]+[.H48]+[.G48]+[.F48]+[.E48]+[.D4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9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X49]+[.W49]+[.V49]+[.U49]+[.T49]+[.S49]+[.R49]+[.Q49]+[.P49]+[.O49]+[.N49]+[.M49]+[.L49]+[.K49]+[.J49]+[.I49]+[.H49]+[.G49]+[.F49]+[.E49]+[.D49]" ns41:value-type="float" table:style-name="ce24" office:value-type="float" office:value="15">
            <text:p>1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Dubbeldam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[.X50]+[.W50]+[.V50]+[.U50]+[.T50]+[.S50]+[.R50]+[.Q50]+[.P50]+[.O50]+[.N50]+[.M50]+[.L50]+[.K50]+[.J50]+[.I50]+[.H50]+[.G50]+[.F50]+[.E50]+[.D50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51]+[.W51]+[.V51]+[.U51]+[.T51]+[.S51]+[.R51]+[.Q51]+[.P51]+[.O51]+[.N51]+[.M51]+[.L51]+[.K51]+[.J51]+[.I51]+[.H51]+[.G51]+[.F51]+[.E51]+[.D51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eervlie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2]+[.W52]+[.V52]+[.U52]+[.T52]+[.S52]+[.R52]+[.Q52]+[.P52]+[.O52]+[.N52]+[.M52]+[.L52]+[.K52]+[.J52]+[.I52]+[.H52]+[.G52]+[.F52]+[.E52]+[.D5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3]+[.W53]+[.V53]+[.U53]+[.T53]+[.S53]+[.R53]+[.Q53]+[.P53]+[.O53]+[.N53]+[.M53]+[.L53]+[.K53]+[.J53]+[.I53]+[.H53]+[.G53]+[.F53]+[.E53]+[.D5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iessendam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4]+[.W54]+[.V54]+[.U54]+[.T54]+[.S54]+[.R54]+[.Q54]+[.P54]+[.O54]+[.N54]+[.M54]+[.L54]+[.K54]+[.J54]+[.I54]+[.H54]+[.G54]+[.F54]+[.E54]+[.D5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iessen-Nieuwker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5]+[.W55]+[.V55]+[.U55]+[.T55]+[.S55]+[.R55]+[.Q55]+[.P55]+[.O55]+[.N55]+[.M55]+[.L55]+[.K55]+[.J55]+[.I55]+[.H55]+[.G55]+[.F55]+[.E55]+[.D5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oedereed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8"/>
          <table:table-cell table:formula="of:=[.X56]+[.W56]+[.V56]+[.U56]+[.T56]+[.S56]+[.R56]+[.Q56]+[.P56]+[.O56]+[.N56]+[.M56]+[.L56]+[.K56]+[.J56]+[.I56]+[.H56]+[.G56]+[.F56]+[.E56]+[.D5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57]+[.W57]+[.V57]+[.U57]+[.T57]+[.S57]+[.R57]+[.Q57]+[.P57]+[.O57]+[.N57]+[.M57]+[.L57]+[.K57]+[.J57]+[.I57]+[.H57]+[.G57]+[.F57]+[.E57]+[.D5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orinchem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58]+[.W58]+[.V58]+[.U58]+[.T58]+[.S58]+[.R58]+[.Q58]+[.P58]+[.O58]+[.N58]+[.M58]+[.L58]+[.K58]+[.J58]+[.I58]+[.H58]+[.G58]+[.F58]+[.E58]+[.D58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59]+[.W59]+[.V59]+[.U59]+[.T59]+[.S59]+[.R59]+[.Q59]+[.P59]+[.O59]+[.N59]+[.M59]+[.L59]+[.K59]+[.J59]+[.I59]+[.H59]+[.G59]+[.F59]+[.E59]+[.D59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ouda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0]+[.W60]+[.V60]+[.U60]+[.T60]+[.S60]+[.R60]+[.Q60]+[.P60]+[.O60]+[.N60]+[.M60]+[.L60]+[.K60]+[.J60]+[.I60]+[.H60]+[.G60]+[.F60]+[.E60]+[.D60]" ns41:value-type="float" table:style-name="ce24" office:value-type="float" office:value="48">
            <text:p>4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61]+[.W61]+[.V61]+[.U61]+[.T61]+[.S61]+[.R61]+[.Q61]+[.P61]+[.O61]+[.N61]+[.M61]+[.L61]+[.K61]+[.J61]+[.I61]+[.H61]+[.G61]+[.F61]+[.E61]+[.D6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62]+[.W62]+[.V62]+[.U62]+[.T62]+[.S62]+[.R62]+[.Q62]+[.P62]+[.O62]+[.N62]+[.M62]+[.L62]+[.K62]+[.J62]+[.I62]+[.H62]+[.G62]+[.F62]+[.E62]+[.D62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oudera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3]+[.W63]+[.V63]+[.U63]+[.T63]+[.S63]+[.R63]+[.Q63]+[.P63]+[.O63]+[.N63]+[.M63]+[.L63]+[.K63]+[.J63]+[.I63]+[.H63]+[.G63]+[.F63]+[.E63]+[.D63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oudriaa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64]+[.W64]+[.V64]+[.U64]+[.T64]+[.S64]+[.R64]+[.Q64]+[.P64]+[.O64]+[.N64]+[.M64]+[.L64]+[.K64]+[.J64]+[.I64]+[.H64]+[.G64]+[.F64]+[.E64]+[.D64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oudswaar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5]+[.W65]+[.V65]+[.U65]+[.T65]+[.S65]+[.R65]+[.Q65]+[.P65]+[.O65]+[.N65]+[.M65]+[.L65]+[.K65]+[.J65]+[.I65]+[.H65]+[.G65]+[.F65]+[.E65]+[.D6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-Gravendeel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66]+[.W66]+[.V66]+[.U66]+[.T66]+[.S66]+[.R66]+[.Q66]+[.P66]+[.O66]+[.N66]+[.M66]+[.L66]+[.K66]+[.J66]+[.I66]+[.H66]+[.G66]+[.F66]+[.E66]+[.D66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67]+[.W67]+[.V67]+[.U67]+[.T67]+[.S67]+[.R67]+[.Q67]+[.P67]+[.O67]+[.N67]+[.M67]+[.L67]+[.K67]+[.J67]+[.I67]+[.H67]+[.G67]+[.F67]+[.E67]+[.D6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-Gravenhag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68]+[.W68]+[.V68]+[.U68]+[.T68]+[.S68]+[.R68]+[.Q68]+[.P68]+[.O68]+[.N68]+[.M68]+[.L68]+[.K68]+[.J68]+[.I68]+[.H68]+[.G68]+[.F68]+[.E68]+[.D68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7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[.X69]+[.W69]+[.V69]+[.U69]+[.T69]+[.S69]+[.R69]+[.Q69]+[.P69]+[.O69]+[.N69]+[.M69]+[.L69]+[.K69]+[.J69]+[.I69]+[.H69]+[.G69]+[.F69]+[.E69]+[.D6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4" office:value-type="float">
            <text:p>4</text:p>
          </table:table-cell>
          <table:table-cell table:style-name="TL Data" table:number-columns-repeated="5"/>
          <table:table-cell table:formula="of:=[.X70]+[.W70]+[.V70]+[.U70]+[.T70]+[.S70]+[.R70]+[.Q70]+[.P70]+[.O70]+[.N70]+[.M70]+[.L70]+[.K70]+[.J70]+[.I70]+[.H70]+[.G70]+[.F70]+[.E70]+[.D70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-Gravenzand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1]+[.W71]+[.V71]+[.U71]+[.T71]+[.S71]+[.R71]+[.Q71]+[.P71]+[.O71]+[.N71]+[.M71]+[.L71]+[.K71]+[.J71]+[.I71]+[.H71]+[.G71]+[.F71]+[.E71]+[.D71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Groot-Ammer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72]+[.W72]+[.V72]+[.U72]+[.T72]+[.S72]+[.R72]+[.Q72]+[.P72]+[.O72]+[.N72]+[.M72]+[.L72]+[.K72]+[.J72]+[.I72]+[.H72]+[.G72]+[.F72]+[.E72]+[.D7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astre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formula="of:=[.X73]+[.W73]+[.V73]+[.U73]+[.T73]+[.S73]+[.R73]+[.Q73]+[.P73]+[.O73]+[.N73]+[.M73]+[.L73]+[.K73]+[.J73]+[.I73]+[.H73]+[.G73]+[.F73]+[.E73]+[.D73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formula="of:=[.X74]+[.W74]+[.V74]+[.U74]+[.T74]+[.S74]+[.R74]+[.Q74]+[.P74]+[.O74]+[.N74]+[.M74]+[.L74]+[.K74]+[.J74]+[.I74]+[.H74]+[.G74]+[.F74]+[.E74]+[.D74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gestei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5]+[.W75]+[.V75]+[.U75]+[.T75]+[.S75]+[.R75]+[.Q75]+[.P75]+[.O75]+[.N75]+[.M75]+[.L75]+[.K75]+[.J75]+[.I75]+[.H75]+[.G75]+[.F75]+[.E75]+[.D7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rdinxveld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76]+[.W76]+[.V76]+[.U76]+[.T76]+[.S76]+[.R76]+[.Q76]+[.P76]+[.O76]+[.N76]+[.M76]+[.L76]+[.K76]+[.J76]+[.I76]+[.H76]+[.G76]+[.F76]+[.E76]+[.D76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77]+[.W77]+[.V77]+[.U77]+[.T77]+[.S77]+[.R77]+[.Q77]+[.P77]+[.O77]+[.N77]+[.M77]+[.L77]+[.K77]+[.J77]+[.I77]+[.H77]+[.G77]+[.F77]+[.E77]+[.D7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azerswoud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78]+[.W78]+[.V78]+[.U78]+[.T78]+[.S78]+[.R78]+[.Q78]+[.P78]+[.O78]+[.N78]+[.M78]+[.L78]+[.K78]+[.J78]+[.I78]+[.H78]+[.G78]+[.F78]+[.E78]+[.D78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5" office:value-type="float">
            <text:p>25</text:p>
          </table:table-cell>
          <table:table-cell table:formula="of:=[.X79]+[.W79]+[.V79]+[.U79]+[.T79]+[.S79]+[.R79]+[.Q79]+[.P79]+[.O79]+[.N79]+[.M79]+[.L79]+[.K79]+[.J79]+[.I79]+[.H79]+[.G79]+[.F79]+[.E79]+[.D79]" ns41:value-type="float" table:style-name="ce24" office:value-type="float" office:value="28">
            <text:p>28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envlie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0]+[.W80]+[.V80]+[.U80]+[.T80]+[.S80]+[.R80]+[.Q80]+[.P80]+[.O80]+[.N80]+[.M80]+[.L80]+[.K80]+[.J80]+[.I80]+[.H80]+[.G80]+[.F80]+[.E80]+[.D8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erjansdam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81]+[.W81]+[.V81]+[.U81]+[.T81]+[.S81]+[.R81]+[.Q81]+[.P81]+[.O81]+[.N81]+[.M81]+[.L81]+[.K81]+[.J81]+[.I81]+[.H81]+[.G81]+[.F81]+[.E81]+[.D8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2]+[.W82]+[.V82]+[.U82]+[.T82]+[.S82]+[.R82]+[.Q82]+[.P82]+[.O82]+[.N82]+[.M82]+[.L82]+[.K82]+[.J82]+[.I82]+[.H82]+[.G82]+[.F82]+[.E82]+[.D8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ineoor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3]+[.W83]+[.V83]+[.U83]+[.T83]+[.S83]+[.R83]+[.Q83]+[.P83]+[.O83]+[.N83]+[.M83]+[.L83]+[.K83]+[.J83]+[.I83]+[.H83]+[.G83]+[.F83]+[.E83]+[.D8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keling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84]+[.W84]+[.V84]+[.U84]+[.T84]+[.S84]+[.R84]+[.Q84]+[.P84]+[.O84]+[.N84]+[.M84]+[.L84]+[.K84]+[.J84]+[.I84]+[.H84]+[.G84]+[.F84]+[.E84]+[.D8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kendorp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85]+[.W85]+[.V85]+[.U85]+[.T85]+[.S85]+[.R85]+[.Q85]+[.P85]+[.O85]+[.N85]+[.M85]+[.L85]+[.K85]+[.J85]+[.I85]+[.H85]+[.G85]+[.F85]+[.E85]+[.D8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llevoetslui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6]+[.W86]+[.V86]+[.U86]+[.T86]+[.S86]+[.R86]+[.Q86]+[.P86]+[.O86]+[.N86]+[.M86]+[.L86]+[.K86]+[.J86]+[.I86]+[.H86]+[.G86]+[.F86]+[.E86]+[.D8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lvoet (nieuw)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8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87]+[.W87]+[.V87]+[.U87]+[.T87]+[.S87]+[.R87]+[.Q87]+[.P87]+[.O87]+[.N87]+[.M87]+[.L87]+[.K87]+[.J87]+[.I87]+[.H87]+[.G87]+[.F87]+[.E87]+[.D8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88]+[.W88]+[.V88]+[.U88]+[.T88]+[.S88]+[.R88]+[.Q88]+[.P88]+[.O88]+[.N88]+[.M88]+[.L88]+[.K88]+[.J88]+[.I88]+[.H88]+[.G88]+[.F88]+[.E88]+[.D8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ndrik-ldo-Amba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4" office:value-type="float">
            <text:p>14</text:p>
          </table:table-cell>
          <table:table-cell table:style-name="TL Data" table:number-columns-repeated="7"/>
          <table:table-cell table:formula="of:=[.X89]+[.W89]+[.V89]+[.U89]+[.T89]+[.S89]+[.R89]+[.Q89]+[.P89]+[.O89]+[.N89]+[.M89]+[.L89]+[.K89]+[.J89]+[.I89]+[.H89]+[.G89]+[.F89]+[.E89]+[.D89]" ns41:value-type="float" table:style-name="ce24" office:value-type="float" office:value="15">
            <text:p>1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rking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0]+[.W90]+[.V90]+[.U90]+[.T90]+[.S90]+[.R90]+[.Q90]+[.P90]+[.O90]+[.N90]+[.M90]+[.L90]+[.K90]+[.J90]+[.I90]+[.H90]+[.G90]+[.F90]+[.E90]+[.D9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eukelum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91]+[.W91]+[.V91]+[.U91]+[.T91]+[.S91]+[.R91]+[.Q91]+[.P91]+[.O91]+[.N91]+[.M91]+[.L91]+[.K91]+[.J91]+[.I91]+[.H91]+[.G91]+[.F91]+[.E91]+[.D9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illegersberg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92]+[.W92]+[.V92]+[.U92]+[.T92]+[.S92]+[.R92]+[.Q92]+[.P92]+[.O92]+[.N92]+[.M92]+[.L92]+[.K92]+[.J92]+[.I92]+[.H92]+[.G92]+[.F92]+[.E92]+[.D92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93]+[.W93]+[.V93]+[.U93]+[.T93]+[.S93]+[.R93]+[.Q93]+[.P93]+[.O93]+[.N93]+[.M93]+[.L93]+[.K93]+[.J93]+[.I93]+[.H93]+[.G93]+[.F93]+[.E93]+[.D93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illegom</text:p>
          </table:table-cell>
          <table:table-cell ns41:value-type="string" table:style-name="ce10" office:value-type="string">
            <text:p>Water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4]+[.W94]+[.V94]+[.U94]+[.T94]+[.S94]+[.R94]+[.Q94]+[.P94]+[.O94]+[.N94]+[.M94]+[.L94]+[.K94]+[.J94]+[.I94]+[.H94]+[.G94]+[.F94]+[.E94]+[.D9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95]+[.W95]+[.V95]+[.U95]+[.T95]+[.S95]+[.R95]+[.Q95]+[.P95]+[.O95]+[.N95]+[.M95]+[.L95]+[.K95]+[.J95]+[.I95]+[.H95]+[.G95]+[.F95]+[.E95]+[.D95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f van Delf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96]+[.W96]+[.V96]+[.U96]+[.T96]+[.S96]+[.R96]+[.Q96]+[.P96]+[.O96]+[.N96]+[.M96]+[.L96]+[.K96]+[.J96]+[.I96]+[.H96]+[.G96]+[.F96]+[.E96]+[.D96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formula="of:=[.X97]+[.W97]+[.V97]+[.U97]+[.T97]+[.S97]+[.R97]+[.Q97]+[.P97]+[.O97]+[.N97]+[.M97]+[.L97]+[.K97]+[.J97]+[.I97]+[.H97]+[.G97]+[.F97]+[.E97]+[.D97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Hoogvlie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98]+[.W98]+[.V98]+[.U98]+[.T98]+[.S98]+[.R98]+[.Q98]+[.P98]+[.O98]+[.N98]+[.M98]+[.L98]+[.K98]+[.J98]+[.I98]+[.H98]+[.G98]+[.F98]+[.E98]+[.D9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office:annotation draw:style-name="gr1" svg:height="2.032cm" draw:caption-point-y="1.322cm" svg:width="3.568cm" svg:x="37.95cm" draw:caption-point-x="-1.381cm" svg:y="45.297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99]+[.W99]+[.V99]+[.U99]+[.T99]+[.S99]+[.R99]+[.Q99]+[.P99]+[.O99]+[.N99]+[.M99]+[.L99]+[.K99]+[.J99]+[.I99]+[.H99]+[.G99]+[.F99]+[.E99]+[.D9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Ijsselmond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15"/>
          <table:table-cell table:formula="of:=[.X100]+[.W100]+[.V100]+[.U100]+[.T100]+[.S100]+[.R100]+[.Q100]+[.P100]+[.O100]+[.N100]+[.M100]+[.L100]+[.K100]+[.J100]+[.I100]+[.H100]+[.G100]+[.F100]+[.E100]+[.D10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1]+[.W101]+[.V101]+[.U101]+[.T101]+[.S101]+[.R101]+[.Q101]+[.P101]+[.O101]+[.N101]+[.M101]+[.L101]+[.K101]+[.J101]+[.I101]+[.H101]+[.G101]+[.F101]+[.E101]+[.D10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atwij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2]+[.W102]+[.V102]+[.U102]+[.T102]+[.S102]+[.R102]+[.Q102]+[.P102]+[.O102]+[.N102]+[.M102]+[.L102]+[.K102]+[.J102]+[.I102]+[.H102]+[.G102]+[.F102]+[.E102]+[.D10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ethel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03]+[.W103]+[.V103]+[.U103]+[.T103]+[.S103]+[.R103]+[.Q103]+[.P103]+[.O103]+[.N103]+[.M103]+[.L103]+[.K103]+[.J103]+[.I103]+[.H103]+[.G103]+[.F103]+[.E103]+[.D10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04]+[.W104]+[.V104]+[.U104]+[.T104]+[.S104]+[.R104]+[.Q104]+[.P104]+[.O104]+[.N104]+[.M104]+[.L104]+[.K104]+[.J104]+[.I104]+[.H104]+[.G104]+[.F104]+[.E104]+[.D10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oudeker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05]+[.W105]+[.V105]+[.U105]+[.T105]+[.S105]+[.R105]+[.Q105]+[.P105]+[.O105]+[.N105]+[.M105]+[.L105]+[.K105]+[.J105]+[.I105]+[.H105]+[.G105]+[.F105]+[.E105]+[.D10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raling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106]+[.W106]+[.V106]+[.U106]+[.T106]+[.S106]+[.R106]+[.Q106]+[.P106]+[.O106]+[.N106]+[.M106]+[.L106]+[.K106]+[.J106]+[.I106]+[.H106]+[.G106]+[.F106]+[.E106]+[.D106]" ns41:value-type="float" table:style-name="ce24" office:value-type="float" office:value="11">
            <text:p>1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07]+[.W107]+[.V107]+[.U107]+[.T107]+[.S107]+[.R107]+[.Q107]+[.P107]+[.O107]+[.N107]+[.M107]+[.L107]+[.K107]+[.J107]+[.I107]+[.H107]+[.G107]+[.F107]+[.E107]+[.D107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08]+[.W108]+[.V108]+[.U108]+[.T108]+[.S108]+[.R108]+[.Q108]+[.P108]+[.O108]+[.N108]+[.M108]+[.L108]+[.K108]+[.J108]+[.I108]+[.H108]+[.G108]+[.F108]+[.E108]+[.D10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rimpen aan de Le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formula="of:=[.X109]+[.W109]+[.V109]+[.U109]+[.T109]+[.S109]+[.R109]+[.Q109]+[.P109]+[.O109]+[.N109]+[.M109]+[.L109]+[.K109]+[.J109]+[.I109]+[.H109]+[.G109]+[.F109]+[.E109]+[.D109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0]+[.W110]+[.V110]+[.U110]+[.T110]+[.S110]+[.R110]+[.Q110]+[.P110]+[.O110]+[.N110]+[.M110]+[.L110]+[.K110]+[.J110]+[.I110]+[.H110]+[.G110]+[.F110]+[.E110]+[.D11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11]+[.W111]+[.V111]+[.U111]+[.T111]+[.S111]+[.R111]+[.Q111]+[.P111]+[.O111]+[.N111]+[.M111]+[.L111]+[.K111]+[.J111]+[.I111]+[.H111]+[.G111]+[.F111]+[.E111]+[.D11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Krimpen aan de Ijssel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table:style-name="TL Data" table:number-columns-repeated="20"/>
          <table:table-cell table:formula="of:=[.X112]+[.W112]+[.V112]+[.U112]+[.T112]+[.S112]+[.R112]+[.Q112]+[.P112]+[.O112]+[.N112]+[.M112]+[.L112]+[.K112]+[.J112]+[.I112]+[.H112]+[.G112]+[.F112]+[.E112]+[.D112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3]+[.W113]+[.V113]+[.U113]+[.T113]+[.S113]+[.R113]+[.Q113]+[.P113]+[.O113]+[.N113]+[.M113]+[.L113]+[.K113]+[.J113]+[.I113]+[.H113]+[.G113]+[.F113]+[.E113]+[.D11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angera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20"/>
          <table:table-cell table:formula="of:=[.X114]+[.W114]+[.V114]+[.U114]+[.T114]+[.S114]+[.R114]+[.Q114]+[.P114]+[.O114]+[.N114]+[.M114]+[.L114]+[.K114]+[.J114]+[.I114]+[.H114]+[.G114]+[.F114]+[.E114]+[.D11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15]+[.W115]+[.V115]+[.U115]+[.T115]+[.S115]+[.R115]+[.Q115]+[.P115]+[.O115]+[.N115]+[.M115]+[.L115]+[.K115]+[.J115]+[.I115]+[.H115]+[.G115]+[.F115]+[.E115]+[.D115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ange-Ruige-Weid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6]+[.W116]+[.V116]+[.U116]+[.T116]+[.S116]+[.R116]+[.Q116]+[.P116]+[.O116]+[.N116]+[.M116]+[.L116]+[.K116]+[.J116]+[.I116]+[.H116]+[.G116]+[.F116]+[.E116]+[.D11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17]+[.W117]+[.V117]+[.U117]+[.T117]+[.S117]+[.R117]+[.Q117]+[.P117]+[.O117]+[.N117]+[.M117]+[.L117]+[.K117]+[.J117]+[.I117]+[.H117]+[.G117]+[.F117]+[.E117]+[.D11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erbroe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18]+[.W118]+[.V118]+[.U118]+[.T118]+[.S118]+[.R118]+[.Q118]+[.P118]+[.O118]+[.N118]+[.M118]+[.L118]+[.K118]+[.J118]+[.I118]+[.H118]+[.G118]+[.F118]+[.E118]+[.D118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erdam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[.X119]+[.W119]+[.V119]+[.U119]+[.T119]+[.S119]+[.R119]+[.Q119]+[.P119]+[.O119]+[.N119]+[.M119]+[.L119]+[.K119]+[.J119]+[.I119]+[.H119]+[.G119]+[.F119]+[.E119]+[.D119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20"/>
          <table:table-cell table:formula="of:=[.X120]+[.W120]+[.V120]+[.U120]+[.T120]+[.S120]+[.R120]+[.Q120]+[.P120]+[.O120]+[.N120]+[.M120]+[.L120]+[.K120]+[.J120]+[.I120]+[.H120]+[.G120]+[.F120]+[.E120]+[.D12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121]+[.W121]+[.V121]+[.U121]+[.T121]+[.S121]+[.R121]+[.Q121]+[.P121]+[.O121]+[.N121]+[.M121]+[.L121]+[.K121]+[.J121]+[.I121]+[.H121]+[.G121]+[.F121]+[.E121]+[.D121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id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22]+[.W122]+[.V122]+[.U122]+[.T122]+[.S122]+[.R122]+[.Q122]+[.P122]+[.O122]+[.N122]+[.M122]+[.L122]+[.K122]+[.J122]+[.I122]+[.H122]+[.G122]+[.F122]+[.E122]+[.D122]" ns41:value-type="float" table:style-name="ce24" office:value-type="float" office:value="53">
            <text:p>5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ns41:value-type="float" table:style-name="TL Data" office:value="4" office:value-type="float">
            <text:p>4</text:p>
          </table:table-cell>
          <table:table-cell table:style-name="TL Data" table:number-columns-repeated="1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[.X123]+[.W123]+[.V123]+[.U123]+[.T123]+[.S123]+[.R123]+[.Q123]+[.P123]+[.O123]+[.N123]+[.M123]+[.L123]+[.K123]+[.J123]+[.I123]+[.H123]+[.G123]+[.F123]+[.E123]+[.D123]" ns41:value-type="float" table:style-name="ce24" office:value-type="float" office:value="11">
            <text:p>1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124]+[.W124]+[.V124]+[.U124]+[.T124]+[.S124]+[.R124]+[.Q124]+[.P124]+[.O124]+[.N124]+[.M124]+[.L124]+[.K124]+[.J124]+[.I124]+[.H124]+[.G124]+[.F124]+[.E124]+[.D12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125]+[.W125]+[.V125]+[.U125]+[.T125]+[.S125]+[.R125]+[.Q125]+[.P125]+[.O125]+[.N125]+[.M125]+[.L125]+[.K125]+[.J125]+[.I125]+[.H125]+[.G125]+[.F125]+[.E125]+[.D125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iderdorp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26]+[.W126]+[.V126]+[.U126]+[.T126]+[.S126]+[.R126]+[.Q126]+[.P126]+[.O126]+[.N126]+[.M126]+[.L126]+[.K126]+[.J126]+[.I126]+[.H126]+[.G126]+[.F126]+[.E126]+[.D126]" ns41:value-type="float" table:style-name="ce24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127]+[.W127]+[.V127]+[.U127]+[.T127]+[.S127]+[.R127]+[.Q127]+[.P127]+[.O127]+[.N127]+[.M127]+[.L127]+[.K127]+[.J127]+[.I127]+[.H127]+[.G127]+[.F127]+[.E127]+[.D127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imuid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28]+[.W128]+[.V128]+[.U128]+[.T128]+[.S128]+[.R128]+[.Q128]+[.P128]+[.O128]+[.N128]+[.M128]+[.L128]+[.K128]+[.J128]+[.I128]+[.H128]+[.G128]+[.F128]+[.E128]+[.D12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29]+[.W129]+[.V129]+[.U129]+[.T129]+[.S129]+[.R129]+[.Q129]+[.P129]+[.O129]+[.N129]+[.M129]+[.L129]+[.K129]+[.J129]+[.I129]+[.H129]+[.G129]+[.F129]+[.E129]+[.D129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kkerker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[.X130]+[.W130]+[.V130]+[.U130]+[.T130]+[.S130]+[.R130]+[.Q130]+[.P130]+[.O130]+[.N130]+[.M130]+[.L130]+[.K130]+[.J130]+[.I130]+[.H130]+[.G130]+[.F130]+[.E130]+[.D130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31]+[.W131]+[.V131]+[.U131]+[.T131]+[.S131]+[.R131]+[.Q131]+[.P131]+[.O131]+[.N131]+[.M131]+[.L131]+[.K131]+[.J131]+[.I131]+[.H131]+[.G131]+[.F131]+[.E131]+[.D13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kkerland (Nieuw)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0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[.X132]+[.W132]+[.V132]+[.U132]+[.T132]+[.S132]+[.R132]+[.Q132]+[.P132]+[.O132]+[.N132]+[.M132]+[.L132]+[.K132]+[.J132]+[.I132]+[.H132]+[.G132]+[.F132]+[.E132]+[.D132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3]+[.W133]+[.V133]+[.U133]+[.T133]+[.S133]+[.R133]+[.Q133]+[.P133]+[.O133]+[.N133]+[.M133]+[.L133]+[.K133]+[.J133]+[.I133]+[.H133]+[.G133]+[.F133]+[.E133]+[.D13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exmond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4]+[.W134]+[.V134]+[.U134]+[.T134]+[.S134]+[.R134]+[.Q134]+[.P134]+[.O134]+[.N134]+[.M134]+[.L134]+[.K134]+[.J134]+[.I134]+[.H134]+[.G134]+[.F134]+[.E134]+[.D13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35]+[.W135]+[.V135]+[.U135]+[.T135]+[.S135]+[.R135]+[.Q135]+[.P135]+[.O135]+[.N135]+[.M135]+[.L135]+[.K135]+[.J135]+[.I135]+[.H135]+[.G135]+[.F135]+[.E135]+[.D13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ier (de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36]+[.W136]+[.V136]+[.U136]+[.T136]+[.S136]+[.R136]+[.Q136]+[.P136]+[.O136]+[.N136]+[.M136]+[.L136]+[.K136]+[.J136]+[.I136]+[.H136]+[.G136]+[.F136]+[.E136]+[.D13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iss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7]+[.W137]+[.V137]+[.U137]+[.T137]+[.S137]+[.R137]+[.Q137]+[.P137]+[.O137]+[.N137]+[.M137]+[.L137]+[.K137]+[.J137]+[.I137]+[.H137]+[.G137]+[.F137]+[.E137]+[.D13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38]+[.W138]+[.V138]+[.U138]+[.T138]+[.S138]+[.R138]+[.Q138]+[.P138]+[.O138]+[.N138]+[.M138]+[.L138]+[.K138]+[.J138]+[.I138]+[.H138]+[.G138]+[.F138]+[.E138]+[.D138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Loosduin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39]+[.W139]+[.V139]+[.U139]+[.T139]+[.S139]+[.R139]+[.Q139]+[.P139]+[.O139]+[.N139]+[.M139]+[.L139]+[.K139]+[.J139]+[.I139]+[.H139]+[.G139]+[.F139]+[.E139]+[.D139]" ns41:value-type="float" table:style-name="ce24" office:value-type="float" office:value="9">
            <text:p>9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40]+[.W140]+[.V140]+[.U140]+[.T140]+[.S140]+[.R140]+[.Q140]+[.P140]+[.O140]+[.N140]+[.M140]+[.L140]+[.K140]+[.J140]+[.I140]+[.H140]+[.G140]+[.F140]+[.E140]+[.D14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asdam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41]+[.W141]+[.V141]+[.U141]+[.T141]+[.S141]+[.R141]+[.Q141]+[.P141]+[.O141]+[.N141]+[.M141]+[.L141]+[.K141]+[.J141]+[.I141]+[.H141]+[.G141]+[.F141]+[.E141]+[.D14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asl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2]+[.W142]+[.V142]+[.U142]+[.T142]+[.S142]+[.R142]+[.Q142]+[.P142]+[.O142]+[.N142]+[.M142]+[.L142]+[.K142]+[.J142]+[.I142]+[.H142]+[.G142]+[.F142]+[.E142]+[.D14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aassluis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formula="of:=[.X143]+[.W143]+[.V143]+[.U143]+[.T143]+[.S143]+[.R143]+[.Q143]+[.P143]+[.O143]+[.N143]+[.M143]+[.L143]+[.K143]+[.J143]+[.I143]+[.H143]+[.G143]+[.F143]+[.E143]+[.D143]" ns41:value-type="float" table:style-name="ce24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144]+[.W144]+[.V144]+[.U144]+[.T144]+[.S144]+[.R144]+[.Q144]+[.P144]+[.O144]+[.N144]+[.M144]+[.L144]+[.K144]+[.J144]+[.I144]+[.H144]+[.G144]+[.F144]+[.E144]+[.D14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5]+[.W145]+[.V145]+[.U145]+[.T145]+[.S145]+[.R145]+[.Q145]+[.P145]+[.O145]+[.N145]+[.M145]+[.L145]+[.K145]+[.J145]+[.I145]+[.H145]+[.G145]+[.F145]+[.E145]+[.D14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eerker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46]+[.W146]+[.V146]+[.U146]+[.T146]+[.S146]+[.R146]+[.Q146]+[.P146]+[.O146]+[.N146]+[.M146]+[.L146]+[.K146]+[.J146]+[.I146]+[.H146]+[.G146]+[.F146]+[.E146]+[.D14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47]+[.W147]+[.V147]+[.U147]+[.T147]+[.S147]+[.R147]+[.Q147]+[.P147]+[.O147]+[.N147]+[.M147]+[.L147]+[.K147]+[.J147]+[.I147]+[.H147]+[.G147]+[.F147]+[.E147]+[.D14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iddelharni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48]+[.W148]+[.V148]+[.U148]+[.T148]+[.S148]+[.R148]+[.Q148]+[.P148]+[.O148]+[.N148]+[.M148]+[.L148]+[.K148]+[.J148]+[.I148]+[.H148]+[.G148]+[.F148]+[.E148]+[.D14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ijnsheersenl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149]+[.W149]+[.V149]+[.U149]+[.T149]+[.S149]+[.R149]+[.Q149]+[.P149]+[.O149]+[.N149]+[.M149]+[.L149]+[.K149]+[.J149]+[.I149]+[.H149]+[.G149]+[.F149]+[.E149]+[.D149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oercapell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7" office:value-type="float">
            <text:p>7</text:p>
          </table:table-cell>
          <table:table-cell table:formula="of:=[.X150]+[.W150]+[.V150]+[.U150]+[.T150]+[.S150]+[.R150]+[.Q150]+[.P150]+[.O150]+[.N150]+[.M150]+[.L150]+[.K150]+[.J150]+[.I150]+[.H150]+[.G150]+[.F150]+[.E150]+[.D150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olenaarsgraaf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151]+[.W151]+[.V151]+[.U151]+[.T151]+[.S151]+[.R151]+[.Q151]+[.P151]+[.O151]+[.N151]+[.M151]+[.L151]+[.K151]+[.J151]+[.I151]+[.H151]+[.G151]+[.F151]+[.E151]+[.D151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onster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2]+[.W152]+[.V152]+[.U152]+[.T152]+[.S152]+[.R152]+[.Q152]+[.P152]+[.O152]+[.N152]+[.M152]+[.L152]+[.K152]+[.J152]+[.I152]+[.H152]+[.G152]+[.F152]+[.E152]+[.D15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Moordre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3]+[.W153]+[.V153]+[.U153]+[.T153]+[.S153]+[.R153]+[.Q153]+[.P153]+[.O153]+[.N153]+[.M153]+[.L153]+[.K153]+[.J153]+[.I153]+[.H153]+[.G153]+[.F153]+[.E153]+[.D15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154]+[.W154]+[.V154]+[.U154]+[.T154]+[.S154]+[.R154]+[.Q154]+[.P154]+[.O154]+[.N154]+[.M154]+[.L154]+[.K154]+[.J154]+[.I154]+[.H154]+[.G154]+[.F154]+[.E154]+[.D15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5]+[.W155]+[.V155]+[.U155]+[.T155]+[.S155]+[.R155]+[.Q155]+[.P155]+[.O155]+[.N155]+[.M155]+[.L155]+[.K155]+[.J155]+[.I155]+[.H155]+[.G155]+[.F155]+[.E155]+[.D15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aaldwij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56]+[.W156]+[.V156]+[.U156]+[.T156]+[.S156]+[.R156]+[.Q156]+[.P156]+[.O156]+[.N156]+[.M156]+[.L156]+[.K156]+[.J156]+[.I156]+[.H156]+[.G156]+[.F156]+[.E156]+[.D15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57]+[.W157]+[.V157]+[.U157]+[.T157]+[.S157]+[.R157]+[.Q157]+[.P157]+[.O157]+[.N157]+[.M157]+[.L157]+[.K157]+[.J157]+[.I157]+[.H157]+[.G157]+[.F157]+[.E157]+[.D15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enhoor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158]+[.W158]+[.V158]+[.U158]+[.T158]+[.S158]+[.R158]+[.Q158]+[.P158]+[.O158]+[.N158]+[.M158]+[.L158]+[.K158]+[.J158]+[.I158]+[.H158]+[.G158]+[.F158]+[.E158]+[.D158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59]+[.W159]+[.V159]+[.U159]+[.T159]+[.S159]+[.R159]+[.Q159]+[.P159]+[.O159]+[.N159]+[.M159]+[.L159]+[.K159]+[.J159]+[.I159]+[.H159]+[.G159]+[.F159]+[.E159]+[.D15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erkerk a/d Ijsel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160]+[.W160]+[.V160]+[.U160]+[.T160]+[.S160]+[.R160]+[.Q160]+[.P160]+[.O160]+[.N160]+[.M160]+[.L160]+[.K160]+[.J160]+[.I160]+[.H160]+[.G160]+[.F160]+[.E160]+[.D160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161]+[.W161]+[.V161]+[.U161]+[.T161]+[.S161]+[.R161]+[.Q161]+[.P161]+[.O161]+[.N161]+[.M161]+[.L161]+[.K161]+[.J161]+[.I161]+[.H161]+[.G161]+[.F161]+[.E161]+[.D161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koop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2]+[.W162]+[.V162]+[.U162]+[.T162]+[.S162]+[.R162]+[.Q162]+[.P162]+[.O162]+[.N162]+[.M162]+[.L162]+[.K162]+[.J162]+[.I162]+[.H162]+[.G162]+[.F162]+[.E162]+[.D16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ieuwveen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7" office:value-type="float">
            <text:p>7</text:p>
          </table:table-cell>
          <table:table-cell table:style-name="TL Data" table:number-columns-repeated="5"/>
          <table:table-cell table:formula="of:=[.X163]+[.W163]+[.V163]+[.U163]+[.T163]+[.S163]+[.R163]+[.Q163]+[.P163]+[.O163]+[.N163]+[.M163]+[.L163]+[.K163]+[.J163]+[.I163]+[.H163]+[.G163]+[.F163]+[.E163]+[.D163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4]+[.W164]+[.V164]+[.U164]+[.T164]+[.S164]+[.R164]+[.Q164]+[.P164]+[.O164]+[.N164]+[.M164]+[.L164]+[.K164]+[.J164]+[.I164]+[.H164]+[.G164]+[.F164]+[.E164]+[.D164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oordeloo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5]+[.W165]+[.V165]+[.U165]+[.T165]+[.S165]+[.R165]+[.Q165]+[.P165]+[.O165]+[.N165]+[.M165]+[.L165]+[.K165]+[.J165]+[.I165]+[.H165]+[.G165]+[.F165]+[.E165]+[.D16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oordwij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6]+[.W166]+[.V166]+[.U166]+[.T166]+[.S166]+[.R166]+[.Q166]+[.P166]+[.O166]+[.N166]+[.M166]+[.L166]+[.K166]+[.J166]+[.I166]+[.H166]+[.G166]+[.F166]+[.E166]+[.D16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ootdorp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67]+[.W167]+[.V167]+[.U167]+[.T167]+[.S167]+[.R167]+[.Q167]+[.P167]+[.O167]+[.N167]+[.M167]+[.L167]+[.K167]+[.J167]+[.I167]+[.H167]+[.G167]+[.F167]+[.E167]+[.D16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68]+[.W168]+[.V168]+[.U168]+[.T168]+[.S168]+[.R168]+[.Q168]+[.P168]+[.O168]+[.N168]+[.M168]+[.L168]+[.K168]+[.J168]+[.I168]+[.H168]+[.G168]+[.F168]+[.E168]+[.D16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Numansdorp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office:annotation draw:style-name="gr1" svg:height="2.032cm" draw:caption-point-y="1.321cm" svg:width="3.569cm" svg:x="14.767cm" draw:caption-point-x="-1.381cm" svg:y="77.89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12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69]+[.W169]+[.V169]+[.U169]+[.T169]+[.S169]+[.R169]+[.Q169]+[.P169]+[.O169]+[.N169]+[.M169]+[.L169]+[.K169]+[.J169]+[.I169]+[.H169]+[.G169]+[.F169]+[.E169]+[.D169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egstgees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1" office:value-type="float">
            <office:annotation draw:style-name="gr1" svg:height="2.032cm" draw:caption-point-y="1.321cm" svg:width="3.568cm" svg:x="16.551cm" draw:caption-point-x="-1.381cm" svg:y="78.3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11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0]+[.W170]+[.V170]+[.U170]+[.T170]+[.S170]+[.R170]+[.Q170]+[.P170]+[.O170]+[.N170]+[.M170]+[.L170]+[.K170]+[.J170]+[.I170]+[.H170]+[.G170]+[.F170]+[.E170]+[.D170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[.X171]+[.W171]+[.V171]+[.U171]+[.T171]+[.S171]+[.R171]+[.Q171]+[.P171]+[.O171]+[.N171]+[.M171]+[.L171]+[.K171]+[.J171]+[.I171]+[.H171]+[.G171]+[.F171]+[.E171]+[.D171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oltgenplaa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2]+[.W172]+[.V172]+[.U172]+[.T172]+[.S172]+[.R172]+[.Q172]+[.P172]+[.O172]+[.N172]+[.M172]+[.L172]+[.K172]+[.J172]+[.I172]+[.H172]+[.G172]+[.F172]+[.E172]+[.D17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3]+[.W173]+[.V173]+[.U173]+[.T173]+[.S173]+[.R173]+[.Q173]+[.P173]+[.O173]+[.N173]+[.M173]+[.L173]+[.K173]+[.J173]+[.I173]+[.H173]+[.G173]+[.F173]+[.E173]+[.D17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ostvoorn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4"/>
          <table:table-cell table:formula="of:=[.X174]+[.W174]+[.V174]+[.U174]+[.T174]+[.S174]+[.R174]+[.Q174]+[.P174]+[.O174]+[.N174]+[.M174]+[.L174]+[.K174]+[.J174]+[.I174]+[.H174]+[.G174]+[.F174]+[.E174]+[.D174]" ns41:value-type="float" table:style-name="ce24" office:value-type="float" office:value="21">
            <text:p>2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ttol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175]+[.W175]+[.V175]+[.U175]+[.T175]+[.S175]+[.R175]+[.Q175]+[.P175]+[.O175]+[.N175]+[.M175]+[.L175]+[.K175]+[.J175]+[.I175]+[.H175]+[.G175]+[.F175]+[.E175]+[.D175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dorp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17"/>
          <table:table-cell table:formula="of:=[.X176]+[.W176]+[.V176]+[.U176]+[.T176]+[.S176]+[.R176]+[.Q176]+[.P176]+[.O176]+[.N176]+[.M176]+[.L176]+[.K176]+[.J176]+[.I176]+[.H176]+[.G176]+[.F176]+[.E176]+[.D17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enhoor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77]+[.W177]+[.V177]+[.U177]+[.T177]+[.S177]+[.R177]+[.Q177]+[.P177]+[.O177]+[.N177]+[.M177]+[.L177]+[.K177]+[.J177]+[.I177]+[.H177]+[.G177]+[.F177]+[.E177]+[.D17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erkerk a/d Ijsel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78]+[.W178]+[.V178]+[.U178]+[.T178]+[.S178]+[.R178]+[.Q178]+[.P178]+[.O178]+[.N178]+[.M178]+[.L178]+[.K178]+[.J178]+[.I178]+[.H178]+[.G178]+[.F178]+[.E178]+[.D178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179]+[.W179]+[.V179]+[.U179]+[.T179]+[.S179]+[.R179]+[.Q179]+[.P179]+[.O179]+[.N179]+[.M179]+[.L179]+[.K179]+[.J179]+[.I179]+[.H179]+[.G179]+[.F179]+[.E179]+[.D179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ewater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180]+[.W180]+[.V180]+[.U180]+[.T180]+[.S180]+[.R180]+[.Q180]+[.P180]+[.O180]+[.N180]+[.M180]+[.L180]+[.K180]+[.J180]+[.I180]+[.H180]+[.G180]+[.F180]+[.E180]+[.D180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udshoor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3" office:value-type="float">
            <text:p>3</text:p>
          </table:table-cell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[.X181]+[.W181]+[.V181]+[.U181]+[.T181]+[.S181]+[.R181]+[.Q181]+[.P181]+[.O181]+[.N181]+[.M181]+[.L181]+[.K181]+[.J181]+[.I181]+[.H181]+[.G181]+[.F181]+[.E181]+[.D181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6" office:value-type="float">
            <text:p>6</text:p>
          </table:table-cell>
          <table:table-cell table:formula="of:=[.X182]+[.W182]+[.V182]+[.U182]+[.T182]+[.S182]+[.R182]+[.Q182]+[.P182]+[.O182]+[.N182]+[.M182]+[.L182]+[.K182]+[.J182]+[.I182]+[.H182]+[.G182]+[.F182]+[.E182]+[.D182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Overschi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83]+[.W183]+[.V183]+[.U183]+[.T183]+[.S183]+[.R183]+[.Q183]+[.P183]+[.O183]+[.N183]+[.M183]+[.L183]+[.K183]+[.J183]+[.I183]+[.H183]+[.G183]+[.F183]+[.E183]+[.D183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4]+[.W184]+[.V184]+[.U184]+[.T184]+[.S184]+[.R184]+[.Q184]+[.P184]+[.O184]+[.N184]+[.M184]+[.L184]+[.K184]+[.J184]+[.I184]+[.H184]+[.G184]+[.F184]+[.E184]+[.D18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table:formula="of:=[.X185]+[.W185]+[.V185]+[.U185]+[.T185]+[.S185]+[.R185]+[.Q185]+[.P185]+[.O185]+[.N185]+[.M185]+[.L185]+[.K185]+[.J185]+[.I185]+[.H185]+[.G185]+[.F185]+[.E185]+[.D185]" ns41:value-type="float" table:style-name="ce24" office:value-type="float" office:value="12">
            <text:p>1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apendre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[.X186]+[.W186]+[.V186]+[.U186]+[.T186]+[.S186]+[.R186]+[.Q186]+[.P186]+[.O186]+[.N186]+[.M186]+[.L186]+[.K186]+[.J186]+[.I186]+[.H186]+[.G186]+[.F186]+[.E186]+[.D186]" ns41:value-type="float" table:style-name="ce24" office:value-type="float" office:value="12">
            <text:p>1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187]+[.W187]+[.V187]+[.U187]+[.T187]+[.S187]+[.R187]+[.Q187]+[.P187]+[.O187]+[.N187]+[.M187]+[.L187]+[.K187]+[.J187]+[.I187]+[.H187]+[.G187]+[.F187]+[.E187]+[.D18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ernis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2" office:value-type="float">
            <text:p>2</text:p>
          </table:table-cell>
          <table:table-cell table:formula="of:=[.X188]+[.W188]+[.V188]+[.U188]+[.T188]+[.S188]+[.R188]+[.Q188]+[.P188]+[.O188]+[.N188]+[.M188]+[.L188]+[.K188]+[.J188]+[.I188]+[.H188]+[.G188]+[.F188]+[.E188]+[.D18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89]+[.W189]+[.V189]+[.U189]+[.T189]+[.S189]+[.R189]+[.Q189]+[.P189]+[.O189]+[.N189]+[.M189]+[.L189]+[.K189]+[.J189]+[.I189]+[.H189]+[.G189]+[.F189]+[.E189]+[.D18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4" office:value-type="float">
            <text:p>4</text:p>
          </table:table-cell>
          <table:table-cell table:formula="of:=[.X190]+[.W190]+[.V190]+[.U190]+[.T190]+[.S190]+[.R190]+[.Q190]+[.P190]+[.O190]+[.N190]+[.M190]+[.L190]+[.K190]+[.J190]+[.I190]+[.H190]+[.G190]+[.F190]+[.E190]+[.D190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eursum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1]+[.W191]+[.V191]+[.U191]+[.T191]+[.S191]+[.R191]+[.Q191]+[.P191]+[.O191]+[.N191]+[.M191]+[.L191]+[.K191]+[.J191]+[.I191]+[.H191]+[.G191]+[.F191]+[.E191]+[.D19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iershil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2]+[.W192]+[.V192]+[.U192]+[.T192]+[.S192]+[.R192]+[.Q192]+[.P192]+[.O192]+[.N192]+[.M192]+[.L192]+[.K192]+[.J192]+[.I192]+[.H192]+[.G192]+[.F192]+[.E192]+[.D19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ijnacker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3]+[.W193]+[.V193]+[.U193]+[.T193]+[.S193]+[.R193]+[.Q193]+[.P193]+[.O193]+[.N193]+[.M193]+[.L193]+[.K193]+[.J193]+[.I193]+[.H193]+[.G193]+[.F193]+[.E193]+[.D19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5" office:value-type="float">
            <text:p>5</text:p>
          </table:table-cell>
          <table:table-cell table:style-name="TL Data" table:number-columns-repeated="5"/>
          <table:table-cell table:formula="of:=[.X194]+[.W194]+[.V194]+[.U194]+[.T194]+[.S194]+[.R194]+[.Q194]+[.P194]+[.O194]+[.N194]+[.M194]+[.L194]+[.K194]+[.J194]+[.I194]+[.H194]+[.G194]+[.F194]+[.E194]+[.D194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195]+[.W195]+[.V195]+[.U195]+[.T195]+[.S195]+[.R195]+[.Q195]+[.P195]+[.O195]+[.N195]+[.M195]+[.L195]+[.K195]+[.J195]+[.I195]+[.H195]+[.G195]+[.F195]+[.E195]+[.D19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oortugaal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6]+[.W196]+[.V196]+[.U196]+[.T196]+[.S196]+[.R196]+[.Q196]+[.P196]+[.O196]+[.N196]+[.M196]+[.L196]+[.K196]+[.J196]+[.I196]+[.H196]+[.G196]+[.F196]+[.E196]+[.D19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7]+[.W197]+[.V197]+[.U197]+[.T197]+[.S197]+[.R197]+[.Q197]+[.P197]+[.O197]+[.N197]+[.M197]+[.L197]+[.K197]+[.J197]+[.I197]+[.H197]+[.G197]+[.F197]+[.E197]+[.D19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Puttershoe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198]+[.W198]+[.V198]+[.U198]+[.T198]+[.S198]+[.R198]+[.Q198]+[.P198]+[.O198]+[.N198]+[.M198]+[.L198]+[.K198]+[.J198]+[.I198]+[.H198]+[.G198]+[.F198]+[.E198]+[.D19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199]+[.W199]+[.V199]+[.U199]+[.T199]+[.S199]+[.R199]+[.Q199]+[.P199]+[.O199]+[.N199]+[.M199]+[.L199]+[.K199]+[.J199]+[.I199]+[.H199]+[.G199]+[.F199]+[.E199]+[.D19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eeuwij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7"/>
          <table:table-cell ns41:value-type="float" table:style-name="TL Data" office:value="2" office:value-type="float">
            <text:p>2</text:p>
          </table:table-cell>
          <table:table-cell table:style-name="TL Data" table:number-columns-repeated="12"/>
          <table:table-cell table:formula="of:=[.X200]+[.W200]+[.V200]+[.U200]+[.T200]+[.S200]+[.R200]+[.Q200]+[.P200]+[.O200]+[.N200]+[.M200]+[.L200]+[.K200]+[.J200]+[.I200]+[.H200]+[.G200]+[.F200]+[.E200]+[.D200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1]+[.W201]+[.V201]+[.U201]+[.T201]+[.S201]+[.R201]+[.Q201]+[.P201]+[.O201]+[.N201]+[.M201]+[.L201]+[.K201]+[.J201]+[.I201]+[.H201]+[.G201]+[.F201]+[.E201]+[.D20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hoo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2]+[.W202]+[.V202]+[.U202]+[.T202]+[.S202]+[.R202]+[.Q202]+[.P202]+[.O202]+[.N202]+[.M202]+[.L202]+[.K202]+[.J202]+[.I202]+[.H202]+[.G202]+[.F202]+[.E202]+[.D20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idderker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formula="of:=[.X203]+[.W203]+[.V203]+[.U203]+[.T203]+[.S203]+[.R203]+[.Q203]+[.P203]+[.O203]+[.N203]+[.M203]+[.L203]+[.K203]+[.J203]+[.I203]+[.H203]+[.G203]+[.F203]+[.E203]+[.D203]" ns41:value-type="float" table:style-name="ce24" office:value-type="float" office:value="14">
            <text:p>1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04]+[.W204]+[.V204]+[.U204]+[.T204]+[.S204]+[.R204]+[.Q204]+[.P204]+[.O204]+[.N204]+[.M204]+[.L204]+[.K204]+[.J204]+[.I204]+[.H204]+[.G204]+[.F204]+[.E204]+[.D204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ietveld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table:style-name="TL Data" table:number-columns-repeated="20"/>
          <table:table-cell table:formula="of:=[.X205]+[.W205]+[.V205]+[.U205]+[.T205]+[.S205]+[.R205]+[.Q205]+[.P205]+[.O205]+[.N205]+[.M205]+[.L205]+[.K205]+[.J205]+[.I205]+[.H205]+[.G205]+[.F205]+[.E205]+[.D20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06]+[.W206]+[.V206]+[.U206]+[.T206]+[.S206]+[.R206]+[.Q206]+[.P206]+[.O206]+[.N206]+[.M206]+[.L206]+[.K206]+[.J206]+[.I206]+[.H206]+[.G206]+[.F206]+[.E206]+[.D20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ijswij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table:formula="of:=[.X207]+[.W207]+[.V207]+[.U207]+[.T207]+[.S207]+[.R207]+[.Q207]+[.P207]+[.O207]+[.N207]+[.M207]+[.L207]+[.K207]+[.J207]+[.I207]+[.H207]+[.G207]+[.F207]+[.E207]+[.D207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8]+[.W208]+[.V208]+[.U208]+[.T208]+[.S208]+[.R208]+[.Q208]+[.P208]+[.O208]+[.N208]+[.M208]+[.L208]+[.K208]+[.J208]+[.I208]+[.H208]+[.G208]+[.F208]+[.E208]+[.D20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ockanj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09]+[.W209]+[.V209]+[.U209]+[.T209]+[.S209]+[.R209]+[.Q209]+[.P209]+[.O209]+[.N209]+[.M209]+[.L209]+[.K209]+[.J209]+[.I209]+[.H209]+[.G209]+[.F209]+[.E209]+[.D20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otterdam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formula="of:=[.X210]+[.W210]+[.V210]+[.U210]+[.T210]+[.S210]+[.R210]+[.Q210]+[.P210]+[.O210]+[.N210]+[.M210]+[.L210]+[.K210]+[.J210]+[.I210]+[.H210]+[.G210]+[.F210]+[.E210]+[.D210]" ns41:value-type="float" table:style-name="ce24" office:value-type="float" office:value="171">
            <text:p>17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office:annotation draw:style-name="gr1" svg:height="2.032cm" draw:caption-point-y="1.321cm" svg:width="3.568cm" svg:x="16.551cm" draw:caption-point-x="-1.381cm" svg:y="97.452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[.X211]+[.W211]+[.V211]+[.U211]+[.T211]+[.S211]+[.R211]+[.Q211]+[.P211]+[.O211]+[.N211]+[.M211]+[.L211]+[.K211]+[.J211]+[.I211]+[.H211]+[.G211]+[.F211]+[.E211]+[.D211]" ns41:value-type="float" table:style-name="ce24" office:value-type="float" office:value="39">
            <text:p>39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[.X212]+[.W212]+[.V212]+[.U212]+[.T212]+[.S212]+[.R212]+[.Q212]+[.P212]+[.O212]+[.N212]+[.M212]+[.L212]+[.K212]+[.J212]+[.I212]+[.H212]+[.G212]+[.F212]+[.E212]+[.D212]" ns41:value-type="float" table:style-name="ce24" office:value-type="float" office:value="17">
            <text:p>1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Rozenburg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3]+[.W213]+[.V213]+[.U213]+[.T213]+[.S213]+[.R213]+[.Q213]+[.P213]+[.O213]+[.N213]+[.M213]+[.L213]+[.K213]+[.J213]+[.I213]+[.H213]+[.G213]+[.F213]+[.E213]+[.D21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assenheim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14]+[.W214]+[.V214]+[.U214]+[.T214]+[.S214]+[.R214]+[.Q214]+[.P214]+[.O214]+[.N214]+[.M214]+[.L214]+[.K214]+[.J214]+[.I214]+[.H214]+[.G214]+[.F214]+[.E214]+[.D21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6"/>
          <table:table-cell table:formula="of:=[.X215]+[.W215]+[.V215]+[.U215]+[.T215]+[.S215]+[.R215]+[.Q215]+[.P215]+[.O215]+[.N215]+[.M215]+[.L215]+[.K215]+[.J215]+[.I215]+[.H215]+[.G215]+[.F215]+[.E215]+[.D215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iebroe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3" office:value-type="float">
            <text:p>3</text:p>
          </table:table-cell>
          <table:table-cell table:formula="of:=[.X216]+[.W216]+[.V216]+[.U216]+[.T216]+[.S216]+[.R216]+[.Q216]+[.P216]+[.O216]+[.N216]+[.M216]+[.L216]+[.K216]+[.J216]+[.I216]+[.H216]+[.G216]+[.F216]+[.E216]+[.D21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iedam</text:p>
          </table:table-cell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office:annotation draw:style-name="gr1" svg:height="2.032cm" draw:caption-point-y="1.321cm" svg:width="3.568cm" svg:x="20.117cm" draw:caption-point-x="-1.381cm" svg:y="100.24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office:annotation draw:style-name="gr1" svg:height="2.032cm" draw:caption-point-y="1.321cm" svg:width="3.569cm" svg:x="27.25cm" draw:caption-point-x="-1.381cm" svg:y="100.246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2</text:p>
          </table:table-cell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17]+[.W217]+[.V217]+[.U217]+[.T217]+[.S217]+[.R217]+[.Q217]+[.P217]+[.O217]+[.N217]+[.M217]+[.L217]+[.K217]+[.J217]+[.I217]+[.H217]+[.G217]+[.F217]+[.E217]+[.D217]" ns41:value-type="float" table:style-name="ce24" office:value-type="float" office:value="18">
            <text:p>1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218]+[.W218]+[.V218]+[.U218]+[.T218]+[.S218]+[.R218]+[.Q218]+[.P218]+[.O218]+[.N218]+[.M218]+[.L218]+[.K218]+[.J218]+[.I218]+[.H218]+[.G218]+[.F218]+[.E218]+[.D21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19]+[.W219]+[.V219]+[.U219]+[.T219]+[.S219]+[.R219]+[.Q219]+[.P219]+[.O219]+[.N219]+[.M219]+[.L219]+[.K219]+[.J219]+[.I219]+[.H219]+[.G219]+[.F219]+[.E219]+[.D219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ipluid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20]+[.W220]+[.V220]+[.U220]+[.T220]+[.S220]+[.R220]+[.Q220]+[.P220]+[.O220]+[.N220]+[.M220]+[.L220]+[.K220]+[.J220]+[.I220]+[.H220]+[.G220]+[.F220]+[.E220]+[.D22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1]+[.W221]+[.V221]+[.U221]+[.T221]+[.S221]+[.R221]+[.Q221]+[.P221]+[.O221]+[.N221]+[.M221]+[.L221]+[.K221]+[.J221]+[.I221]+[.H221]+[.G221]+[.F221]+[.E221]+[.D22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oonhov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2]+[.W222]+[.V222]+[.U222]+[.T222]+[.S222]+[.R222]+[.Q222]+[.P222]+[.O222]+[.N222]+[.M222]+[.L222]+[.K222]+[.J222]+[.I222]+[.H222]+[.G222]+[.F222]+[.E222]+[.D22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23]+[.W223]+[.V223]+[.U223]+[.T223]+[.S223]+[.R223]+[.Q223]+[.P223]+[.O223]+[.N223]+[.M223]+[.L223]+[.K223]+[.J223]+[.I223]+[.H223]+[.G223]+[.F223]+[.E223]+[.D223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choonrewoer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4]+[.W224]+[.V224]+[.U224]+[.T224]+[.S224]+[.R224]+[.Q224]+[.P224]+[.O224]+[.N224]+[.M224]+[.L224]+[.K224]+[.J224]+[.I224]+[.H224]+[.G224]+[.F224]+[.E224]+[.D22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liedre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25]+[.W225]+[.V225]+[.U225]+[.T225]+[.S225]+[.R225]+[.Q225]+[.P225]+[.O225]+[.N225]+[.M225]+[.L225]+[.K225]+[.J225]+[.I225]+[.H225]+[.G225]+[.F225]+[.E225]+[.D225]" ns41:value-type="float" table:style-name="ce24" office:value-type="float" office:value="16">
            <text:p>16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6]+[.W226]+[.V226]+[.U226]+[.T226]+[.S226]+[.R226]+[.Q226]+[.P226]+[.O226]+[.N226]+[.M226]+[.L226]+[.K226]+[.J226]+[.I226]+[.H226]+[.G226]+[.F226]+[.E226]+[.D226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ommelsdij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27]+[.W227]+[.V227]+[.U227]+[.T227]+[.S227]+[.R227]+[.Q227]+[.P227]+[.O227]+[.N227]+[.M227]+[.L227]+[.K227]+[.J227]+[.I227]+[.H227]+[.G227]+[.F227]+[.E227]+[.D22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pijkenisse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8]+[.W228]+[.V228]+[.U228]+[.T228]+[.S228]+[.R228]+[.Q228]+[.P228]+[.O228]+[.N228]+[.M228]+[.L228]+[.K228]+[.J228]+[.I228]+[.H228]+[.G228]+[.F228]+[.E228]+[.D22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ad aan 't Haringvlie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29]+[.W229]+[.V229]+[.U229]+[.T229]+[.S229]+[.R229]+[.Q229]+[.P229]+[.O229]+[.N229]+[.M229]+[.L229]+[.K229]+[.J229]+[.I229]+[.H229]+[.G229]+[.F229]+[.E229]+[.D22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ellendam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0]+[.W230]+[.V230]+[.U230]+[.T230]+[.S230]+[.R230]+[.Q230]+[.P230]+[.O230]+[.N230]+[.M230]+[.L230]+[.K230]+[.J230]+[.I230]+[.H230]+[.G230]+[.F230]+[.E230]+[.D23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olwij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1]+[.W231]+[.V231]+[.U231]+[.T231]+[.S231]+[.R231]+[.Q231]+[.P231]+[.O231]+[.N231]+[.M231]+[.L231]+[.K231]+[.J231]+[.I231]+[.H231]+[.G231]+[.F231]+[.E231]+[.D23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2]+[.W232]+[.V232]+[.U232]+[.T232]+[.S232]+[.R232]+[.Q232]+[.P232]+[.O232]+[.N232]+[.M232]+[.L232]+[.K232]+[.J232]+[.I232]+[.H232]+[.G232]+[.F232]+[.E232]+[.D23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ompwijk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formula="of:=[.X233]+[.W233]+[.V233]+[.U233]+[.T233]+[.S233]+[.R233]+[.Q233]+[.P233]+[.O233]+[.N233]+[.M233]+[.L233]+[.K233]+[.J233]+[.I233]+[.H233]+[.G233]+[.F233]+[.E233]+[.D233]" ns41:value-type="float" table:style-name="ce24" office:value-type="float" office:value="11">
            <text:p>1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234]+[.W234]+[.V234]+[.U234]+[.T234]+[.S234]+[.R234]+[.Q234]+[.P234]+[.O234]+[.N234]+[.M234]+[.L234]+[.K234]+[.J234]+[.I234]+[.H234]+[.G234]+[.F234]+[.E234]+[.D234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reefkerk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formula="of:=[.X235]+[.W235]+[.V235]+[.U235]+[.T235]+[.S235]+[.R235]+[.Q235]+[.P235]+[.O235]+[.N235]+[.M235]+[.L235]+[.K235]+[.J235]+[.I235]+[.H235]+[.G235]+[.F235]+[.E235]+[.D235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Strij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6]+[.W236]+[.V236]+[.U236]+[.T236]+[.S236]+[.R236]+[.Q236]+[.P236]+[.O236]+[.N236]+[.M236]+[.L236]+[.K236]+[.J236]+[.I236]+[.H236]+[.G236]+[.F236]+[.E236]+[.D23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nge (Nieuwe)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37]+[.W237]+[.V237]+[.U237]+[.T237]+[.S237]+[.R237]+[.Q237]+[.P237]+[.O237]+[.N237]+[.M237]+[.L237]+[.K237]+[.J237]+[.I237]+[.H237]+[.G237]+[.F237]+[.E237]+[.D237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nge (Oude)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38]+[.W238]+[.V238]+[.U238]+[.T238]+[.S238]+[.R238]+[.Q238]+[.P238]+[.O238]+[.N238]+[.M238]+[.L238]+[.K238]+[.J238]+[.I238]+[.H238]+[.G238]+[.F238]+[.E238]+[.D23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39]+[.W239]+[.V239]+[.U239]+[.T239]+[.S239]+[.R239]+[.Q239]+[.P239]+[.O239]+[.N239]+[.M239]+[.L239]+[.K239]+[.J239]+[.I239]+[.H239]+[.G239]+[.F239]+[.E239]+[.D239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alkenburg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20"/>
          <table:table-cell table:formula="of:=[.X240]+[.W240]+[.V240]+[.U240]+[.T240]+[.S240]+[.R240]+[.Q240]+[.P240]+[.O240]+[.N240]+[.M240]+[.L240]+[.K240]+[.J240]+[.I240]+[.H240]+[.G240]+[.F240]+[.E240]+[.D240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eur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formula="of:=[.X241]+[.W241]+[.V241]+[.U241]+[.T241]+[.S241]+[.R241]+[.Q241]+[.P241]+[.O241]+[.N241]+[.M241]+[.L241]+[.K241]+[.J241]+[.I241]+[.H241]+[.G241]+[.F241]+[.E241]+[.D241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ian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42]+[.W242]+[.V242]+[.U242]+[.T242]+[.S242]+[.R242]+[.Q242]+[.P242]+[.O242]+[.N242]+[.M242]+[.L242]+[.K242]+[.J242]+[.I242]+[.H242]+[.G242]+[.F242]+[.E242]+[.D24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19"/>
          <table:table-cell table:formula="of:=[.X243]+[.W243]+[.V243]+[.U243]+[.T243]+[.S243]+[.R243]+[.Q243]+[.P243]+[.O243]+[.N243]+[.M243]+[.L243]+[.K243]+[.J243]+[.I243]+[.H243]+[.G243]+[.F243]+[.E243]+[.D24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laarding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table:formula="of:=[.X244]+[.W244]+[.V244]+[.U244]+[.T244]+[.S244]+[.R244]+[.Q244]+[.P244]+[.O244]+[.N244]+[.M244]+[.L244]+[.K244]+[.J244]+[.I244]+[.H244]+[.G244]+[.F244]+[.E244]+[.D244]" ns41:value-type="float" table:style-name="ce24" office:value-type="float" office:value="13">
            <text:p>1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245]+[.W245]+[.V245]+[.U245]+[.T245]+[.S245]+[.R245]+[.Q245]+[.P245]+[.O245]+[.N245]+[.M245]+[.L245]+[.K245]+[.J245]+[.I245]+[.H245]+[.G245]+[.F245]+[.E245]+[.D245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table:formula="of:=[.X246]+[.W246]+[.V246]+[.U246]+[.T246]+[.S246]+[.R246]+[.Q246]+[.P246]+[.O246]+[.N246]+[.M246]+[.L246]+[.K246]+[.J246]+[.I246]+[.H246]+[.G246]+[.F246]+[.E246]+[.D246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laardinger-Amba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47]+[.W247]+[.V247]+[.U247]+[.T247]+[.S247]+[.R247]+[.Q247]+[.P247]+[.O247]+[.N247]+[.M247]+[.L247]+[.K247]+[.J247]+[.I247]+[.H247]+[.G247]+[.F247]+[.E247]+[.D247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48]+[.W248]+[.V248]+[.U248]+[.T248]+[.S248]+[.R248]+[.Q248]+[.P248]+[.O248]+[.N248]+[.M248]+[.L248]+[.K248]+[.J248]+[.I248]+[.H248]+[.G248]+[.F248]+[.E248]+[.D248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lis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49]+[.W249]+[.V249]+[.U249]+[.T249]+[.S249]+[.R249]+[.Q249]+[.P249]+[.O249]+[.N249]+[.M249]+[.L249]+[.K249]+[.J249]+[.I249]+[.H249]+[.G249]+[.F249]+[.E249]+[.D24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oorburg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table:formula="of:=[.X250]+[.W250]+[.V250]+[.U250]+[.T250]+[.S250]+[.R250]+[.Q250]+[.P250]+[.O250]+[.N250]+[.M250]+[.L250]+[.K250]+[.J250]+[.I250]+[.H250]+[.G250]+[.F250]+[.E250]+[.D25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1]+[.W251]+[.V251]+[.U251]+[.T251]+[.S251]+[.R251]+[.Q251]+[.P251]+[.O251]+[.N251]+[.M251]+[.L251]+[.K251]+[.J251]+[.I251]+[.H251]+[.G251]+[.F251]+[.E251]+[.D25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oorhout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1" office:value-type="float">
            <text:p>1</text:p>
          </table:table-cell>
          <table:table-cell table:formula="of:=[.X252]+[.W252]+[.V252]+[.U252]+[.T252]+[.S252]+[.R252]+[.Q252]+[.P252]+[.O252]+[.N252]+[.M252]+[.L252]+[.K252]+[.J252]+[.I252]+[.H252]+[.G252]+[.F252]+[.E252]+[.D25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oorschot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[.X253]+[.W253]+[.V253]+[.U253]+[.T253]+[.S253]+[.R253]+[.Q253]+[.P253]+[.O253]+[.N253]+[.M253]+[.L253]+[.K253]+[.J253]+[.I253]+[.H253]+[.G253]+[.F253]+[.E253]+[.D253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[.X254]+[.W254]+[.V254]+[.U254]+[.T254]+[.S254]+[.R254]+[.Q254]+[.P254]+[.O254]+[.N254]+[.M254]+[.L254]+[.K254]+[.J254]+[.I254]+[.H254]+[.G254]+[.F254]+[.E254]+[.D254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table:formula="of:=[.X255]+[.W255]+[.V255]+[.U255]+[.T255]+[.S255]+[.R255]+[.Q255]+[.P255]+[.O255]+[.N255]+[.M255]+[.L255]+[.K255]+[.J255]+[.I255]+[.H255]+[.G255]+[.F255]+[.E255]+[.D255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Vrijenba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table:formula="of:=[.X256]+[.W256]+[.V256]+[.U256]+[.T256]+[.S256]+[.R256]+[.Q256]+[.P256]+[.O256]+[.N256]+[.M256]+[.L256]+[.K256]+[.J256]+[.I256]+[.H256]+[.G256]+[.F256]+[.E256]+[.D256]" ns41:value-type="float" table:style-name="ce24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257]+[.W257]+[.V257]+[.U257]+[.T257]+[.S257]+[.R257]+[.Q257]+[.P257]+[.O257]+[.N257]+[.M257]+[.L257]+[.K257]+[.J257]+[.I257]+[.H257]+[.G257]+[.F257]+[.E257]+[.D257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arder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58]+[.W258]+[.V258]+[.U258]+[.T258]+[.S258]+[.R258]+[.Q258]+[.P258]+[.O258]+[.N258]+[.M258]+[.L258]+[.K258]+[.J258]+[.I258]+[.H258]+[.G258]+[.F258]+[.E258]+[.D258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ddinxve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table:formula="of:=[.X259]+[.W259]+[.V259]+[.U259]+[.T259]+[.S259]+[.R259]+[.Q259]+[.P259]+[.O259]+[.N259]+[.M259]+[.L259]+[.K259]+[.J259]+[.I259]+[.H259]+[.G259]+[.F259]+[.E259]+[.D259]" ns41:value-type="float" table:style-name="ce24" office:value-type="float" office:value="7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60]+[.W260]+[.V260]+[.U260]+[.T260]+[.S260]+[.R260]+[.Q260]+[.P260]+[.O260]+[.N260]+[.M260]+[.L260]+[.K260]+[.J260]+[.I260]+[.H260]+[.G260]+[.F260]+[.E260]+[.D26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rmond</text:p>
          </table:table-cell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table:style-name="TL Data" table:number-columns-repeated="7"/>
          <table:table-cell ns41:value-type="float" table:style-name="TL Data" office:value="1" office:value-type="float">
            <office:annotation draw:style-name="gr1" svg:height="2.032cm" draw:caption-point-y="1.322cm" svg:width="3.568cm" svg:x="25.467cm" draw:caption-point-x="-1.381cm" svg:y="120.73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Niet Zichtbaar</text:span></text:p>
            </office:annotation>
            <text:p>1</text:p>
          </table:table-cell>
          <table:table-cell table:style-name="TL Data" table:number-columns-repeated="12"/>
          <table:table-cell table:formula="of:=[.X261]+[.W261]+[.V261]+[.U261]+[.T261]+[.S261]+[.R261]+[.Q261]+[.P261]+[.O261]+[.N261]+[.M261]+[.L261]+[.K261]+[.J261]+[.I261]+[.H261]+[.G261]+[.F261]+[.E261]+[.D26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ater.</text:p>
          </table:table-cell>
          <table:table-cell table:style-name="Default"/>
          <table:table-cell table:style-name="ce23"/>
          <table:table-cell table:style-name="TL Data" table:number-columns-repeated="15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[.X262]+[.W262]+[.V262]+[.U262]+[.T262]+[.S262]+[.R262]+[.Q262]+[.P262]+[.O262]+[.N262]+[.M262]+[.L262]+[.K262]+[.J262]+[.I262]+[.H262]+[.G262]+[.F262]+[.E262]+[.D26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6" office:value-type="float">
            <text:p>6</text:p>
          </table:table-cell>
          <table:table-cell table:formula="of:=[.X263]+[.W263]+[.V263]+[.U263]+[.T263]+[.S263]+[.R263]+[.Q263]+[.P263]+[.O263]+[.N263]+[.M263]+[.L263]+[.K263]+[.J263]+[.I263]+[.H263]+[.G263]+[.F263]+[.E263]+[.D263]" ns41:value-type="float" table:style-name="ce24" office:value-type="float" office:value="6">
            <text:p>6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ssenaar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formula="of:=[.X264]+[.W264]+[.V264]+[.U264]+[.T264]+[.S264]+[.R264]+[.Q264]+[.P264]+[.O264]+[.N264]+[.M264]+[.L264]+[.K264]+[.J264]+[.I264]+[.H264]+[.G264]+[.F264]+[.E264]+[.D264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ateringen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65]+[.W265]+[.V265]+[.U265]+[.T265]+[.S265]+[.R265]+[.Q265]+[.P265]+[.O265]+[.N265]+[.M265]+[.L265]+[.K265]+[.J265]+[.I265]+[.H265]+[.G265]+[.F265]+[.E265]+[.D265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estmaas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table:formula="of:=[.X266]+[.W266]+[.V266]+[.U266]+[.T266]+[.S266]+[.R266]+[.Q266]+[.P266]+[.O266]+[.N266]+[.M266]+[.L266]+[.K266]+[.J266]+[.I266]+[.H266]+[.G266]+[.F266]+[.E266]+[.D266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oerd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67]+[.W267]+[.V267]+[.U267]+[.T267]+[.S267]+[.R267]+[.Q267]+[.P267]+[.O267]+[.N267]+[.M267]+[.L267]+[.K267]+[.J267]+[.I267]+[.H267]+[.G267]+[.F267]+[.E267]+[.D267]" ns41:value-type="float" table:style-name="ce24" office:value-type="float" office:value="9">
            <text:p>9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formula="of:=[.X268]+[.W268]+[.V268]+[.U268]+[.T268]+[.S268]+[.R268]+[.Q268]+[.P268]+[.O268]+[.N268]+[.M268]+[.L268]+[.K268]+[.J268]+[.I268]+[.H268]+[.G268]+[.F268]+[.E268]+[.D268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Woubrugg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69]+[.W269]+[.V269]+[.U269]+[.T269]+[.S269]+[.R269]+[.Q269]+[.P269]+[.O269]+[.N269]+[.M269]+[.L269]+[.K269]+[.J269]+[.I269]+[.H269]+[.G269]+[.F269]+[.E269]+[.D26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table:formula="of:=[.X270]+[.W270]+[.V270]+[.U270]+[.T270]+[.S270]+[.R270]+[.Q270]+[.P270]+[.O270]+[.N270]+[.M270]+[.L270]+[.K270]+[.J270]+[.I270]+[.H270]+[.G270]+[.F270]+[.E270]+[.D270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egwaard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1]+[.W271]+[.V271]+[.U271]+[.T271]+[.S271]+[.R271]+[.Q271]+[.P271]+[.O271]+[.N271]+[.M271]+[.L271]+[.K271]+[.J271]+[.I271]+[.H271]+[.G271]+[.F271]+[.E271]+[.D27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2]+[.W272]+[.V272]+[.U272]+[.T272]+[.S272]+[.R272]+[.Q272]+[.P272]+[.O272]+[.N272]+[.M272]+[.L272]+[.K272]+[.J272]+[.I272]+[.H272]+[.G272]+[.F272]+[.E272]+[.D272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evenhov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9"/>
          <table:table-cell ns41:value-type="float" table:style-name="TL Data" office:value="5" office:value-type="float">
            <text:p>5</text:p>
          </table:table-cell>
          <table:table-cell table:formula="of:=[.X273]+[.W273]+[.V273]+[.U273]+[.T273]+[.S273]+[.R273]+[.Q273]+[.P273]+[.O273]+[.N273]+[.M273]+[.L273]+[.K273]+[.J273]+[.I273]+[.H273]+[.G273]+[.F273]+[.E273]+[.D273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evenhuizen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74]+[.W274]+[.V274]+[.U274]+[.T274]+[.S274]+[.R274]+[.Q274]+[.P274]+[.O274]+[.N274]+[.M274]+[.L274]+[.K274]+[.J274]+[.I274]+[.H274]+[.G274]+[.F274]+[.E274]+[.D274]" ns41:value-type="float" table:style-name="ce24" office:value-type="float" office:value="4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table:formula="of:=[.X275]+[.W275]+[.V275]+[.U275]+[.T275]+[.S275]+[.R275]+[.Q275]+[.P275]+[.O275]+[.N275]+[.M275]+[.L275]+[.K275]+[.J275]+[.I275]+[.H275]+[.G275]+[.F275]+[.E275]+[.D275]" ns41:value-type="float" table:style-name="ce24" office:value-type="float" office:value="14">
            <text:p>1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oetermeer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6]+[.W276]+[.V276]+[.U276]+[.T276]+[.S276]+[.R276]+[.Q276]+[.P276]+[.O276]+[.N276]+[.M276]+[.L276]+[.K276]+[.J276]+[.I276]+[.H276]+[.G276]+[.F276]+[.E276]+[.D276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oeterwoude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table:style-name="ce23"/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table:formula="of:=[.X277]+[.W277]+[.V277]+[.U277]+[.T277]+[.S277]+[.R277]+[.Q277]+[.P277]+[.O277]+[.N277]+[.M277]+[.L277]+[.K277]+[.J277]+[.I277]+[.H277]+[.G277]+[.F277]+[.E277]+[.D277]" ns41:value-type="float" table:style-name="ce24" office:value-type="float" office:value="10">
            <text:p>10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formula="of:=[.X278]+[.W278]+[.V278]+[.U278]+[.T278]+[.S278]+[.R278]+[.Q278]+[.P278]+[.O278]+[.N278]+[.M278]+[.L278]+[.K278]+[.J278]+[.I278]+[.H278]+[.G278]+[.F278]+[.E278]+[.D278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uidland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79]+[.W279]+[.V279]+[.U279]+[.T279]+[.S279]+[.R279]+[.Q279]+[.P279]+[.O279]+[.N279]+[.M279]+[.L279]+[.K279]+[.J279]+[.I279]+[.H279]+[.G279]+[.F279]+[.E279]+[.D279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wammerdam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0]+[.W280]+[.V280]+[.U280]+[.T280]+[.S280]+[.R280]+[.Q280]+[.P280]+[.O280]+[.N280]+[.M280]+[.L280]+[.K280]+[.J280]+[.I280]+[.H280]+[.G280]+[.F280]+[.E280]+[.D280]" ns41:value-type="float" table:style-name="ce24" office:value-type="float" office:value="3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Gas.</text:p>
          </table:table-cell>
          <table:table-cell table:style-name="Default"/>
          <table:table-cell table:style-name="ce23"/>
          <table:table-cell table:style-name="TL Data" table:number-columns-repeated="1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[.X281]+[.W281]+[.V281]+[.U281]+[.T281]+[.S281]+[.R281]+[.Q281]+[.P281]+[.O281]+[.N281]+[.M281]+[.L281]+[.K281]+[.J281]+[.I281]+[.H281]+[.G281]+[.F281]+[.E281]+[.D281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[.X282]+[.W282]+[.V282]+[.U282]+[.T282]+[.S282]+[.R282]+[.Q282]+[.P282]+[.O282]+[.N282]+[.M282]+[.L282]+[.K282]+[.J282]+[.I282]+[.H282]+[.G282]+[.F282]+[.E282]+[.D282]" ns41:value-type="float" table:style-name="ce24" office:value-type="float" office:value="2">
            <text:p>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wartewaal</text:p>
          </table:table-cell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[.X283]+[.W283]+[.V283]+[.U283]+[.T283]+[.S283]+[.R283]+[.Q283]+[.P283]+[.O283]+[.N283]+[.M283]+[.L283]+[.K283]+[.J283]+[.I283]+[.H283]+[.G283]+[.F283]+[.E283]+[.D283]" ns41:value-type="float" table:style-name="ce24" office:value-type="float" office:value="1">
            <text:p>1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Zwijndrecht</text:p>
          </table:table-cell>
          <table:table-cell ns41:value-type="string" table:style-name="ce10" office:value-type="string">
            <text:p>Stoom.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[.X284]+[.W284]+[.V284]+[.U284]+[.T284]+[.S284]+[.R284]+[.Q284]+[.P284]+[.O284]+[.N284]+[.M284]+[.L284]+[.K284]+[.J284]+[.I284]+[.H284]+[.G284]+[.F284]+[.E284]+[.D284]" ns41:value-type="float" table:style-name="ce24" office:value-type="float" office:value="8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ns41:value-type="string" table:style-name="ce10" office:value-type="string">
            <text:p>Wind.</text:p>
          </table:table-cell>
          <table:table-cell table:style-name="Default"/>
          <table:table-cell table:style-name="ce23"/>
          <table:table-cell table:style-name="TL Data" table:number-columns-repeated="1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formula="of:=[.X285]+[.W285]+[.V285]+[.U285]+[.T285]+[.S285]+[.R285]+[.Q285]+[.P285]+[.O285]+[.N285]+[.M285]+[.L285]+[.K285]+[.J285]+[.I285]+[.H285]+[.G285]+[.F285]+[.E285]+[.D285]" ns41:value-type="float" table:style-name="ce24" office:value-type="float" office:value="5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/>
          <table:table-cell table:style-name="Default"/>
          <table:table-cell table:style-name="ce23"/>
          <table:table-cell table:style-name="TL Data" table:number-columns-repeated="20"/>
          <table:table-cell table:style-name="ce24"/>
          <table:table-cell table:number-columns-repeated="999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10" office:value-type="string">
            <text:p>Stoom</text:p>
          </table:table-cell>
          <table:table-cell table:style-name="Default"/>
          <table:table-cell table:formula="of:=[.D284]+[.D280]+[.D277]+[.D276]+[.D274]+[.D273]+[.D271]+[.D269]+[.D267]+[.D259]+[.D258]+[.D256]+[.D253]+[.D250]+[.D247]+[.D244]+[.D242]+[.D240]+[.D238]+[.D233]+[.D231]+[.D225]+[.D222]+[.D220]+[.D219]+[.D214]+[.D210]+[.D207]+[.D205]+[.D203]+[.D200]+[.D198]+[.D196]+[.D193]+[.D188]+[.D186]+[.D183]+[.D181]+[.D180]+[.D178]+[.D176]+[.D172]+[.D170]+[.D167]+[.D166]+[.D160]+[.D158]+[.D156]+[.D153]+[.D146]+[.D143]+[.D139]+[.D137]+[.D134]+[.D132]+[.D130]+[.D128]+[.D126]+[.D122]+[.D119]+[.D116]+[.D114]+[.D112]+[.D109]+[.D106]+[.D103]+[.D100]+[.D98]+[.D96]+[.D92]+[.D89]+[.D87]+[.D85]+[.D81]+[.D78]+[.D76]+[.D73]+[.D71]+[.D68]+[.D66]+[.D63]+[.D60]+[.D58]+[.D56]+[.D52]+[.D50]+[.D46]+[.D44]+[.D41]+[.D39]+[.D36]+[.D34]+[.D31]+[.D27]+[.D24]+[.D22]+[.D16]+[.D14]+[.D12]+[.D9]+[.D6]" ns41:value-type="float" table:style-name="ce23" office:value-type="float" office:value="66">
            <text:p>66</text:p>
          </table:table-cell>
          <table:table-cell table:formula="of:=[.E284]+[.E280]+[.E277]+[.E276]+[.E274]+[.E273]+[.E271]+[.E269]+[.E267]+[.E259]+[.E258]+[.E256]+[.E253]+[.E250]+[.E247]+[.E244]+[.E242]+[.E240]+[.E238]+[.E233]+[.E231]+[.E225]+[.E222]+[.E220]+[.E219]+[.E214]+[.E210]+[.E207]+[.E205]+[.E203]+[.E200]+[.E198]+[.E196]+[.E193]+[.E188]+[.E186]+[.E183]+[.E181]+[.E180]+[.E178]+[.E176]+[.E172]+[.E170]+[.E167]+[.E166]+[.E160]+[.E158]+[.E156]+[.E153]+[.E146]+[.E143]+[.E139]+[.E137]+[.E134]+[.E132]+[.E130]+[.E128]+[.E126]+[.E122]+[.E119]+[.E116]+[.E114]+[.E112]+[.E109]+[.E106]+[.E103]+[.E100]+[.E98]+[.E96]+[.E92]+[.E89]+[.E87]+[.E85]+[.E81]+[.E78]+[.E76]+[.E73]+[.E71]+[.E68]+[.E66]+[.E63]+[.E60]+[.E58]+[.E56]+[.E52]+[.E50]+[.E46]+[.E44]+[.E41]+[.E39]+[.E36]+[.E34]+[.E31]+[.E27]+[.E24]+[.E22]+[.E16]+[.E14]+[.E12]+[.E9]+[.E6]" ns41:value-type="float" table:style-name="TL Data" office:value="16" office:value-type="float">
            <office:annotation draw:style-name="gr1" svg:height="2.032cm" draw:caption-point-y="1.321cm" svg:width="3.568cm" svg:x="12.984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7</text:span></text:p>
            </office:annotation>
            <text:p>16</text:p>
          </table:table-cell>
          <table:table-cell table:formula="of:=[.F284]+[.F280]+[.F277]+[.F276]+[.F274]+[.F273]+[.F271]+[.F269]+[.F267]+[.F259]+[.F258]+[.F256]+[.F253]+[.F250]+[.F247]+[.F244]+[.F242]+[.F240]+[.F238]+[.F233]+[.F231]+[.F225]+[.F222]+[.F220]+[.F219]+[.F214]+[.F210]+[.F207]+[.F205]+[.F203]+[.F200]+[.F198]+[.F196]+[.F193]+[.F188]+[.F186]+[.F183]+[.F181]+[.F180]+[.F178]+[.F176]+[.F172]+[.F170]+[.F167]+[.F166]+[.F160]+[.F158]+[.F156]+[.F153]+[.F146]+[.F143]+[.F139]+[.F137]+[.F134]+[.F132]+[.F130]+[.F128]+[.F126]+[.F122]+[.F119]+[.F116]+[.F114]+[.F112]+[.F109]+[.F106]+[.F103]+[.F100]+[.F98]+[.F96]+[.F92]+[.F89]+[.F87]+[.F85]+[.F81]+[.F78]+[.F76]+[.F73]+[.F71]+[.F68]+[.F66]+[.F63]+[.F60]+[.F58]+[.F56]+[.F52]+[.F50]+[.F46]+[.F44]+[.F41]+[.F39]+[.F36]+[.F34]+[.F31]+[.F27]+[.F24]+[.F22]+[.F16]+[.F14]+[.F12]+[.F9]+[.F6]" ns41:value-type="float" table:style-name="TL Data" office:value="45" office:value-type="float">
            <text:p>45</text:p>
          </table:table-cell>
          <table:table-cell table:formula="of:=[.G284]+[.G280]+[.G277]+[.G276]+[.G274]+[.G273]+[.G271]+[.G269]+[.G267]+[.G259]+[.G258]+[.G256]+[.G253]+[.G250]+[.G247]+[.G244]+[.G242]+[.G240]+[.G238]+[.G233]+[.G231]+[.G225]+[.G222]+[.G220]+[.G219]+[.G214]+[.G210]+[.G207]+[.G205]+[.G203]+[.G200]+[.G198]+[.G196]+[.G193]+[.G188]+[.G186]+[.G183]+[.G181]+[.G180]+[.G178]+[.G176]+[.G172]+[.G170]+[.G167]+[.G166]+[.G160]+[.G158]+[.G156]+[.G153]+[.G146]+[.G143]+[.G139]+[.G137]+[.G134]+[.G132]+[.G130]+[.G128]+[.G126]+[.G122]+[.G119]+[.G116]+[.G114]+[.G112]+[.G109]+[.G106]+[.G103]+[.G100]+[.G98]+[.G96]+[.G92]+[.G89]+[.G87]+[.G85]+[.G81]+[.G78]+[.G76]+[.G73]+[.G71]+[.G68]+[.G66]+[.G63]+[.G60]+[.G58]+[.G56]+[.G52]+[.G50]+[.G46]+[.G44]+[.G41]+[.G39]+[.G36]+[.G34]+[.G31]+[.G27]+[.G24]+[.G22]+[.G16]+[.G14]+[.G12]+[.G9]+[.G6]" ns41:value-type="float" table:style-name="TL Data" office:value="19" office:value-type="float">
            <office:annotation draw:style-name="gr1" svg:height="2.032cm" draw:caption-point-y="1.321cm" svg:width="3.568cm" svg:x="16.551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1</text:span></text:p>
            </office:annotation>
            <text:p>19</text:p>
          </table:table-cell>
          <table:table-cell table:formula="of:=[.H284]+[.H280]+[.H277]+[.H276]+[.H274]+[.H273]+[.H271]+[.H269]+[.H267]+[.H259]+[.H258]+[.H256]+[.H253]+[.H250]+[.H247]+[.H244]+[.H242]+[.H240]+[.H238]+[.H233]+[.H231]+[.H225]+[.H222]+[.H220]+[.H219]+[.H214]+[.H210]+[.H207]+[.H205]+[.H203]+[.H200]+[.H198]+[.H196]+[.H193]+[.H188]+[.H186]+[.H183]+[.H181]+[.H180]+[.H178]+[.H176]+[.H172]+[.H170]+[.H167]+[.H166]+[.H160]+[.H158]+[.H156]+[.H153]+[.H146]+[.H143]+[.H139]+[.H137]+[.H134]+[.H132]+[.H130]+[.H128]+[.H126]+[.H122]+[.H119]+[.H116]+[.H114]+[.H112]+[.H109]+[.H106]+[.H103]+[.H100]+[.H98]+[.H96]+[.H92]+[.H89]+[.H87]+[.H85]+[.H81]+[.H78]+[.H76]+[.H73]+[.H71]+[.H68]+[.H66]+[.H63]+[.H60]+[.H58]+[.H56]+[.H52]+[.H50]+[.H46]+[.H44]+[.H41]+[.H39]+[.H36]+[.H34]+[.H31]+[.H27]+[.H24]+[.H22]+[.H16]+[.H14]+[.H12]+[.H9]+[.H6]" ns41:value-type="float" table:style-name="TL Data" office:value="40" office:value-type="float">
            <office:annotation draw:style-name="gr1" svg:height="2.032cm" draw:caption-point-y="1.321cm" svg:width="3.568cm" svg:x="18.334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3</text:span></text:p>
            </office:annotation>
            <text:p>40</text:p>
          </table:table-cell>
          <table:table-cell table:formula="of:=[.I284]+[.I280]+[.I277]+[.I276]+[.I274]+[.I273]+[.I271]+[.I269]+[.I267]+[.I259]+[.I258]+[.I256]+[.I253]+[.I250]+[.I247]+[.I244]+[.I242]+[.I240]+[.I238]+[.I233]+[.I231]+[.I225]+[.I222]+[.I220]+[.I219]+[.I214]+[.I210]+[.I207]+[.I205]+[.I203]+[.I200]+[.I198]+[.I196]+[.I193]+[.I188]+[.I186]+[.I183]+[.I181]+[.I180]+[.I178]+[.I176]+[.I172]+[.I170]+[.I167]+[.I166]+[.I160]+[.I158]+[.I156]+[.I153]+[.I146]+[.I143]+[.I139]+[.I137]+[.I134]+[.I132]+[.I130]+[.I128]+[.I126]+[.I122]+[.I119]+[.I116]+[.I114]+[.I112]+[.I109]+[.I106]+[.I103]+[.I100]+[.I98]+[.I96]+[.I92]+[.I89]+[.I87]+[.I85]+[.I81]+[.I78]+[.I76]+[.I73]+[.I71]+[.I68]+[.I66]+[.I63]+[.I60]+[.I58]+[.I56]+[.I52]+[.I50]+[.I46]+[.I44]+[.I41]+[.I39]+[.I36]+[.I34]+[.I31]+[.I27]+[.I24]+[.I22]+[.I16]+[.I14]+[.I12]+[.I9]+[.I6]" ns41:value-type="float" table:style-name="TL Data" office:value="64" office:value-type="float">
            <office:annotation draw:style-name="gr1" svg:height="2.032cm" draw:caption-point-y="1.321cm" svg:width="3.568cm" svg:x="20.117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3</text:span></text:p>
            </office:annotation>
            <text:p>64</text:p>
          </table:table-cell>
          <table:table-cell table:formula="of:=[.J284]+[.J280]+[.J277]+[.J276]+[.J274]+[.J273]+[.J271]+[.J269]+[.J267]+[.J259]+[.J258]+[.J256]+[.J253]+[.J250]+[.J247]+[.J244]+[.J242]+[.J240]+[.J238]+[.J233]+[.J231]+[.J225]+[.J222]+[.J220]+[.J219]+[.J214]+[.J210]+[.J207]+[.J205]+[.J203]+[.J200]+[.J198]+[.J196]+[.J193]+[.J188]+[.J186]+[.J183]+[.J181]+[.J180]+[.J178]+[.J176]+[.J172]+[.J170]+[.J167]+[.J166]+[.J160]+[.J158]+[.J156]+[.J153]+[.J146]+[.J143]+[.J139]+[.J137]+[.J134]+[.J132]+[.J130]+[.J128]+[.J126]+[.J122]+[.J119]+[.J116]+[.J114]+[.J112]+[.J109]+[.J106]+[.J103]+[.J100]+[.J98]+[.J96]+[.J92]+[.J89]+[.J87]+[.J85]+[.J81]+[.J78]+[.J76]+[.J73]+[.J71]+[.J68]+[.J66]+[.J63]+[.J60]+[.J58]+[.J56]+[.J52]+[.J50]+[.J46]+[.J44]+[.J41]+[.J39]+[.J36]+[.J34]+[.J31]+[.J27]+[.J24]+[.J22]+[.J16]+[.J14]+[.J12]+[.J9]+[.J6]" ns41:value-type="float" table:style-name="TL Data" office:value="0" office:value-type="float">
            <text:p>0</text:p>
          </table:table-cell>
          <table:table-cell table:formula="of:=[.K284]+[.K280]+[.K277]+[.K276]+[.K274]+[.K273]+[.K271]+[.K269]+[.K267]+[.K259]+[.K258]+[.K256]+[.K253]+[.K250]+[.K247]+[.K244]+[.K242]+[.K240]+[.K238]+[.K233]+[.K231]+[.K225]+[.K222]+[.K220]+[.K219]+[.K214]+[.K210]+[.K207]+[.K205]+[.K203]+[.K200]+[.K198]+[.K196]+[.K193]+[.K188]+[.K186]+[.K183]+[.K181]+[.K180]+[.K178]+[.K176]+[.K172]+[.K170]+[.K167]+[.K166]+[.K160]+[.K158]+[.K156]+[.K153]+[.K146]+[.K143]+[.K139]+[.K137]+[.K134]+[.K132]+[.K130]+[.K128]+[.K126]+[.K122]+[.K119]+[.K116]+[.K114]+[.K112]+[.K109]+[.K106]+[.K103]+[.K100]+[.K98]+[.K96]+[.K92]+[.K89]+[.K87]+[.K85]+[.K81]+[.K78]+[.K76]+[.K73]+[.K71]+[.K68]+[.K66]+[.K63]+[.K60]+[.K58]+[.K56]+[.K52]+[.K50]+[.K46]+[.K44]+[.K41]+[.K39]+[.K36]+[.K34]+[.K31]+[.K27]+[.K24]+[.K22]+[.K16]+[.K14]+[.K12]+[.K9]+[.K6]" ns41:value-type="float" table:style-name="TL Data" office:value="4" office:value-type="float">
            <text:p>4</text:p>
          </table:table-cell>
          <table:table-cell table:formula="of:=[.L284]+[.L280]+[.L277]+[.L276]+[.L274]+[.L273]+[.L271]+[.L269]+[.L267]+[.L259]+[.L258]+[.L256]+[.L253]+[.L250]+[.L247]+[.L244]+[.L242]+[.L240]+[.L238]+[.L233]+[.L231]+[.L225]+[.L222]+[.L220]+[.L219]+[.L214]+[.L210]+[.L207]+[.L205]+[.L203]+[.L200]+[.L198]+[.L196]+[.L193]+[.L188]+[.L186]+[.L183]+[.L181]+[.L180]+[.L178]+[.L176]+[.L172]+[.L170]+[.L167]+[.L166]+[.L160]+[.L158]+[.L156]+[.L153]+[.L146]+[.L143]+[.L139]+[.L137]+[.L134]+[.L132]+[.L130]+[.L128]+[.L126]+[.L122]+[.L119]+[.L116]+[.L114]+[.L112]+[.L109]+[.L106]+[.L103]+[.L100]+[.L98]+[.L96]+[.L92]+[.L89]+[.L87]+[.L85]+[.L81]+[.L78]+[.L76]+[.L73]+[.L71]+[.L68]+[.L66]+[.L63]+[.L60]+[.L58]+[.L56]+[.L52]+[.L50]+[.L46]+[.L44]+[.L41]+[.L39]+[.L36]+[.L34]+[.L31]+[.L27]+[.L24]+[.L22]+[.L16]+[.L14]+[.L12]+[.L9]+[.L6]" ns41:value-type="float" table:style-name="TL Data" office:value="7" office:value-type="float">
            <text:p>7</text:p>
          </table:table-cell>
          <table:table-cell table:formula="of:=[.M284]+[.M280]+[.M277]+[.M276]+[.M274]+[.M273]+[.M271]+[.M269]+[.M267]+[.M259]+[.M258]+[.M256]+[.M253]+[.M250]+[.M247]+[.M244]+[.M242]+[.M240]+[.M238]+[.M233]+[.M231]+[.M225]+[.M222]+[.M220]+[.M219]+[.M214]+[.M210]+[.M207]+[.M205]+[.M203]+[.M200]+[.M198]+[.M196]+[.M193]+[.M188]+[.M186]+[.M183]+[.M181]+[.M180]+[.M178]+[.M176]+[.M172]+[.M170]+[.M167]+[.M166]+[.M160]+[.M158]+[.M156]+[.M153]+[.M146]+[.M143]+[.M139]+[.M137]+[.M134]+[.M132]+[.M130]+[.M128]+[.M126]+[.M122]+[.M119]+[.M116]+[.M114]+[.M112]+[.M109]+[.M106]+[.M103]+[.M100]+[.M98]+[.M96]+[.M92]+[.M89]+[.M87]+[.M85]+[.M81]+[.M78]+[.M76]+[.M73]+[.M71]+[.M68]+[.M66]+[.M63]+[.M60]+[.M58]+[.M56]+[.M52]+[.M50]+[.M46]+[.M44]+[.M41]+[.M39]+[.M36]+[.M34]+[.M31]+[.M27]+[.M24]+[.M22]+[.M16]+[.M14]+[.M12]+[.M9]+[.M6]" ns41:value-type="float" table:style-name="TL Data" office:value="30" office:value-type="float">
            <office:annotation draw:style-name="gr1" svg:height="2.032cm" draw:caption-point-y="1.321cm" svg:width="3.569cm" svg:x="27.25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2</text:span></text:p>
            </office:annotation>
            <text:p>30</text:p>
          </table:table-cell>
          <table:table-cell table:formula="of:=[.N284]+[.N280]+[.N277]+[.N276]+[.N274]+[.N273]+[.N271]+[.N269]+[.N267]+[.N259]+[.N258]+[.N256]+[.N253]+[.N250]+[.N247]+[.N244]+[.N242]+[.N240]+[.N238]+[.N233]+[.N231]+[.N225]+[.N222]+[.N220]+[.N219]+[.N214]+[.N210]+[.N207]+[.N205]+[.N203]+[.N200]+[.N198]+[.N196]+[.N193]+[.N188]+[.N186]+[.N183]+[.N181]+[.N180]+[.N178]+[.N176]+[.N172]+[.N170]+[.N167]+[.N166]+[.N160]+[.N158]+[.N156]+[.N153]+[.N146]+[.N143]+[.N139]+[.N137]+[.N134]+[.N132]+[.N130]+[.N128]+[.N126]+[.N122]+[.N119]+[.N116]+[.N114]+[.N112]+[.N109]+[.N106]+[.N103]+[.N100]+[.N98]+[.N96]+[.N92]+[.N89]+[.N87]+[.N85]+[.N81]+[.N78]+[.N76]+[.N73]+[.N71]+[.N68]+[.N66]+[.N63]+[.N60]+[.N58]+[.N56]+[.N52]+[.N50]+[.N46]+[.N44]+[.N41]+[.N39]+[.N36]+[.N34]+[.N31]+[.N27]+[.N24]+[.N22]+[.N16]+[.N14]+[.N12]+[.N9]+[.N6]" ns41:value-type="float" table:style-name="TL Data" office:value="6" office:value-type="float">
            <text:p>6</text:p>
          </table:table-cell>
          <table:table-cell table:formula="of:=[.O284]+[.O280]+[.O277]+[.O276]+[.O274]+[.O273]+[.O271]+[.O269]+[.O267]+[.O259]+[.O258]+[.O256]+[.O253]+[.O250]+[.O247]+[.O244]+[.O242]+[.O240]+[.O238]+[.O233]+[.O231]+[.O225]+[.O222]+[.O220]+[.O219]+[.O214]+[.O210]+[.O207]+[.O205]+[.O203]+[.O200]+[.O198]+[.O196]+[.O193]+[.O188]+[.O186]+[.O183]+[.O181]+[.O180]+[.O178]+[.O176]+[.O172]+[.O170]+[.O167]+[.O166]+[.O160]+[.O158]+[.O156]+[.O153]+[.O146]+[.O143]+[.O139]+[.O137]+[.O134]+[.O132]+[.O130]+[.O128]+[.O126]+[.O122]+[.O119]+[.O116]+[.O114]+[.O112]+[.O109]+[.O106]+[.O103]+[.O100]+[.O98]+[.O96]+[.O92]+[.O89]+[.O87]+[.O85]+[.O81]+[.O78]+[.O76]+[.O73]+[.O71]+[.O68]+[.O66]+[.O63]+[.O60]+[.O58]+[.O56]+[.O52]+[.O50]+[.O46]+[.O44]+[.O41]+[.O39]+[.O36]+[.O34]+[.O31]+[.O27]+[.O24]+[.O22]+[.O16]+[.O14]+[.O12]+[.O9]+[.O6]" ns41:value-type="float" table:style-name="TL Data" office:value="15" office:value-type="float">
            <text:p>15</text:p>
          </table:table-cell>
          <table:table-cell table:formula="of:=[.P284]+[.P280]+[.P277]+[.P276]+[.P274]+[.P273]+[.P271]+[.P269]+[.P267]+[.P259]+[.P258]+[.P256]+[.P253]+[.P250]+[.P247]+[.P244]+[.P242]+[.P240]+[.P238]+[.P233]+[.P231]+[.P225]+[.P222]+[.P220]+[.P219]+[.P214]+[.P210]+[.P207]+[.P205]+[.P203]+[.P200]+[.P198]+[.P196]+[.P193]+[.P188]+[.P186]+[.P183]+[.P181]+[.P180]+[.P178]+[.P176]+[.P172]+[.P170]+[.P167]+[.P166]+[.P160]+[.P158]+[.P156]+[.P153]+[.P146]+[.P143]+[.P139]+[.P137]+[.P134]+[.P132]+[.P130]+[.P128]+[.P126]+[.P122]+[.P119]+[.P116]+[.P114]+[.P112]+[.P109]+[.P106]+[.P103]+[.P100]+[.P98]+[.P96]+[.P92]+[.P89]+[.P87]+[.P85]+[.P81]+[.P78]+[.P76]+[.P73]+[.P71]+[.P68]+[.P66]+[.P63]+[.P60]+[.P58]+[.P56]+[.P52]+[.P50]+[.P46]+[.P44]+[.P41]+[.P39]+[.P36]+[.P34]+[.P31]+[.P27]+[.P24]+[.P22]+[.P16]+[.P14]+[.P12]+[.P9]+[.P6]" ns41:value-type="float" table:style-name="TL Data" office:value="22" office:value-type="float">
            <text:p>22</text:p>
          </table:table-cell>
          <table:table-cell table:formula="of:=[.Q284]+[.Q280]+[.Q277]+[.Q276]+[.Q274]+[.Q273]+[.Q271]+[.Q269]+[.Q267]+[.Q259]+[.Q258]+[.Q256]+[.Q253]+[.Q250]+[.Q247]+[.Q244]+[.Q242]+[.Q240]+[.Q238]+[.Q233]+[.Q231]+[.Q225]+[.Q222]+[.Q220]+[.Q219]+[.Q214]+[.Q210]+[.Q207]+[.Q205]+[.Q203]+[.Q200]+[.Q198]+[.Q196]+[.Q193]+[.Q188]+[.Q186]+[.Q183]+[.Q181]+[.Q180]+[.Q178]+[.Q176]+[.Q172]+[.Q170]+[.Q167]+[.Q166]+[.Q160]+[.Q158]+[.Q156]+[.Q153]+[.Q146]+[.Q143]+[.Q139]+[.Q137]+[.Q134]+[.Q132]+[.Q130]+[.Q128]+[.Q126]+[.Q122]+[.Q119]+[.Q116]+[.Q114]+[.Q112]+[.Q109]+[.Q106]+[.Q103]+[.Q100]+[.Q98]+[.Q96]+[.Q92]+[.Q89]+[.Q87]+[.Q85]+[.Q81]+[.Q78]+[.Q76]+[.Q73]+[.Q71]+[.Q68]+[.Q66]+[.Q63]+[.Q60]+[.Q58]+[.Q56]+[.Q52]+[.Q50]+[.Q46]+[.Q44]+[.Q41]+[.Q39]+[.Q36]+[.Q34]+[.Q31]+[.Q27]+[.Q24]+[.Q22]+[.Q16]+[.Q14]+[.Q12]+[.Q9]+[.Q6]" ns41:value-type="float" table:style-name="TL Data" office:value="42" office:value-type="float">
            <office:annotation draw:style-name="gr1" svg:height="2.032cm" draw:caption-point-y="1.321cm" svg:width="3.568cm" svg:x="34.384cm" draw:caption-point-x="-1.382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3</text:span></text:p>
            </office:annotation>
            <text:p>42</text:p>
          </table:table-cell>
          <table:table-cell table:formula="of:=[.R284]+[.R280]+[.R277]+[.R276]+[.R274]+[.R273]+[.R271]+[.R269]+[.R267]+[.R259]+[.R258]+[.R256]+[.R253]+[.R250]+[.R247]+[.R244]+[.R242]+[.R240]+[.R238]+[.R233]+[.R231]+[.R225]+[.R222]+[.R220]+[.R219]+[.R214]+[.R210]+[.R207]+[.R205]+[.R203]+[.R200]+[.R198]+[.R196]+[.R193]+[.R188]+[.R186]+[.R183]+[.R181]+[.R180]+[.R178]+[.R176]+[.R172]+[.R170]+[.R167]+[.R166]+[.R160]+[.R158]+[.R156]+[.R153]+[.R146]+[.R143]+[.R139]+[.R137]+[.R134]+[.R132]+[.R130]+[.R128]+[.R126]+[.R122]+[.R119]+[.R116]+[.R114]+[.R112]+[.R109]+[.R106]+[.R103]+[.R100]+[.R98]+[.R96]+[.R92]+[.R89]+[.R87]+[.R85]+[.R81]+[.R78]+[.R76]+[.R73]+[.R71]+[.R68]+[.R66]+[.R63]+[.R60]+[.R58]+[.R56]+[.R52]+[.R50]+[.R46]+[.R44]+[.R41]+[.R39]+[.R36]+[.R34]+[.R31]+[.R27]+[.R24]+[.R22]+[.R16]+[.R14]+[.R12]+[.R9]+[.R6]" ns41:value-type="float" table:style-name="TL Data" office:value="30" office:value-type="float">
            <text:p>30</text:p>
          </table:table-cell>
          <table:table-cell table:formula="of:=[.S284]+[.S280]+[.S277]+[.S276]+[.S274]+[.S273]+[.S271]+[.S269]+[.S267]+[.S259]+[.S258]+[.S256]+[.S253]+[.S250]+[.S247]+[.S244]+[.S242]+[.S240]+[.S238]+[.S233]+[.S231]+[.S225]+[.S222]+[.S220]+[.S219]+[.S214]+[.S210]+[.S207]+[.S205]+[.S203]+[.S200]+[.S198]+[.S196]+[.S193]+[.S188]+[.S186]+[.S183]+[.S181]+[.S180]+[.S178]+[.S176]+[.S172]+[.S170]+[.S167]+[.S166]+[.S160]+[.S158]+[.S156]+[.S153]+[.S146]+[.S143]+[.S139]+[.S137]+[.S134]+[.S132]+[.S130]+[.S128]+[.S126]+[.S122]+[.S119]+[.S116]+[.S114]+[.S112]+[.S109]+[.S106]+[.S103]+[.S100]+[.S98]+[.S96]+[.S92]+[.S89]+[.S87]+[.S85]+[.S81]+[.S78]+[.S76]+[.S73]+[.S71]+[.S68]+[.S66]+[.S63]+[.S60]+[.S58]+[.S56]+[.S52]+[.S50]+[.S46]+[.S44]+[.S41]+[.S39]+[.S36]+[.S34]+[.S31]+[.S27]+[.S24]+[.S22]+[.S16]+[.S14]+[.S12]+[.S9]+[.S6]" ns41:value-type="float" table:style-name="TL Data" office:value="159" office:value-type="float">
            <office:annotation draw:style-name="gr1" svg:height="2.032cm" draw:caption-point-y="1.321cm" svg:width="3.568cm" svg:x="37.95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69</text:span></text:p>
            </office:annotation>
            <text:p>159</text:p>
          </table:table-cell>
          <table:table-cell table:formula="of:=[.T284]+[.T280]+[.T277]+[.T276]+[.T274]+[.T273]+[.T271]+[.T269]+[.T267]+[.T259]+[.T258]+[.T256]+[.T253]+[.T250]+[.T247]+[.T244]+[.T242]+[.T240]+[.T238]+[.T233]+[.T231]+[.T225]+[.T222]+[.T220]+[.T219]+[.T214]+[.T210]+[.T207]+[.T205]+[.T203]+[.T200]+[.T198]+[.T196]+[.T193]+[.T188]+[.T186]+[.T183]+[.T181]+[.T180]+[.T178]+[.T176]+[.T172]+[.T170]+[.T167]+[.T166]+[.T160]+[.T158]+[.T156]+[.T153]+[.T146]+[.T143]+[.T139]+[.T137]+[.T134]+[.T132]+[.T130]+[.T128]+[.T126]+[.T122]+[.T119]+[.T116]+[.T114]+[.T112]+[.T109]+[.T106]+[.T103]+[.T100]+[.T98]+[.T96]+[.T92]+[.T89]+[.T87]+[.T85]+[.T81]+[.T78]+[.T76]+[.T73]+[.T71]+[.T68]+[.T66]+[.T63]+[.T60]+[.T58]+[.T56]+[.T52]+[.T50]+[.T46]+[.T44]+[.T41]+[.T39]+[.T36]+[.T34]+[.T31]+[.T27]+[.T24]+[.T22]+[.T16]+[.T14]+[.T12]+[.T9]+[.T6]" ns41:value-type="float" table:style-name="TL Data" office:value="7" office:value-type="float">
            <text:p>7</text:p>
          </table:table-cell>
          <table:table-cell table:formula="of:=[.U284]+[.U280]+[.U277]+[.U276]+[.U274]+[.U273]+[.U271]+[.U269]+[.U267]+[.U259]+[.U258]+[.U256]+[.U253]+[.U250]+[.U247]+[.U244]+[.U242]+[.U240]+[.U238]+[.U233]+[.U231]+[.U225]+[.U222]+[.U220]+[.U219]+[.U214]+[.U210]+[.U207]+[.U205]+[.U203]+[.U200]+[.U198]+[.U196]+[.U193]+[.U188]+[.U186]+[.U183]+[.U181]+[.U180]+[.U178]+[.U176]+[.U172]+[.U170]+[.U167]+[.U166]+[.U160]+[.U158]+[.U156]+[.U153]+[.U146]+[.U143]+[.U139]+[.U137]+[.U134]+[.U132]+[.U130]+[.U128]+[.U126]+[.U122]+[.U119]+[.U116]+[.U114]+[.U112]+[.U109]+[.U106]+[.U103]+[.U100]+[.U98]+[.U96]+[.U92]+[.U89]+[.U87]+[.U85]+[.U81]+[.U78]+[.U76]+[.U73]+[.U71]+[.U68]+[.U66]+[.U63]+[.U60]+[.U58]+[.U56]+[.U52]+[.U50]+[.U46]+[.U44]+[.U41]+[.U39]+[.U36]+[.U34]+[.U31]+[.U27]+[.U24]+[.U22]+[.U16]+[.U14]+[.U12]+[.U9]+[.U6]" ns41:value-type="float" table:style-name="TL Data" office:value="3" office:value-type="float">
            <office:annotation draw:style-name="gr1" svg:height="2.032cm" draw:caption-point-y="1.321cm" svg:width="3.568cm" svg:x="41.517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3</text:p>
          </table:table-cell>
          <table:table-cell table:formula="of:=[.V284]+[.V280]+[.V277]+[.V276]+[.V274]+[.V273]+[.V271]+[.V269]+[.V267]+[.V259]+[.V258]+[.V256]+[.V253]+[.V250]+[.V247]+[.V244]+[.V242]+[.V240]+[.V238]+[.V233]+[.V231]+[.V225]+[.V222]+[.V220]+[.V219]+[.V214]+[.V210]+[.V207]+[.V205]+[.V203]+[.V200]+[.V198]+[.V196]+[.V193]+[.V188]+[.V186]+[.V183]+[.V181]+[.V180]+[.V178]+[.V176]+[.V172]+[.V170]+[.V167]+[.V166]+[.V160]+[.V158]+[.V156]+[.V153]+[.V146]+[.V143]+[.V139]+[.V137]+[.V134]+[.V132]+[.V130]+[.V128]+[.V126]+[.V122]+[.V119]+[.V116]+[.V114]+[.V112]+[.V109]+[.V106]+[.V103]+[.V100]+[.V98]+[.V96]+[.V92]+[.V89]+[.V87]+[.V85]+[.V81]+[.V78]+[.V76]+[.V73]+[.V71]+[.V68]+[.V66]+[.V63]+[.V60]+[.V58]+[.V56]+[.V52]+[.V50]+[.V46]+[.V44]+[.V41]+[.V39]+[.V36]+[.V34]+[.V31]+[.V27]+[.V24]+[.V22]+[.V16]+[.V14]+[.V12]+[.V9]+[.V6]" ns41:value-type="float" table:style-name="TL Data" office:value="29" office:value-type="float">
            <text:p>29</text:p>
          </table:table-cell>
          <table:table-cell table:formula="of:=[.W284]+[.W280]+[.W277]+[.W276]+[.W274]+[.W273]+[.W271]+[.W269]+[.W267]+[.W259]+[.W258]+[.W256]+[.W253]+[.W250]+[.W247]+[.W244]+[.W242]+[.W240]+[.W238]+[.W233]+[.W231]+[.W225]+[.W222]+[.W220]+[.W219]+[.W214]+[.W210]+[.W207]+[.W205]+[.W203]+[.W200]+[.W198]+[.W196]+[.W193]+[.W188]+[.W186]+[.W183]+[.W181]+[.W180]+[.W178]+[.W176]+[.W172]+[.W170]+[.W167]+[.W166]+[.W160]+[.W158]+[.W156]+[.W153]+[.W146]+[.W143]+[.W139]+[.W137]+[.W134]+[.W132]+[.W130]+[.W128]+[.W126]+[.W122]+[.W119]+[.W116]+[.W114]+[.W112]+[.W109]+[.W106]+[.W103]+[.W100]+[.W98]+[.W96]+[.W92]+[.W89]+[.W87]+[.W85]+[.W81]+[.W78]+[.W76]+[.W73]+[.W71]+[.W68]+[.W66]+[.W63]+[.W60]+[.W58]+[.W56]+[.W52]+[.W50]+[.W46]+[.W44]+[.W41]+[.W39]+[.W36]+[.W34]+[.W31]+[.W27]+[.W24]+[.W22]+[.W16]+[.W14]+[.W12]+[.W9]+[.W6]" ns41:value-type="float" table:style-name="TL Data" office:value="71" office:value-type="float">
            <office:annotation draw:style-name="gr1" svg:height="2.032cm" draw:caption-point-y="1.321cm" svg:width="3.569cm" svg:x="45.083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2</text:span></text:p>
            </office:annotation>
            <text:p>71</text:p>
          </table:table-cell>
          <table:table-cell table:formula="of:=[.X284]+[.X280]+[.X277]+[.X276]+[.X274]+[.X273]+[.X271]+[.X269]+[.X267]+[.X259]+[.X258]+[.X256]+[.X253]+[.X250]+[.X247]+[.X244]+[.X242]+[.X240]+[.X238]+[.X233]+[.X231]+[.X225]+[.X222]+[.X220]+[.X219]+[.X214]+[.X210]+[.X207]+[.X205]+[.X203]+[.X200]+[.X198]+[.X196]+[.X193]+[.X188]+[.X186]+[.X183]+[.X181]+[.X180]+[.X178]+[.X176]+[.X172]+[.X170]+[.X167]+[.X166]+[.X160]+[.X158]+[.X156]+[.X153]+[.X146]+[.X143]+[.X139]+[.X137]+[.X134]+[.X132]+[.X130]+[.X128]+[.X126]+[.X122]+[.X119]+[.X116]+[.X114]+[.X112]+[.X109]+[.X106]+[.X103]+[.X100]+[.X98]+[.X96]+[.X92]+[.X89]+[.X87]+[.X85]+[.X81]+[.X78]+[.X76]+[.X73]+[.X71]+[.X68]+[.X66]+[.X63]+[.X60]+[.X58]+[.X56]+[.X52]+[.X50]+[.X46]+[.X44]+[.X41]+[.X39]+[.X36]+[.X34]+[.X31]+[.X27]+[.X24]+[.X22]+[.X16]+[.X14]+[.X12]+[.X9]+[.X6]" ns41:value-type="float" table:style-name="TL Data" office:value="59" office:value-type="float">
            <text:p>59</text:p>
          </table:table-cell>
          <table:table-cell table:formula="of:=[.Y284]+[.Y280]+[.Y277]+[.Y276]+[.Y274]+[.Y273]+[.Y271]+[.Y269]+[.Y267]+[.Y259]+[.Y258]+[.Y256]+[.Y253]+[.Y250]+[.Y247]+[.Y244]+[.Y242]+[.Y240]+[.Y238]+[.Y233]+[.Y231]+[.Y225]+[.Y222]+[.Y220]+[.Y219]+[.Y214]+[.Y210]+[.Y207]+[.Y205]+[.Y203]+[.Y200]+[.Y198]+[.Y196]+[.Y193]+[.Y188]+[.Y186]+[.Y183]+[.Y181]+[.Y180]+[.Y178]+[.Y176]+[.Y172]+[.Y170]+[.Y167]+[.Y166]+[.Y160]+[.Y158]+[.Y156]+[.Y153]+[.Y146]+[.Y143]+[.Y139]+[.Y137]+[.Y134]+[.Y132]+[.Y130]+[.Y128]+[.Y126]+[.Y122]+[.Y119]+[.Y116]+[.Y114]+[.Y112]+[.Y109]+[.Y106]+[.Y103]+[.Y100]+[.Y98]+[.Y96]+[.Y92]+[.Y89]+[.Y87]+[.Y85]+[.Y81]+[.Y78]+[.Y76]+[.Y73]+[.Y71]+[.Y68]+[.Y66]+[.Y63]+[.Y60]+[.Y58]+[.Y56]+[.Y52]+[.Y50]+[.Y46]+[.Y44]+[.Y41]+[.Y39]+[.Y36]+[.Y34]+[.Y31]+[.Y27]+[.Y24]+[.Y22]+[.Y16]+[.Y14]+[.Y12]+[.Y9]+[.Y6]" ns41:value-type="float" table:style-name="ce24" office:value-type="float" office:value="734">
            <office:annotation draw:style-name="gr1" svg:height="2.032cm" draw:caption-point-y="1.321cm" svg:width="3.568cm" svg:x="48.65cm" draw:caption-point-x="-1.381cm" svg:y="132.843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52</text:span></text:p>
            </office:annotation>
            <text:p>734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10" office:value-type="string">
            <text:p>Gas</text:p>
          </table:table-cell>
          <table:table-cell table:style-name="Default"/>
          <table:table-cell table:formula="of:=[.D7]+[.D47]+[.D61]+[.D69]+[.D110]+[.D120]+[.D123]+[.D144]+[.D154]+[.D211]+[.D217]+[.D243]+[.D245]+[.D254]+[.D261]+[.D281]" ns41:value-type="float" table:style-name="ce23" office:value-type="float" office:value="1">
            <text:p>1</text:p>
          </table:table-cell>
          <table:table-cell table:formula="of:=[.E7]+[.E47]+[.E61]+[.E69]+[.E110]+[.E120]+[.E123]+[.E144]+[.E154]+[.E211]+[.E217]+[.E243]+[.E245]+[.E254]+[.E261]+[.E281]" ns41:value-type="float" table:style-name="TL Data" office:value="21" office:value-type="float">
            <text:p>21</text:p>
          </table:table-cell>
          <table:table-cell table:formula="of:=[.F7]+[.F47]+[.F61]+[.F69]+[.F110]+[.F120]+[.F123]+[.F144]+[.F154]+[.F211]+[.F217]+[.F243]+[.F245]+[.F254]+[.F261]+[.F281]" ns41:value-type="float" table:style-name="TL Data" office:value="3" office:value-type="float">
            <text:p>3</text:p>
          </table:table-cell>
          <table:table-cell table:formula="of:=[.G7]+[.G47]+[.G61]+[.G69]+[.G110]+[.G120]+[.G123]+[.G144]+[.G154]+[.G211]+[.G217]+[.G243]+[.G245]+[.G254]+[.G261]+[.G281]" ns41:value-type="float" table:style-name="TL Data" office:value="2" office:value-type="float">
            <text:p>2</text:p>
          </table:table-cell>
          <table:table-cell table:formula="of:=[.H7]+[.H47]+[.H61]+[.H69]+[.H110]+[.H120]+[.H123]+[.H144]+[.H154]+[.H211]+[.H217]+[.H243]+[.H245]+[.H254]+[.H261]+[.H281]" ns41:value-type="float" table:style-name="TL Data" office:value="2" office:value-type="float">
            <office:annotation draw:style-name="gr1" svg:height="2.032cm" draw:caption-point-y="1.322cm" svg:width="3.568cm" svg:x="18.334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2</text:p>
          </table:table-cell>
          <table:table-cell table:formula="of:=[.I7]+[.I47]+[.I61]+[.I69]+[.I110]+[.I120]+[.I123]+[.I144]+[.I154]+[.I211]+[.I217]+[.I243]+[.I245]+[.I254]+[.I261]+[.I281]" ns41:value-type="float" table:style-name="TL Data" office:value="1" office:value-type="float">
            <office:annotation draw:style-name="gr1" svg:height="2.032cm" draw:caption-point-y="1.322cm" svg:width="3.568cm" svg:x="20.117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formula="of:=[.J7]+[.J47]+[.J61]+[.J69]+[.J110]+[.J120]+[.J123]+[.J144]+[.J154]+[.J211]+[.J217]+[.J243]+[.J245]+[.J254]+[.J261]+[.J281]" ns41:value-type="float" table:style-name="TL Data" office:value="0" office:value-type="float">
            <text:p>0</text:p>
          </table:table-cell>
          <table:table-cell table:formula="of:=[.K7]+[.K47]+[.K61]+[.K69]+[.K110]+[.K120]+[.K123]+[.K144]+[.K154]+[.K211]+[.K217]+[.K243]+[.K245]+[.K254]+[.K261]+[.K281]" ns41:value-type="float" table:style-name="TL Data" office:value="0" office:value-type="float">
            <text:p>0</text:p>
          </table:table-cell>
          <table:table-cell table:formula="of:=[.L7]+[.L47]+[.L61]+[.L69]+[.L110]+[.L120]+[.L123]+[.L144]+[.L154]+[.L211]+[.L217]+[.L243]+[.L245]+[.L254]+[.L261]+[.L281]" ns41:value-type="float" table:style-name="TL Data" office:value="1" office:value-type="float">
            <text:p>1</text:p>
          </table:table-cell>
          <table:table-cell table:formula="of:=[.M7]+[.M47]+[.M61]+[.M69]+[.M110]+[.M120]+[.M123]+[.M144]+[.M154]+[.M211]+[.M217]+[.M243]+[.M245]+[.M254]+[.M261]+[.M281]" ns41:value-type="float" table:style-name="TL Data" office:value="6" office:value-type="float">
            <office:annotation draw:style-name="gr1" svg:height="2.032cm" draw:caption-point-y="1.322cm" svg:width="3.569cm" svg:x="27.25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4</text:span></text:p>
            </office:annotation>
            <text:p>6</text:p>
          </table:table-cell>
          <table:table-cell table:formula="of:=[.N7]+[.N47]+[.N61]+[.N69]+[.N110]+[.N120]+[.N123]+[.N144]+[.N154]+[.N211]+[.N217]+[.N243]+[.N245]+[.N254]+[.N261]+[.N281]" ns41:value-type="float" table:style-name="TL Data" office:value="0" office:value-type="float">
            <text:p>0</text:p>
          </table:table-cell>
          <table:table-cell table:formula="of:=[.O7]+[.O47]+[.O61]+[.O69]+[.O110]+[.O120]+[.O123]+[.O144]+[.O154]+[.O211]+[.O217]+[.O243]+[.O245]+[.O254]+[.O261]+[.O281]" ns41:value-type="float" table:style-name="TL Data" office:value="0" office:value-type="float">
            <text:p>0</text:p>
          </table:table-cell>
          <table:table-cell table:formula="of:=[.P7]+[.P47]+[.P61]+[.P69]+[.P110]+[.P120]+[.P123]+[.P144]+[.P154]+[.P211]+[.P217]+[.P243]+[.P245]+[.P254]+[.P261]+[.P281]" ns41:value-type="float" table:style-name="TL Data" office:value="1" office:value-type="float">
            <office:annotation draw:style-name="gr1" svg:height="2.032cm" draw:caption-point-y="1.322cm" svg:width="3.569cm" svg:x="32.6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1</text:p>
          </table:table-cell>
          <table:table-cell table:formula="of:=[.Q7]+[.Q47]+[.Q61]+[.Q69]+[.Q110]+[.Q120]+[.Q123]+[.Q144]+[.Q154]+[.Q211]+[.Q217]+[.Q243]+[.Q245]+[.Q254]+[.Q261]+[.Q281]" ns41:value-type="float" table:style-name="TL Data" office:value="2" office:value-type="float">
            <office:annotation draw:style-name="gr1" svg:height="2.032cm" draw:caption-point-y="1.322cm" svg:width="3.568cm" svg:x="34.384cm" draw:caption-point-x="-1.382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2</text:p>
          </table:table-cell>
          <table:table-cell table:formula="of:=[.R7]+[.R47]+[.R61]+[.R69]+[.R110]+[.R120]+[.R123]+[.R144]+[.R154]+[.R211]+[.R217]+[.R243]+[.R245]+[.R254]+[.R261]+[.R281]" ns41:value-type="float" table:style-name="TL Data" office:value="1" office:value-type="float">
            <text:p>1</text:p>
          </table:table-cell>
          <table:table-cell table:formula="of:=[.S7]+[.S47]+[.S61]+[.S69]+[.S110]+[.S120]+[.S123]+[.S144]+[.S154]+[.S211]+[.S217]+[.S243]+[.S245]+[.S254]+[.S261]+[.S281]" ns41:value-type="float" table:style-name="TL Data" office:value="34" office:value-type="float">
            <office:annotation draw:style-name="gr1" svg:height="2.032cm" draw:caption-point-y="1.322cm" svg:width="3.568cm" svg:x="37.95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2</text:span></text:p>
            </office:annotation>
            <text:p>34</text:p>
          </table:table-cell>
          <table:table-cell table:formula="of:=[.T7]+[.T47]+[.T61]+[.T69]+[.T110]+[.T120]+[.T123]+[.T144]+[.T154]+[.T211]+[.T217]+[.T243]+[.T245]+[.T254]+[.T261]+[.T281]" ns41:value-type="float" table:style-name="TL Data" office:value="0" office:value-type="float">
            <text:p>0</text:p>
          </table:table-cell>
          <table:table-cell table:formula="of:=[.U7]+[.U47]+[.U61]+[.U69]+[.U110]+[.U120]+[.U123]+[.U144]+[.U154]+[.U211]+[.U217]+[.U243]+[.U245]+[.U254]+[.U261]+[.U281]" ns41:value-type="float" table:style-name="TL Data" office:value="0" office:value-type="float">
            <text:p>0</text:p>
          </table:table-cell>
          <table:table-cell table:formula="of:=[.V7]+[.V47]+[.V61]+[.V69]+[.V110]+[.V120]+[.V123]+[.V144]+[.V154]+[.V211]+[.V217]+[.V243]+[.V245]+[.V254]+[.V261]+[.V281]" ns41:value-type="float" table:style-name="TL Data" office:value="11" office:value-type="float">
            <office:annotation draw:style-name="gr1" svg:height="2.032cm" draw:caption-point-y="1.322cm" svg:width="3.568cm" svg:x="43.3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2</text:span></text:p>
            </office:annotation>
            <text:p>11</text:p>
          </table:table-cell>
          <table:table-cell table:formula="of:=[.W7]+[.W47]+[.W61]+[.W69]+[.W110]+[.W120]+[.W123]+[.W144]+[.W154]+[.W211]+[.W217]+[.W243]+[.W245]+[.W254]+[.W261]+[.W281]" ns41:value-type="float" table:style-name="TL Data" office:value="1" office:value-type="float">
            <text:p>1</text:p>
          </table:table-cell>
          <table:table-cell table:formula="of:=[.X7]+[.X47]+[.X61]+[.X69]+[.X110]+[.X120]+[.X123]+[.X144]+[.X154]+[.X211]+[.X217]+[.X243]+[.X245]+[.X254]+[.X261]+[.X281]" ns41:value-type="float" table:style-name="TL Data" office:value="0" office:value-type="float">
            <text:p>0</text:p>
          </table:table-cell>
          <table:table-cell table:formula="of:=[.Y7]+[.Y47]+[.Y61]+[.Y69]+[.Y110]+[.Y120]+[.Y123]+[.Y144]+[.Y154]+[.Y211]+[.Y217]+[.Y243]+[.Y245]+[.Y254]+[.Y261]+[.Y281]" ns41:value-type="float" table:style-name="ce24" office:value-type="float" office:value="87">
            <office:annotation draw:style-name="gr1" svg:height="2.032cm" draw:caption-point-y="1.322cm" svg:width="3.568cm" svg:x="48.65cm" draw:caption-point-x="-1.381cm" svg:y="133.308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0</text:span></text:p>
            </office:annotation>
            <text:p>87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10" office:value-type="string">
            <text:p>Water</text:p>
          </table:table-cell>
          <table:table-cell table:style-name="Default"/>
          <table:table-cell table:formula="of:=[.D48]+[.D94]+[.D107]+[.D124]+[.D163]+[.D189]+[.D194]+[.D262]" ns41:value-type="float" table:style-name="ce23" office:value-type="float" office:value="0">
            <text:p>0</text:p>
          </table:table-cell>
          <table:table-cell table:formula="of:=[.E48]+[.E94]+[.E107]+[.E124]+[.E163]+[.E189]+[.E194]+[.E262]" ns41:value-type="float" table:style-name="TL Data" office:value="0" office:value-type="float">
            <text:p>0</text:p>
          </table:table-cell>
          <table:table-cell table:formula="of:=[.F48]+[.F94]+[.F107]+[.F124]+[.F163]+[.F189]+[.F194]+[.F262]" ns41:value-type="float" table:style-name="TL Data" office:value="0" office:value-type="float">
            <text:p>0</text:p>
          </table:table-cell>
          <table:table-cell table:formula="of:=[.G48]+[.G94]+[.G107]+[.G124]+[.G163]+[.G189]+[.G194]+[.G262]" ns41:value-type="float" table:style-name="TL Data" office:value="0" office:value-type="float">
            <text:p>0</text:p>
          </table:table-cell>
          <table:table-cell table:formula="of:=[.H48]+[.H94]+[.H107]+[.H124]+[.H163]+[.H189]+[.H194]+[.H262]" ns41:value-type="float" table:style-name="TL Data" office:value="0" office:value-type="float">
            <text:p>0</text:p>
          </table:table-cell>
          <table:table-cell table:formula="of:=[.I48]+[.I94]+[.I107]+[.I124]+[.I163]+[.I189]+[.I194]+[.I262]" ns41:value-type="float" table:style-name="TL Data" office:value="0" office:value-type="float">
            <text:p>0</text:p>
          </table:table-cell>
          <table:table-cell table:formula="of:=[.J48]+[.J94]+[.J107]+[.J124]+[.J163]+[.J189]+[.J194]+[.J262]" ns41:value-type="float" table:style-name="TL Data" office:value="0" office:value-type="float">
            <text:p>0</text:p>
          </table:table-cell>
          <table:table-cell table:formula="of:=[.K48]+[.K94]+[.K107]+[.K124]+[.K163]+[.K189]+[.K194]+[.K262]" ns41:value-type="float" table:style-name="TL Data" office:value="0" office:value-type="float">
            <text:p>0</text:p>
          </table:table-cell>
          <table:table-cell table:formula="of:=[.L48]+[.L94]+[.L107]+[.L124]+[.L163]+[.L189]+[.L194]+[.L262]" ns41:value-type="float" table:style-name="TL Data" office:value="0" office:value-type="float">
            <text:p>0</text:p>
          </table:table-cell>
          <table:table-cell table:formula="of:=[.M48]+[.M94]+[.M107]+[.M124]+[.M163]+[.M189]+[.M194]+[.M262]" ns41:value-type="float" table:style-name="TL Data" office:value="0" office:value-type="float">
            <text:p>0</text:p>
          </table:table-cell>
          <table:table-cell table:formula="of:=[.N48]+[.N94]+[.N107]+[.N124]+[.N163]+[.N189]+[.N194]+[.N262]" ns41:value-type="float" table:style-name="TL Data" office:value="0" office:value-type="float">
            <text:p>0</text:p>
          </table:table-cell>
          <table:table-cell table:formula="of:=[.O48]+[.O94]+[.O107]+[.O124]+[.O163]+[.O189]+[.O194]+[.O262]" ns41:value-type="float" table:style-name="TL Data" office:value="0" office:value-type="float">
            <text:p>0</text:p>
          </table:table-cell>
          <table:table-cell table:formula="of:=[.P48]+[.P94]+[.P107]+[.P124]+[.P163]+[.P189]+[.P194]+[.P262]" ns41:value-type="float" table:style-name="TL Data" office:value="0" office:value-type="float">
            <text:p>0</text:p>
          </table:table-cell>
          <table:table-cell table:formula="of:=[.Q48]+[.Q94]+[.Q107]+[.Q124]+[.Q163]+[.Q189]+[.Q194]+[.Q262]" ns41:value-type="float" table:style-name="TL Data" office:value="0" office:value-type="float">
            <text:p>0</text:p>
          </table:table-cell>
          <table:table-cell table:formula="of:=[.R48]+[.R94]+[.R107]+[.R124]+[.R163]+[.R189]+[.R194]+[.R262]" ns41:value-type="float" table:style-name="TL Data" office:value="2" office:value-type="float">
            <text:p>2</text:p>
          </table:table-cell>
          <table:table-cell table:formula="of:=[.S48]+[.S94]+[.S107]+[.S124]+[.S163]+[.S189]+[.S194]+[.S262]" ns41:value-type="float" table:style-name="TL Data" office:value="19" office:value-type="float">
            <office:annotation draw:style-name="gr1" svg:height="2.032cm" draw:caption-point-y="1.321cm" svg:width="3.568cm" svg:x="37.95cm" draw:caption-point-x="-1.381cm" svg:y="133.77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0</text:span></text:p>
            </office:annotation>
            <text:p>19</text:p>
          </table:table-cell>
          <table:table-cell table:formula="of:=[.T48]+[.T94]+[.T107]+[.T124]+[.T163]+[.T189]+[.T194]+[.T262]" ns41:value-type="float" table:style-name="TL Data" office:value="1" office:value-type="float">
            <text:p>1</text:p>
          </table:table-cell>
          <table:table-cell table:formula="of:=[.U48]+[.U94]+[.U107]+[.U124]+[.U163]+[.U189]+[.U194]+[.U262]" ns41:value-type="float" table:style-name="TL Data" office:value="0" office:value-type="float">
            <text:p>0</text:p>
          </table:table-cell>
          <table:table-cell table:formula="of:=[.V48]+[.V94]+[.V107]+[.V124]+[.V163]+[.V189]+[.V194]+[.V262]" ns41:value-type="float" table:style-name="TL Data" office:value="0" office:value-type="float">
            <text:p>0</text:p>
          </table:table-cell>
          <table:table-cell table:formula="of:=[.W48]+[.W94]+[.W107]+[.W124]+[.W163]+[.W189]+[.W194]+[.W262]" ns41:value-type="float" table:style-name="TL Data" office:value="0" office:value-type="float">
            <text:p>0</text:p>
          </table:table-cell>
          <table:table-cell table:formula="of:=[.X48]+[.X94]+[.X107]+[.X124]+[.X163]+[.X189]+[.X194]+[.X262]" ns41:value-type="float" table:style-name="TL Data" office:value="0" office:value-type="float">
            <text:p>0</text:p>
          </table:table-cell>
          <table:table-cell table:formula="of:=[.Y48]+[.Y94]+[.Y107]+[.Y124]+[.Y163]+[.Y189]+[.Y194]+[.Y262]" ns41:value-type="float" table:style-name="ce24" office:value-type="float" office:value="22">
            <office:annotation draw:style-name="gr1" svg:height="2.032cm" draw:caption-point-y="1.321cm" svg:width="3.568cm" svg:x="48.65cm" draw:caption-point-x="-1.381cm" svg:y="133.77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3</text:span></text:p>
            </office:annotation>
            <text:p>22</text:p>
          </table:table-cell>
          <table:table-cell table:number-columns-repeated="999"/>
        </table:table-row>
        <table:table-row table:style-name="ro3">
          <table:table-cell ns41:value-type="string" table:style-name="ce5" office:value-type="string">
            <text:p>Totaal</text:p>
          </table:table-cell>
          <table:table-cell ns41:value-type="string" table:style-name="ce10" office:value-type="string">
            <text:p>Wind</text:p>
          </table:table-cell>
          <table:table-cell table:style-name="Default"/>
          <table:table-cell table:formula="of:=[.D5]+[.D8]+[.D10]+[.D11]+[.D13]+[.D15]+[.D17]+[.D18]+[.D19]+[.D20]+[.D21]+[.D23]+[.D25]+[.D26]+[.D28]+[.D29]+[.D30]+[.D32]+[.D33]+[.D35]+[.D37]+[.D38]+[.D40]+[.D42]+[.D43]+[.D45]+[.D49]+[.D51]+[.D53]+[.D54]+[.D55]+[.D57]+[.D59]+[.D62]+[.D64]+[.D65]+[.D67]+[.D70]+[.D72]+[.D74]+[.D75]+[.D77]+[.D79]+[.D80]+[.D82]+[.D83]+[.D84]+[.D86]+[.D88]+[.D90]+[.D91]+[.D93]+[.D95]+[.D97]+[.D99]+[.D101]+[.D102]+[.D104]+[.D105]+[.D108]+[.D111]+[.D113]+[.D115]+[.D117]+[.D118]+[.D121]+[.D125]+[.D127]+[.D129]+[.D131]+[.D133]+[.D135]+[.D136]+[.D138]+[.D140]+[.D141]+[.D142]+[.D147]+[.D148]+[.D149]+[.D150]+[.D151]+[.D152]+[.D155]+[.D157]+[.D159]+[.D161]+[.D162]+[.D164]+[.D165]+[.D168]+[.D169]+[.D171]+[.D173]+[.D174]+[.D175]+[.D177]+[.D179]+[.D182]+[.D185]+[.D187]+[.D190]+[.D191]+[.D192]+[.D195]+[.D197]+[.D199]+[.D201]+[.D202]+[.D204]+[.D206]+[.D208]+[.D209]+[.D212]+[.D213]+[.D215]+[.D216]+[.D218]+[.D221]+[.D223]+[.D224]+[.D226]+[.D227]+[.D228]+[.D229]+[.D230]+[.D232]+[.D234]+[.D235]+[.D236]+[.D237]+[.D239]+[.D241]+[.D246]+[.D248]+[.D249]+[.D251]+[.D252]+[.D255]+[.D257]+[.D260]+[.D263]+[.D264]+[.D265]+[.D266]+[.D268]+[.D270]+[.D272]+[.D275]+[.D278]+[.D279]+[.D282]+[.D283]+[.D285]" ns41:value-type="float" table:style-name="ce23" office:value-type="float" office:value="2">
            <text:p>2</text:p>
          </table:table-cell>
          <table:table-cell table:formula="of:=[.E5]+[.E8]+[.E10]+[.E11]+[.E13]+[.E15]+[.E17]+[.E18]+[.E19]+[.E20]+[.E21]+[.E23]+[.E25]+[.E26]+[.E28]+[.E29]+[.E30]+[.E32]+[.E33]+[.E35]+[.E37]+[.E38]+[.E40]+[.E42]+[.E43]+[.E45]+[.E49]+[.E51]+[.E53]+[.E54]+[.E55]+[.E57]+[.E59]+[.E62]+[.E64]+[.E65]+[.E67]+[.E70]+[.E72]+[.E74]+[.E75]+[.E77]+[.E79]+[.E80]+[.E82]+[.E83]+[.E84]+[.E86]+[.E88]+[.E90]+[.E91]+[.E93]+[.E95]+[.E97]+[.E99]+[.E101]+[.E102]+[.E104]+[.E105]+[.E108]+[.E111]+[.E113]+[.E115]+[.E117]+[.E118]+[.E121]+[.E125]+[.E127]+[.E129]+[.E131]+[.E133]+[.E135]+[.E136]+[.E138]+[.E140]+[.E141]+[.E142]+[.E147]+[.E148]+[.E149]+[.E150]+[.E151]+[.E152]+[.E155]+[.E157]+[.E159]+[.E161]+[.E162]+[.E164]+[.E165]+[.E168]+[.E169]+[.E171]+[.E173]+[.E174]+[.E175]+[.E177]+[.E179]+[.E182]+[.E185]+[.E187]+[.E190]+[.E191]+[.E192]+[.E195]+[.E197]+[.E199]+[.E201]+[.E202]+[.E204]+[.E206]+[.E208]+[.E209]+[.E212]+[.E213]+[.E215]+[.E216]+[.E218]+[.E221]+[.E223]+[.E224]+[.E226]+[.E227]+[.E228]+[.E229]+[.E230]+[.E232]+[.E234]+[.E235]+[.E236]+[.E237]+[.E239]+[.E241]+[.E246]+[.E248]+[.E249]+[.E251]+[.E252]+[.E255]+[.E257]+[.E260]+[.E263]+[.E264]+[.E265]+[.E266]+[.E268]+[.E270]+[.E272]+[.E275]+[.E278]+[.E279]+[.E282]+[.E283]+[.E285]" ns41:value-type="float" table:style-name="TL Data" office:value="1" office:value-type="float">
            <text:p>1</text:p>
          </table:table-cell>
          <table:table-cell table:formula="of:=[.F5]+[.F8]+[.F10]+[.F11]+[.F13]+[.F15]+[.F17]+[.F18]+[.F19]+[.F20]+[.F21]+[.F23]+[.F25]+[.F26]+[.F28]+[.F29]+[.F30]+[.F32]+[.F33]+[.F35]+[.F37]+[.F38]+[.F40]+[.F42]+[.F43]+[.F45]+[.F49]+[.F51]+[.F53]+[.F54]+[.F55]+[.F57]+[.F59]+[.F62]+[.F64]+[.F65]+[.F67]+[.F70]+[.F72]+[.F74]+[.F75]+[.F77]+[.F79]+[.F80]+[.F82]+[.F83]+[.F84]+[.F86]+[.F88]+[.F90]+[.F91]+[.F93]+[.F95]+[.F97]+[.F99]+[.F101]+[.F102]+[.F104]+[.F105]+[.F108]+[.F111]+[.F113]+[.F115]+[.F117]+[.F118]+[.F121]+[.F125]+[.F127]+[.F129]+[.F131]+[.F133]+[.F135]+[.F136]+[.F138]+[.F140]+[.F141]+[.F142]+[.F147]+[.F148]+[.F149]+[.F150]+[.F151]+[.F152]+[.F155]+[.F157]+[.F159]+[.F161]+[.F162]+[.F164]+[.F165]+[.F168]+[.F169]+[.F171]+[.F173]+[.F174]+[.F175]+[.F177]+[.F179]+[.F182]+[.F185]+[.F187]+[.F190]+[.F191]+[.F192]+[.F195]+[.F197]+[.F199]+[.F201]+[.F202]+[.F204]+[.F206]+[.F208]+[.F209]+[.F212]+[.F213]+[.F215]+[.F216]+[.F218]+[.F221]+[.F223]+[.F224]+[.F226]+[.F227]+[.F228]+[.F229]+[.F230]+[.F232]+[.F234]+[.F235]+[.F236]+[.F237]+[.F239]+[.F241]+[.F246]+[.F248]+[.F249]+[.F251]+[.F252]+[.F255]+[.F257]+[.F260]+[.F263]+[.F264]+[.F265]+[.F266]+[.F268]+[.F270]+[.F272]+[.F275]+[.F278]+[.F279]+[.F282]+[.F283]+[.F285]" ns41:value-type="float" table:style-name="TL Data" office:value="1" office:value-type="float">
            <text:p>1</text:p>
          </table:table-cell>
          <table:table-cell table:formula="of:=[.G5]+[.G8]+[.G10]+[.G11]+[.G13]+[.G15]+[.G17]+[.G18]+[.G19]+[.G20]+[.G21]+[.G23]+[.G25]+[.G26]+[.G28]+[.G29]+[.G30]+[.G32]+[.G33]+[.G35]+[.G37]+[.G38]+[.G40]+[.G42]+[.G43]+[.G45]+[.G49]+[.G51]+[.G53]+[.G54]+[.G55]+[.G57]+[.G59]+[.G62]+[.G64]+[.G65]+[.G67]+[.G70]+[.G72]+[.G74]+[.G75]+[.G77]+[.G79]+[.G80]+[.G82]+[.G83]+[.G84]+[.G86]+[.G88]+[.G90]+[.G91]+[.G93]+[.G95]+[.G97]+[.G99]+[.G101]+[.G102]+[.G104]+[.G105]+[.G108]+[.G111]+[.G113]+[.G115]+[.G117]+[.G118]+[.G121]+[.G125]+[.G127]+[.G129]+[.G131]+[.G133]+[.G135]+[.G136]+[.G138]+[.G140]+[.G141]+[.G142]+[.G147]+[.G148]+[.G149]+[.G150]+[.G151]+[.G152]+[.G155]+[.G157]+[.G159]+[.G161]+[.G162]+[.G164]+[.G165]+[.G168]+[.G169]+[.G171]+[.G173]+[.G174]+[.G175]+[.G177]+[.G179]+[.G182]+[.G185]+[.G187]+[.G190]+[.G191]+[.G192]+[.G195]+[.G197]+[.G199]+[.G201]+[.G202]+[.G204]+[.G206]+[.G208]+[.G209]+[.G212]+[.G213]+[.G215]+[.G216]+[.G218]+[.G221]+[.G223]+[.G224]+[.G226]+[.G227]+[.G228]+[.G229]+[.G230]+[.G232]+[.G234]+[.G235]+[.G236]+[.G237]+[.G239]+[.G241]+[.G246]+[.G248]+[.G249]+[.G251]+[.G252]+[.G255]+[.G257]+[.G260]+[.G263]+[.G264]+[.G265]+[.G266]+[.G268]+[.G270]+[.G272]+[.G275]+[.G278]+[.G279]+[.G282]+[.G283]+[.G285]" ns41:value-type="float" table:style-name="TL Data" office:value="1" office:value-type="float">
            <text:p>1</text:p>
          </table:table-cell>
          <table:table-cell table:formula="of:=[.H5]+[.H8]+[.H10]+[.H11]+[.H13]+[.H15]+[.H17]+[.H18]+[.H19]+[.H20]+[.H21]+[.H23]+[.H25]+[.H26]+[.H28]+[.H29]+[.H30]+[.H32]+[.H33]+[.H35]+[.H37]+[.H38]+[.H40]+[.H42]+[.H43]+[.H45]+[.H49]+[.H51]+[.H53]+[.H54]+[.H55]+[.H57]+[.H59]+[.H62]+[.H64]+[.H65]+[.H67]+[.H70]+[.H72]+[.H74]+[.H75]+[.H77]+[.H79]+[.H80]+[.H82]+[.H83]+[.H84]+[.H86]+[.H88]+[.H90]+[.H91]+[.H93]+[.H95]+[.H97]+[.H99]+[.H101]+[.H102]+[.H104]+[.H105]+[.H108]+[.H111]+[.H113]+[.H115]+[.H117]+[.H118]+[.H121]+[.H125]+[.H127]+[.H129]+[.H131]+[.H133]+[.H135]+[.H136]+[.H138]+[.H140]+[.H141]+[.H142]+[.H147]+[.H148]+[.H149]+[.H150]+[.H151]+[.H152]+[.H155]+[.H157]+[.H159]+[.H161]+[.H162]+[.H164]+[.H165]+[.H168]+[.H169]+[.H171]+[.H173]+[.H174]+[.H175]+[.H177]+[.H179]+[.H182]+[.H185]+[.H187]+[.H190]+[.H191]+[.H192]+[.H195]+[.H197]+[.H199]+[.H201]+[.H202]+[.H204]+[.H206]+[.H208]+[.H209]+[.H212]+[.H213]+[.H215]+[.H216]+[.H218]+[.H221]+[.H223]+[.H224]+[.H226]+[.H227]+[.H228]+[.H229]+[.H230]+[.H232]+[.H234]+[.H235]+[.H236]+[.H237]+[.H239]+[.H241]+[.H246]+[.H248]+[.H249]+[.H251]+[.H252]+[.H255]+[.H257]+[.H260]+[.H263]+[.H264]+[.H265]+[.H266]+[.H268]+[.H270]+[.H272]+[.H275]+[.H278]+[.H279]+[.H282]+[.H283]+[.H285]" ns41:value-type="float" table:style-name="TL Data" office:value="14" office:value-type="float">
            <text:p>14</text:p>
          </table:table-cell>
          <table:table-cell table:formula="of:=[.I5]+[.I8]+[.I10]+[.I11]+[.I13]+[.I15]+[.I17]+[.I18]+[.I19]+[.I20]+[.I21]+[.I23]+[.I25]+[.I26]+[.I28]+[.I29]+[.I30]+[.I32]+[.I33]+[.I35]+[.I37]+[.I38]+[.I40]+[.I42]+[.I43]+[.I45]+[.I49]+[.I51]+[.I53]+[.I54]+[.I55]+[.I57]+[.I59]+[.I62]+[.I64]+[.I65]+[.I67]+[.I70]+[.I72]+[.I74]+[.I75]+[.I77]+[.I79]+[.I80]+[.I82]+[.I83]+[.I84]+[.I86]+[.I88]+[.I90]+[.I91]+[.I93]+[.I95]+[.I97]+[.I99]+[.I101]+[.I102]+[.I104]+[.I105]+[.I108]+[.I111]+[.I113]+[.I115]+[.I117]+[.I118]+[.I121]+[.I125]+[.I127]+[.I129]+[.I131]+[.I133]+[.I135]+[.I136]+[.I138]+[.I140]+[.I141]+[.I142]+[.I147]+[.I148]+[.I149]+[.I150]+[.I151]+[.I152]+[.I155]+[.I157]+[.I159]+[.I161]+[.I162]+[.I164]+[.I165]+[.I168]+[.I169]+[.I171]+[.I173]+[.I174]+[.I175]+[.I177]+[.I179]+[.I182]+[.I185]+[.I187]+[.I190]+[.I191]+[.I192]+[.I195]+[.I197]+[.I199]+[.I201]+[.I202]+[.I204]+[.I206]+[.I208]+[.I209]+[.I212]+[.I213]+[.I215]+[.I216]+[.I218]+[.I221]+[.I223]+[.I224]+[.I226]+[.I227]+[.I228]+[.I229]+[.I230]+[.I232]+[.I234]+[.I235]+[.I236]+[.I237]+[.I239]+[.I241]+[.I246]+[.I248]+[.I249]+[.I251]+[.I252]+[.I255]+[.I257]+[.I260]+[.I263]+[.I264]+[.I265]+[.I266]+[.I268]+[.I270]+[.I272]+[.I275]+[.I278]+[.I279]+[.I282]+[.I283]+[.I285]" ns41:value-type="float" table:style-name="TL Data" office:value="0" office:value-type="float">
            <text:p>0</text:p>
          </table:table-cell>
          <table:table-cell table:formula="of:=[.J5]+[.J8]+[.J10]+[.J11]+[.J13]+[.J15]+[.J17]+[.J18]+[.J19]+[.J20]+[.J21]+[.J23]+[.J25]+[.J26]+[.J28]+[.J29]+[.J30]+[.J32]+[.J33]+[.J35]+[.J37]+[.J38]+[.J40]+[.J42]+[.J43]+[.J45]+[.J49]+[.J51]+[.J53]+[.J54]+[.J55]+[.J57]+[.J59]+[.J62]+[.J64]+[.J65]+[.J67]+[.J70]+[.J72]+[.J74]+[.J75]+[.J77]+[.J79]+[.J80]+[.J82]+[.J83]+[.J84]+[.J86]+[.J88]+[.J90]+[.J91]+[.J93]+[.J95]+[.J97]+[.J99]+[.J101]+[.J102]+[.J104]+[.J105]+[.J108]+[.J111]+[.J113]+[.J115]+[.J117]+[.J118]+[.J121]+[.J125]+[.J127]+[.J129]+[.J131]+[.J133]+[.J135]+[.J136]+[.J138]+[.J140]+[.J141]+[.J142]+[.J147]+[.J148]+[.J149]+[.J150]+[.J151]+[.J152]+[.J155]+[.J157]+[.J159]+[.J161]+[.J162]+[.J164]+[.J165]+[.J168]+[.J169]+[.J171]+[.J173]+[.J174]+[.J175]+[.J177]+[.J179]+[.J182]+[.J185]+[.J187]+[.J190]+[.J191]+[.J192]+[.J195]+[.J197]+[.J199]+[.J201]+[.J202]+[.J204]+[.J206]+[.J208]+[.J209]+[.J212]+[.J213]+[.J215]+[.J216]+[.J218]+[.J221]+[.J223]+[.J224]+[.J226]+[.J227]+[.J228]+[.J229]+[.J230]+[.J232]+[.J234]+[.J235]+[.J236]+[.J237]+[.J239]+[.J241]+[.J246]+[.J248]+[.J249]+[.J251]+[.J252]+[.J255]+[.J257]+[.J260]+[.J263]+[.J264]+[.J265]+[.J266]+[.J268]+[.J270]+[.J272]+[.J275]+[.J278]+[.J279]+[.J282]+[.J283]+[.J285]" ns41:value-type="float" table:style-name="TL Data" office:value="0" office:value-type="float">
            <text:p>0</text:p>
          </table:table-cell>
          <table:table-cell table:formula="of:=[.K5]+[.K8]+[.K10]+[.K11]+[.K13]+[.K15]+[.K17]+[.K18]+[.K19]+[.K20]+[.K21]+[.K23]+[.K25]+[.K26]+[.K28]+[.K29]+[.K30]+[.K32]+[.K33]+[.K35]+[.K37]+[.K38]+[.K40]+[.K42]+[.K43]+[.K45]+[.K49]+[.K51]+[.K53]+[.K54]+[.K55]+[.K57]+[.K59]+[.K62]+[.K64]+[.K65]+[.K67]+[.K70]+[.K72]+[.K74]+[.K75]+[.K77]+[.K79]+[.K80]+[.K82]+[.K83]+[.K84]+[.K86]+[.K88]+[.K90]+[.K91]+[.K93]+[.K95]+[.K97]+[.K99]+[.K101]+[.K102]+[.K104]+[.K105]+[.K108]+[.K111]+[.K113]+[.K115]+[.K117]+[.K118]+[.K121]+[.K125]+[.K127]+[.K129]+[.K131]+[.K133]+[.K135]+[.K136]+[.K138]+[.K140]+[.K141]+[.K142]+[.K147]+[.K148]+[.K149]+[.K150]+[.K151]+[.K152]+[.K155]+[.K157]+[.K159]+[.K161]+[.K162]+[.K164]+[.K165]+[.K168]+[.K169]+[.K171]+[.K173]+[.K174]+[.K175]+[.K177]+[.K179]+[.K182]+[.K185]+[.K187]+[.K190]+[.K191]+[.K192]+[.K195]+[.K197]+[.K199]+[.K201]+[.K202]+[.K204]+[.K206]+[.K208]+[.K209]+[.K212]+[.K213]+[.K215]+[.K216]+[.K218]+[.K221]+[.K223]+[.K224]+[.K226]+[.K227]+[.K228]+[.K229]+[.K230]+[.K232]+[.K234]+[.K235]+[.K236]+[.K237]+[.K239]+[.K241]+[.K246]+[.K248]+[.K249]+[.K251]+[.K252]+[.K255]+[.K257]+[.K260]+[.K263]+[.K264]+[.K265]+[.K266]+[.K268]+[.K270]+[.K272]+[.K275]+[.K278]+[.K279]+[.K282]+[.K283]+[.K285]" ns41:value-type="float" table:style-name="TL Data" office:value="1" office:value-type="float">
            <text:p>1</text:p>
          </table:table-cell>
          <table:table-cell table:formula="of:=[.L5]+[.L8]+[.L10]+[.L11]+[.L13]+[.L15]+[.L17]+[.L18]+[.L19]+[.L20]+[.L21]+[.L23]+[.L25]+[.L26]+[.L28]+[.L29]+[.L30]+[.L32]+[.L33]+[.L35]+[.L37]+[.L38]+[.L40]+[.L42]+[.L43]+[.L45]+[.L49]+[.L51]+[.L53]+[.L54]+[.L55]+[.L57]+[.L59]+[.L62]+[.L64]+[.L65]+[.L67]+[.L70]+[.L72]+[.L74]+[.L75]+[.L77]+[.L79]+[.L80]+[.L82]+[.L83]+[.L84]+[.L86]+[.L88]+[.L90]+[.L91]+[.L93]+[.L95]+[.L97]+[.L99]+[.L101]+[.L102]+[.L104]+[.L105]+[.L108]+[.L111]+[.L113]+[.L115]+[.L117]+[.L118]+[.L121]+[.L125]+[.L127]+[.L129]+[.L131]+[.L133]+[.L135]+[.L136]+[.L138]+[.L140]+[.L141]+[.L142]+[.L147]+[.L148]+[.L149]+[.L150]+[.L151]+[.L152]+[.L155]+[.L157]+[.L159]+[.L161]+[.L162]+[.L164]+[.L165]+[.L168]+[.L169]+[.L171]+[.L173]+[.L174]+[.L175]+[.L177]+[.L179]+[.L182]+[.L185]+[.L187]+[.L190]+[.L191]+[.L192]+[.L195]+[.L197]+[.L199]+[.L201]+[.L202]+[.L204]+[.L206]+[.L208]+[.L209]+[.L212]+[.L213]+[.L215]+[.L216]+[.L218]+[.L221]+[.L223]+[.L224]+[.L226]+[.L227]+[.L228]+[.L229]+[.L230]+[.L232]+[.L234]+[.L235]+[.L236]+[.L237]+[.L239]+[.L241]+[.L246]+[.L248]+[.L249]+[.L251]+[.L252]+[.L255]+[.L257]+[.L260]+[.L263]+[.L264]+[.L265]+[.L266]+[.L268]+[.L270]+[.L272]+[.L275]+[.L278]+[.L279]+[.L282]+[.L283]+[.L285]" ns41:value-type="float" table:style-name="TL Data" office:value="0" office:value-type="float">
            <text:p>0</text:p>
          </table:table-cell>
          <table:table-cell table:formula="of:=[.M5]+[.M8]+[.M10]+[.M11]+[.M13]+[.M15]+[.M17]+[.M18]+[.M19]+[.M20]+[.M21]+[.M23]+[.M25]+[.M26]+[.M28]+[.M29]+[.M30]+[.M32]+[.M33]+[.M35]+[.M37]+[.M38]+[.M40]+[.M42]+[.M43]+[.M45]+[.M49]+[.M51]+[.M53]+[.M54]+[.M55]+[.M57]+[.M59]+[.M62]+[.M64]+[.M65]+[.M67]+[.M70]+[.M72]+[.M74]+[.M75]+[.M77]+[.M79]+[.M80]+[.M82]+[.M83]+[.M84]+[.M86]+[.M88]+[.M90]+[.M91]+[.M93]+[.M95]+[.M97]+[.M99]+[.M101]+[.M102]+[.M104]+[.M105]+[.M108]+[.M111]+[.M113]+[.M115]+[.M117]+[.M118]+[.M121]+[.M125]+[.M127]+[.M129]+[.M131]+[.M133]+[.M135]+[.M136]+[.M138]+[.M140]+[.M141]+[.M142]+[.M147]+[.M148]+[.M149]+[.M150]+[.M151]+[.M152]+[.M155]+[.M157]+[.M159]+[.M161]+[.M162]+[.M164]+[.M165]+[.M168]+[.M169]+[.M171]+[.M173]+[.M174]+[.M175]+[.M177]+[.M179]+[.M182]+[.M185]+[.M187]+[.M190]+[.M191]+[.M192]+[.M195]+[.M197]+[.M199]+[.M201]+[.M202]+[.M204]+[.M206]+[.M208]+[.M209]+[.M212]+[.M213]+[.M215]+[.M216]+[.M218]+[.M221]+[.M223]+[.M224]+[.M226]+[.M227]+[.M228]+[.M229]+[.M230]+[.M232]+[.M234]+[.M235]+[.M236]+[.M237]+[.M239]+[.M241]+[.M246]+[.M248]+[.M249]+[.M251]+[.M252]+[.M255]+[.M257]+[.M260]+[.M263]+[.M264]+[.M265]+[.M266]+[.M268]+[.M270]+[.M272]+[.M275]+[.M278]+[.M279]+[.M282]+[.M283]+[.M285]" ns41:value-type="float" table:style-name="TL Data" office:value="1" office:value-type="float">
            <text:p>1</text:p>
          </table:table-cell>
          <table:table-cell table:formula="of:=[.N5]+[.N8]+[.N10]+[.N11]+[.N13]+[.N15]+[.N17]+[.N18]+[.N19]+[.N20]+[.N21]+[.N23]+[.N25]+[.N26]+[.N28]+[.N29]+[.N30]+[.N32]+[.N33]+[.N35]+[.N37]+[.N38]+[.N40]+[.N42]+[.N43]+[.N45]+[.N49]+[.N51]+[.N53]+[.N54]+[.N55]+[.N57]+[.N59]+[.N62]+[.N64]+[.N65]+[.N67]+[.N70]+[.N72]+[.N74]+[.N75]+[.N77]+[.N79]+[.N80]+[.N82]+[.N83]+[.N84]+[.N86]+[.N88]+[.N90]+[.N91]+[.N93]+[.N95]+[.N97]+[.N99]+[.N101]+[.N102]+[.N104]+[.N105]+[.N108]+[.N111]+[.N113]+[.N115]+[.N117]+[.N118]+[.N121]+[.N125]+[.N127]+[.N129]+[.N131]+[.N133]+[.N135]+[.N136]+[.N138]+[.N140]+[.N141]+[.N142]+[.N147]+[.N148]+[.N149]+[.N150]+[.N151]+[.N152]+[.N155]+[.N157]+[.N159]+[.N161]+[.N162]+[.N164]+[.N165]+[.N168]+[.N169]+[.N171]+[.N173]+[.N174]+[.N175]+[.N177]+[.N179]+[.N182]+[.N185]+[.N187]+[.N190]+[.N191]+[.N192]+[.N195]+[.N197]+[.N199]+[.N201]+[.N202]+[.N204]+[.N206]+[.N208]+[.N209]+[.N212]+[.N213]+[.N215]+[.N216]+[.N218]+[.N221]+[.N223]+[.N224]+[.N226]+[.N227]+[.N228]+[.N229]+[.N230]+[.N232]+[.N234]+[.N235]+[.N236]+[.N237]+[.N239]+[.N241]+[.N246]+[.N248]+[.N249]+[.N251]+[.N252]+[.N255]+[.N257]+[.N260]+[.N263]+[.N264]+[.N265]+[.N266]+[.N268]+[.N270]+[.N272]+[.N275]+[.N278]+[.N279]+[.N282]+[.N283]+[.N285]" ns41:value-type="float" table:style-name="TL Data" office:value="1" office:value-type="float">
            <text:p>1</text:p>
          </table:table-cell>
          <table:table-cell table:formula="of:=[.O5]+[.O8]+[.O10]+[.O11]+[.O13]+[.O15]+[.O17]+[.O18]+[.O19]+[.O20]+[.O21]+[.O23]+[.O25]+[.O26]+[.O28]+[.O29]+[.O30]+[.O32]+[.O33]+[.O35]+[.O37]+[.O38]+[.O40]+[.O42]+[.O43]+[.O45]+[.O49]+[.O51]+[.O53]+[.O54]+[.O55]+[.O57]+[.O59]+[.O62]+[.O64]+[.O65]+[.O67]+[.O70]+[.O72]+[.O74]+[.O75]+[.O77]+[.O79]+[.O80]+[.O82]+[.O83]+[.O84]+[.O86]+[.O88]+[.O90]+[.O91]+[.O93]+[.O95]+[.O97]+[.O99]+[.O101]+[.O102]+[.O104]+[.O105]+[.O108]+[.O111]+[.O113]+[.O115]+[.O117]+[.O118]+[.O121]+[.O125]+[.O127]+[.O129]+[.O131]+[.O133]+[.O135]+[.O136]+[.O138]+[.O140]+[.O141]+[.O142]+[.O147]+[.O148]+[.O149]+[.O150]+[.O151]+[.O152]+[.O155]+[.O157]+[.O159]+[.O161]+[.O162]+[.O164]+[.O165]+[.O168]+[.O169]+[.O171]+[.O173]+[.O174]+[.O175]+[.O177]+[.O179]+[.O182]+[.O185]+[.O187]+[.O190]+[.O191]+[.O192]+[.O195]+[.O197]+[.O199]+[.O201]+[.O202]+[.O204]+[.O206]+[.O208]+[.O209]+[.O212]+[.O213]+[.O215]+[.O216]+[.O218]+[.O221]+[.O223]+[.O224]+[.O226]+[.O227]+[.O228]+[.O229]+[.O230]+[.O232]+[.O234]+[.O235]+[.O236]+[.O237]+[.O239]+[.O241]+[.O246]+[.O248]+[.O249]+[.O251]+[.O252]+[.O255]+[.O257]+[.O260]+[.O263]+[.O264]+[.O265]+[.O266]+[.O268]+[.O270]+[.O272]+[.O275]+[.O278]+[.O279]+[.O282]+[.O283]+[.O285]" ns41:value-type="float" table:style-name="TL Data" office:value="0" office:value-type="float">
            <text:p>0</text:p>
          </table:table-cell>
          <table:table-cell table:formula="of:=[.P5]+[.P8]+[.P10]+[.P11]+[.P13]+[.P15]+[.P17]+[.P18]+[.P19]+[.P20]+[.P21]+[.P23]+[.P25]+[.P26]+[.P28]+[.P29]+[.P30]+[.P32]+[.P33]+[.P35]+[.P37]+[.P38]+[.P40]+[.P42]+[.P43]+[.P45]+[.P49]+[.P51]+[.P53]+[.P54]+[.P55]+[.P57]+[.P59]+[.P62]+[.P64]+[.P65]+[.P67]+[.P70]+[.P72]+[.P74]+[.P75]+[.P77]+[.P79]+[.P80]+[.P82]+[.P83]+[.P84]+[.P86]+[.P88]+[.P90]+[.P91]+[.P93]+[.P95]+[.P97]+[.P99]+[.P101]+[.P102]+[.P104]+[.P105]+[.P108]+[.P111]+[.P113]+[.P115]+[.P117]+[.P118]+[.P121]+[.P125]+[.P127]+[.P129]+[.P131]+[.P133]+[.P135]+[.P136]+[.P138]+[.P140]+[.P141]+[.P142]+[.P147]+[.P148]+[.P149]+[.P150]+[.P151]+[.P152]+[.P155]+[.P157]+[.P159]+[.P161]+[.P162]+[.P164]+[.P165]+[.P168]+[.P169]+[.P171]+[.P173]+[.P174]+[.P175]+[.P177]+[.P179]+[.P182]+[.P185]+[.P187]+[.P190]+[.P191]+[.P192]+[.P195]+[.P197]+[.P199]+[.P201]+[.P202]+[.P204]+[.P206]+[.P208]+[.P209]+[.P212]+[.P213]+[.P215]+[.P216]+[.P218]+[.P221]+[.P223]+[.P224]+[.P226]+[.P227]+[.P228]+[.P229]+[.P230]+[.P232]+[.P234]+[.P235]+[.P236]+[.P237]+[.P239]+[.P241]+[.P246]+[.P248]+[.P249]+[.P251]+[.P252]+[.P255]+[.P257]+[.P260]+[.P263]+[.P264]+[.P265]+[.P266]+[.P268]+[.P270]+[.P272]+[.P275]+[.P278]+[.P279]+[.P282]+[.P283]+[.P285]" ns41:value-type="float" table:style-name="TL Data" office:value="0" office:value-type="float">
            <text:p>0</text:p>
          </table:table-cell>
          <table:table-cell table:formula="of:=[.Q5]+[.Q8]+[.Q10]+[.Q11]+[.Q13]+[.Q15]+[.Q17]+[.Q18]+[.Q19]+[.Q20]+[.Q21]+[.Q23]+[.Q25]+[.Q26]+[.Q28]+[.Q29]+[.Q30]+[.Q32]+[.Q33]+[.Q35]+[.Q37]+[.Q38]+[.Q40]+[.Q42]+[.Q43]+[.Q45]+[.Q49]+[.Q51]+[.Q53]+[.Q54]+[.Q55]+[.Q57]+[.Q59]+[.Q62]+[.Q64]+[.Q65]+[.Q67]+[.Q70]+[.Q72]+[.Q74]+[.Q75]+[.Q77]+[.Q79]+[.Q80]+[.Q82]+[.Q83]+[.Q84]+[.Q86]+[.Q88]+[.Q90]+[.Q91]+[.Q93]+[.Q95]+[.Q97]+[.Q99]+[.Q101]+[.Q102]+[.Q104]+[.Q105]+[.Q108]+[.Q111]+[.Q113]+[.Q115]+[.Q117]+[.Q118]+[.Q121]+[.Q125]+[.Q127]+[.Q129]+[.Q131]+[.Q133]+[.Q135]+[.Q136]+[.Q138]+[.Q140]+[.Q141]+[.Q142]+[.Q147]+[.Q148]+[.Q149]+[.Q150]+[.Q151]+[.Q152]+[.Q155]+[.Q157]+[.Q159]+[.Q161]+[.Q162]+[.Q164]+[.Q165]+[.Q168]+[.Q169]+[.Q171]+[.Q173]+[.Q174]+[.Q175]+[.Q177]+[.Q179]+[.Q182]+[.Q185]+[.Q187]+[.Q190]+[.Q191]+[.Q192]+[.Q195]+[.Q197]+[.Q199]+[.Q201]+[.Q202]+[.Q204]+[.Q206]+[.Q208]+[.Q209]+[.Q212]+[.Q213]+[.Q215]+[.Q216]+[.Q218]+[.Q221]+[.Q223]+[.Q224]+[.Q226]+[.Q227]+[.Q228]+[.Q229]+[.Q230]+[.Q232]+[.Q234]+[.Q235]+[.Q236]+[.Q237]+[.Q239]+[.Q241]+[.Q246]+[.Q248]+[.Q249]+[.Q251]+[.Q252]+[.Q255]+[.Q257]+[.Q260]+[.Q263]+[.Q264]+[.Q265]+[.Q266]+[.Q268]+[.Q270]+[.Q272]+[.Q275]+[.Q278]+[.Q279]+[.Q282]+[.Q283]+[.Q285]" ns41:value-type="float" table:style-name="TL Data" office:value="1" office:value-type="float">
            <text:p>1</text:p>
          </table:table-cell>
          <table:table-cell table:formula="of:=[.R5]+[.R8]+[.R10]+[.R11]+[.R13]+[.R15]+[.R17]+[.R18]+[.R19]+[.R20]+[.R21]+[.R23]+[.R25]+[.R26]+[.R28]+[.R29]+[.R30]+[.R32]+[.R33]+[.R35]+[.R37]+[.R38]+[.R40]+[.R42]+[.R43]+[.R45]+[.R49]+[.R51]+[.R53]+[.R54]+[.R55]+[.R57]+[.R59]+[.R62]+[.R64]+[.R65]+[.R67]+[.R70]+[.R72]+[.R74]+[.R75]+[.R77]+[.R79]+[.R80]+[.R82]+[.R83]+[.R84]+[.R86]+[.R88]+[.R90]+[.R91]+[.R93]+[.R95]+[.R97]+[.R99]+[.R101]+[.R102]+[.R104]+[.R105]+[.R108]+[.R111]+[.R113]+[.R115]+[.R117]+[.R118]+[.R121]+[.R125]+[.R127]+[.R129]+[.R131]+[.R133]+[.R135]+[.R136]+[.R138]+[.R140]+[.R141]+[.R142]+[.R147]+[.R148]+[.R149]+[.R150]+[.R151]+[.R152]+[.R155]+[.R157]+[.R159]+[.R161]+[.R162]+[.R164]+[.R165]+[.R168]+[.R169]+[.R171]+[.R173]+[.R174]+[.R175]+[.R177]+[.R179]+[.R182]+[.R185]+[.R187]+[.R190]+[.R191]+[.R192]+[.R195]+[.R197]+[.R199]+[.R201]+[.R202]+[.R204]+[.R206]+[.R208]+[.R209]+[.R212]+[.R213]+[.R215]+[.R216]+[.R218]+[.R221]+[.R223]+[.R224]+[.R226]+[.R227]+[.R228]+[.R229]+[.R230]+[.R232]+[.R234]+[.R235]+[.R236]+[.R237]+[.R239]+[.R241]+[.R246]+[.R248]+[.R249]+[.R251]+[.R252]+[.R255]+[.R257]+[.R260]+[.R263]+[.R264]+[.R265]+[.R266]+[.R268]+[.R270]+[.R272]+[.R275]+[.R278]+[.R279]+[.R282]+[.R283]+[.R285]" ns41:value-type="float" table:style-name="TL Data" office:value="11" office:value-type="float">
            <text:p>11</text:p>
          </table:table-cell>
          <table:table-cell table:formula="of:=[.S5]+[.S8]+[.S10]+[.S11]+[.S13]+[.S15]+[.S17]+[.S18]+[.S19]+[.S20]+[.S21]+[.S23]+[.S25]+[.S26]+[.S28]+[.S29]+[.S30]+[.S32]+[.S33]+[.S35]+[.S37]+[.S38]+[.S40]+[.S42]+[.S43]+[.S45]+[.S49]+[.S51]+[.S53]+[.S54]+[.S55]+[.S57]+[.S59]+[.S62]+[.S64]+[.S65]+[.S67]+[.S70]+[.S72]+[.S74]+[.S75]+[.S77]+[.S79]+[.S80]+[.S82]+[.S83]+[.S84]+[.S86]+[.S88]+[.S90]+[.S91]+[.S93]+[.S95]+[.S97]+[.S99]+[.S101]+[.S102]+[.S104]+[.S105]+[.S108]+[.S111]+[.S113]+[.S115]+[.S117]+[.S118]+[.S121]+[.S125]+[.S127]+[.S129]+[.S131]+[.S133]+[.S135]+[.S136]+[.S138]+[.S140]+[.S141]+[.S142]+[.S147]+[.S148]+[.S149]+[.S150]+[.S151]+[.S152]+[.S155]+[.S157]+[.S159]+[.S161]+[.S162]+[.S164]+[.S165]+[.S168]+[.S169]+[.S171]+[.S173]+[.S174]+[.S175]+[.S177]+[.S179]+[.S182]+[.S185]+[.S187]+[.S190]+[.S191]+[.S192]+[.S195]+[.S197]+[.S199]+[.S201]+[.S202]+[.S204]+[.S206]+[.S208]+[.S209]+[.S212]+[.S213]+[.S215]+[.S216]+[.S218]+[.S221]+[.S223]+[.S224]+[.S226]+[.S227]+[.S228]+[.S229]+[.S230]+[.S232]+[.S234]+[.S235]+[.S236]+[.S237]+[.S239]+[.S241]+[.S246]+[.S248]+[.S249]+[.S251]+[.S252]+[.S255]+[.S257]+[.S260]+[.S263]+[.S264]+[.S265]+[.S266]+[.S268]+[.S270]+[.S272]+[.S275]+[.S278]+[.S279]+[.S282]+[.S283]+[.S285]" ns41:value-type="float" table:style-name="TL Data" office:value="181" office:value-type="float">
            <office:annotation draw:style-name="gr1" svg:height="2.032cm" draw:caption-point-y="1.321cm" svg:width="3.568cm" svg:x="37.95cm" draw:caption-point-x="-1.381cm" svg:y="134.2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86</text:span></text:p>
            </office:annotation>
            <text:p>181</text:p>
          </table:table-cell>
          <table:table-cell table:formula="of:=[.T5]+[.T8]+[.T10]+[.T11]+[.T13]+[.T15]+[.T17]+[.T18]+[.T19]+[.T20]+[.T21]+[.T23]+[.T25]+[.T26]+[.T28]+[.T29]+[.T30]+[.T32]+[.T33]+[.T35]+[.T37]+[.T38]+[.T40]+[.T42]+[.T43]+[.T45]+[.T49]+[.T51]+[.T53]+[.T54]+[.T55]+[.T57]+[.T59]+[.T62]+[.T64]+[.T65]+[.T67]+[.T70]+[.T72]+[.T74]+[.T75]+[.T77]+[.T79]+[.T80]+[.T82]+[.T83]+[.T84]+[.T86]+[.T88]+[.T90]+[.T91]+[.T93]+[.T95]+[.T97]+[.T99]+[.T101]+[.T102]+[.T104]+[.T105]+[.T108]+[.T111]+[.T113]+[.T115]+[.T117]+[.T118]+[.T121]+[.T125]+[.T127]+[.T129]+[.T131]+[.T133]+[.T135]+[.T136]+[.T138]+[.T140]+[.T141]+[.T142]+[.T147]+[.T148]+[.T149]+[.T150]+[.T151]+[.T152]+[.T155]+[.T157]+[.T159]+[.T161]+[.T162]+[.T164]+[.T165]+[.T168]+[.T169]+[.T171]+[.T173]+[.T174]+[.T175]+[.T177]+[.T179]+[.T182]+[.T185]+[.T187]+[.T190]+[.T191]+[.T192]+[.T195]+[.T197]+[.T199]+[.T201]+[.T202]+[.T204]+[.T206]+[.T208]+[.T209]+[.T212]+[.T213]+[.T215]+[.T216]+[.T218]+[.T221]+[.T223]+[.T224]+[.T226]+[.T227]+[.T228]+[.T229]+[.T230]+[.T232]+[.T234]+[.T235]+[.T236]+[.T237]+[.T239]+[.T241]+[.T246]+[.T248]+[.T249]+[.T251]+[.T252]+[.T255]+[.T257]+[.T260]+[.T263]+[.T264]+[.T265]+[.T266]+[.T268]+[.T270]+[.T272]+[.T275]+[.T278]+[.T279]+[.T282]+[.T283]+[.T285]" ns41:value-type="float" table:style-name="TL Data" office:value="22" office:value-type="float">
            <office:annotation draw:style-name="gr1" svg:height="2.032cm" draw:caption-point-y="1.321cm" svg:width="3.569cm" svg:x="39.733cm" draw:caption-point-x="-1.381cm" svg:y="134.2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1</text:span></text:p>
            </office:annotation>
            <text:p>22</text:p>
          </table:table-cell>
          <table:table-cell table:formula="of:=[.U5]+[.U8]+[.U10]+[.U11]+[.U13]+[.U15]+[.U17]+[.U18]+[.U19]+[.U20]+[.U21]+[.U23]+[.U25]+[.U26]+[.U28]+[.U29]+[.U30]+[.U32]+[.U33]+[.U35]+[.U37]+[.U38]+[.U40]+[.U42]+[.U43]+[.U45]+[.U49]+[.U51]+[.U53]+[.U54]+[.U55]+[.U57]+[.U59]+[.U62]+[.U64]+[.U65]+[.U67]+[.U70]+[.U72]+[.U74]+[.U75]+[.U77]+[.U79]+[.U80]+[.U82]+[.U83]+[.U84]+[.U86]+[.U88]+[.U90]+[.U91]+[.U93]+[.U95]+[.U97]+[.U99]+[.U101]+[.U102]+[.U104]+[.U105]+[.U108]+[.U111]+[.U113]+[.U115]+[.U117]+[.U118]+[.U121]+[.U125]+[.U127]+[.U129]+[.U131]+[.U133]+[.U135]+[.U136]+[.U138]+[.U140]+[.U141]+[.U142]+[.U147]+[.U148]+[.U149]+[.U150]+[.U151]+[.U152]+[.U155]+[.U157]+[.U159]+[.U161]+[.U162]+[.U164]+[.U165]+[.U168]+[.U169]+[.U171]+[.U173]+[.U174]+[.U175]+[.U177]+[.U179]+[.U182]+[.U185]+[.U187]+[.U190]+[.U191]+[.U192]+[.U195]+[.U197]+[.U199]+[.U201]+[.U202]+[.U204]+[.U206]+[.U208]+[.U209]+[.U212]+[.U213]+[.U215]+[.U216]+[.U218]+[.U221]+[.U223]+[.U224]+[.U226]+[.U227]+[.U228]+[.U229]+[.U230]+[.U232]+[.U234]+[.U235]+[.U236]+[.U237]+[.U239]+[.U241]+[.U246]+[.U248]+[.U249]+[.U251]+[.U252]+[.U255]+[.U257]+[.U260]+[.U263]+[.U264]+[.U265]+[.U266]+[.U268]+[.U270]+[.U272]+[.U275]+[.U278]+[.U279]+[.U282]+[.U283]+[.U285]" ns41:value-type="float" table:style-name="TL Data" office:value="0" office:value-type="float">
            <text:p>0</text:p>
          </table:table-cell>
          <table:table-cell table:formula="of:=[.V5]+[.V8]+[.V10]+[.V11]+[.V13]+[.V15]+[.V17]+[.V18]+[.V19]+[.V20]+[.V21]+[.V23]+[.V25]+[.V26]+[.V28]+[.V29]+[.V30]+[.V32]+[.V33]+[.V35]+[.V37]+[.V38]+[.V40]+[.V42]+[.V43]+[.V45]+[.V49]+[.V51]+[.V53]+[.V54]+[.V55]+[.V57]+[.V59]+[.V62]+[.V64]+[.V65]+[.V67]+[.V70]+[.V72]+[.V74]+[.V75]+[.V77]+[.V79]+[.V80]+[.V82]+[.V83]+[.V84]+[.V86]+[.V88]+[.V90]+[.V91]+[.V93]+[.V95]+[.V97]+[.V99]+[.V101]+[.V102]+[.V104]+[.V105]+[.V108]+[.V111]+[.V113]+[.V115]+[.V117]+[.V118]+[.V121]+[.V125]+[.V127]+[.V129]+[.V131]+[.V133]+[.V135]+[.V136]+[.V138]+[.V140]+[.V141]+[.V142]+[.V147]+[.V148]+[.V149]+[.V150]+[.V151]+[.V152]+[.V155]+[.V157]+[.V159]+[.V161]+[.V162]+[.V164]+[.V165]+[.V168]+[.V169]+[.V171]+[.V173]+[.V174]+[.V175]+[.V177]+[.V179]+[.V182]+[.V185]+[.V187]+[.V190]+[.V191]+[.V192]+[.V195]+[.V197]+[.V199]+[.V201]+[.V202]+[.V204]+[.V206]+[.V208]+[.V209]+[.V212]+[.V213]+[.V215]+[.V216]+[.V218]+[.V221]+[.V223]+[.V224]+[.V226]+[.V227]+[.V228]+[.V229]+[.V230]+[.V232]+[.V234]+[.V235]+[.V236]+[.V237]+[.V239]+[.V241]+[.V246]+[.V248]+[.V249]+[.V251]+[.V252]+[.V255]+[.V257]+[.V260]+[.V263]+[.V264]+[.V265]+[.V266]+[.V268]+[.V270]+[.V272]+[.V275]+[.V278]+[.V279]+[.V282]+[.V283]+[.V285]" ns41:value-type="float" table:style-name="TL Data" office:value="20" office:value-type="float">
            <text:p>20</text:p>
          </table:table-cell>
          <table:table-cell table:formula="of:=[.W5]+[.W8]+[.W10]+[.W11]+[.W13]+[.W15]+[.W17]+[.W18]+[.W19]+[.W20]+[.W21]+[.W23]+[.W25]+[.W26]+[.W28]+[.W29]+[.W30]+[.W32]+[.W33]+[.W35]+[.W37]+[.W38]+[.W40]+[.W42]+[.W43]+[.W45]+[.W49]+[.W51]+[.W53]+[.W54]+[.W55]+[.W57]+[.W59]+[.W62]+[.W64]+[.W65]+[.W67]+[.W70]+[.W72]+[.W74]+[.W75]+[.W77]+[.W79]+[.W80]+[.W82]+[.W83]+[.W84]+[.W86]+[.W88]+[.W90]+[.W91]+[.W93]+[.W95]+[.W97]+[.W99]+[.W101]+[.W102]+[.W104]+[.W105]+[.W108]+[.W111]+[.W113]+[.W115]+[.W117]+[.W118]+[.W121]+[.W125]+[.W127]+[.W129]+[.W131]+[.W133]+[.W135]+[.W136]+[.W138]+[.W140]+[.W141]+[.W142]+[.W147]+[.W148]+[.W149]+[.W150]+[.W151]+[.W152]+[.W155]+[.W157]+[.W159]+[.W161]+[.W162]+[.W164]+[.W165]+[.W168]+[.W169]+[.W171]+[.W173]+[.W174]+[.W175]+[.W177]+[.W179]+[.W182]+[.W185]+[.W187]+[.W190]+[.W191]+[.W192]+[.W195]+[.W197]+[.W199]+[.W201]+[.W202]+[.W204]+[.W206]+[.W208]+[.W209]+[.W212]+[.W213]+[.W215]+[.W216]+[.W218]+[.W221]+[.W223]+[.W224]+[.W226]+[.W227]+[.W228]+[.W229]+[.W230]+[.W232]+[.W234]+[.W235]+[.W236]+[.W237]+[.W239]+[.W241]+[.W246]+[.W248]+[.W249]+[.W251]+[.W252]+[.W255]+[.W257]+[.W260]+[.W263]+[.W264]+[.W265]+[.W266]+[.W268]+[.W270]+[.W272]+[.W275]+[.W278]+[.W279]+[.W282]+[.W283]+[.W285]" ns41:value-type="float" table:style-name="TL Data" office:value="0" office:value-type="float">
            <text:p>0</text:p>
          </table:table-cell>
          <table:table-cell table:formula="of:=[.X5]+[.X8]+[.X10]+[.X11]+[.X13]+[.X15]+[.X17]+[.X18]+[.X19]+[.X20]+[.X21]+[.X23]+[.X25]+[.X26]+[.X28]+[.X29]+[.X30]+[.X32]+[.X33]+[.X35]+[.X37]+[.X38]+[.X40]+[.X42]+[.X43]+[.X45]+[.X49]+[.X51]+[.X53]+[.X54]+[.X55]+[.X57]+[.X59]+[.X62]+[.X64]+[.X65]+[.X67]+[.X70]+[.X72]+[.X74]+[.X75]+[.X77]+[.X79]+[.X80]+[.X82]+[.X83]+[.X84]+[.X86]+[.X88]+[.X90]+[.X91]+[.X93]+[.X95]+[.X97]+[.X99]+[.X101]+[.X102]+[.X104]+[.X105]+[.X108]+[.X111]+[.X113]+[.X115]+[.X117]+[.X118]+[.X121]+[.X125]+[.X127]+[.X129]+[.X131]+[.X133]+[.X135]+[.X136]+[.X138]+[.X140]+[.X141]+[.X142]+[.X147]+[.X148]+[.X149]+[.X150]+[.X151]+[.X152]+[.X155]+[.X157]+[.X159]+[.X161]+[.X162]+[.X164]+[.X165]+[.X168]+[.X169]+[.X171]+[.X173]+[.X174]+[.X175]+[.X177]+[.X179]+[.X182]+[.X185]+[.X187]+[.X190]+[.X191]+[.X192]+[.X195]+[.X197]+[.X199]+[.X201]+[.X202]+[.X204]+[.X206]+[.X208]+[.X209]+[.X212]+[.X213]+[.X215]+[.X216]+[.X218]+[.X221]+[.X223]+[.X224]+[.X226]+[.X227]+[.X228]+[.X229]+[.X230]+[.X232]+[.X234]+[.X235]+[.X236]+[.X237]+[.X239]+[.X241]+[.X246]+[.X248]+[.X249]+[.X251]+[.X252]+[.X255]+[.X257]+[.X260]+[.X263]+[.X264]+[.X265]+[.X266]+[.X268]+[.X270]+[.X272]+[.X275]+[.X278]+[.X279]+[.X282]+[.X283]+[.X285]" ns41:value-type="float" table:style-name="TL Data" office:value="249" office:value-type="float">
            <text:p>249</text:p>
          </table:table-cell>
          <table:table-cell table:formula="of:=[.Y5]+[.Y8]+[.Y10]+[.Y11]+[.Y13]+[.Y15]+[.Y17]+[.Y18]+[.Y19]+[.Y20]+[.Y21]+[.Y23]+[.Y25]+[.Y26]+[.Y28]+[.Y29]+[.Y30]+[.Y32]+[.Y33]+[.Y35]+[.Y37]+[.Y38]+[.Y40]+[.Y42]+[.Y43]+[.Y45]+[.Y49]+[.Y51]+[.Y53]+[.Y54]+[.Y55]+[.Y57]+[.Y59]+[.Y62]+[.Y64]+[.Y65]+[.Y67]+[.Y70]+[.Y72]+[.Y74]+[.Y75]+[.Y77]+[.Y79]+[.Y80]+[.Y82]+[.Y83]+[.Y84]+[.Y86]+[.Y88]+[.Y90]+[.Y91]+[.Y93]+[.Y95]+[.Y97]+[.Y99]+[.Y101]+[.Y102]+[.Y104]+[.Y105]+[.Y108]+[.Y111]+[.Y113]+[.Y115]+[.Y117]+[.Y118]+[.Y121]+[.Y125]+[.Y127]+[.Y129]+[.Y131]+[.Y133]+[.Y135]+[.Y136]+[.Y138]+[.Y140]+[.Y141]+[.Y142]+[.Y147]+[.Y148]+[.Y149]+[.Y150]+[.Y151]+[.Y152]+[.Y155]+[.Y157]+[.Y159]+[.Y161]+[.Y162]+[.Y164]+[.Y165]+[.Y168]+[.Y169]+[.Y171]+[.Y173]+[.Y174]+[.Y175]+[.Y177]+[.Y179]+[.Y182]+[.Y185]+[.Y187]+[.Y190]+[.Y191]+[.Y192]+[.Y195]+[.Y197]+[.Y199]+[.Y201]+[.Y202]+[.Y204]+[.Y206]+[.Y208]+[.Y209]+[.Y212]+[.Y213]+[.Y215]+[.Y216]+[.Y218]+[.Y221]+[.Y223]+[.Y224]+[.Y226]+[.Y227]+[.Y228]+[.Y229]+[.Y230]+[.Y232]+[.Y234]+[.Y235]+[.Y236]+[.Y237]+[.Y239]+[.Y241]+[.Y246]+[.Y248]+[.Y249]+[.Y251]+[.Y252]+[.Y255]+[.Y257]+[.Y260]+[.Y263]+[.Y264]+[.Y265]+[.Y266]+[.Y268]+[.Y270]+[.Y272]+[.Y275]+[.Y278]+[.Y279]+[.Y282]+[.Y283]+[.Y285]" ns41:value-type="float" table:style-name="ce24" office:value-type="float" office:value="506">
            <office:annotation draw:style-name="gr1" svg:height="2.032cm" draw:caption-point-y="1.321cm" svg:width="3.568cm" svg:x="48.65cm" draw:caption-point-x="-1.381cm" svg:y="134.24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09</text:span></text:p>
            </office:annotation>
            <text:p>506</text:p>
          </table:table-cell>
          <table:table-cell table:number-columns-repeated="999"/>
        </table:table-row>
        <table:table-row table:style-name="ro1">
          <table:table-cell ns41:value-type="string" table:style-name="ce6" office:value-type="string">
            <text:p>Algemeen Totaal</text:p>
          </table:table-cell>
          <table:table-cell table:style-name="ce12"/>
          <table:table-cell table:style-name="Default"/>
          <table:table-cell table:formula="of:=[.D287]+[.D288]+[.D289]+[.D290]" ns41:value-type="float" table:style-name="ce25" office:value-type="float" office:value="69">
            <text:p>69</text:p>
          </table:table-cell>
          <table:table-cell table:formula="of:=[.E287]+[.E288]+[.E289]+[.E290]" ns41:value-type="float" table:style-name="ce17" office:value-type="float" office:value="38">
            <text:p>38</text:p>
          </table:table-cell>
          <table:table-cell table:formula="of:=[.F287]+[.F288]+[.F289]+[.F290]" ns41:value-type="float" table:style-name="ce17" office:value-type="float" office:value="49">
            <text:p>49</text:p>
          </table:table-cell>
          <table:table-cell table:formula="of:=[.G287]+[.G288]+[.G289]+[.G290]" ns41:value-type="float" table:style-name="ce17" office:value-type="float" office:value="22">
            <office:annotation draw:style-name="gr1" svg:height="2.032cm" draw:caption-point-y="1.322cm" svg:width="3.568cm" svg:x="16.551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4</text:span></text:p>
            </office:annotation>
            <text:p>22</text:p>
          </table:table-cell>
          <table:table-cell table:formula="of:=[.H287]+[.H288]+[.H289]+[.H290]" ns41:value-type="float" table:style-name="ce17" office:value-type="float" office:value="56">
            <office:annotation draw:style-name="gr1" svg:height="2.032cm" draw:caption-point-y="1.322cm" svg:width="3.568cm" svg:x="18.334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8</text:span></text:p>
            </office:annotation>
            <text:p>56</text:p>
          </table:table-cell>
          <table:table-cell table:formula="of:=[.I287]+[.I288]+[.I289]+[.I290]" ns41:value-type="float" table:style-name="ce17" office:value-type="float" office:value="65">
            <office:annotation draw:style-name="gr1" svg:height="2.032cm" draw:caption-point-y="1.322cm" svg:width="3.568cm" svg:x="20.117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3</text:span></text:p>
            </office:annotation>
            <text:p>65</text:p>
          </table:table-cell>
          <table:table-cell table:formula="of:=[.J287]+[.J288]+[.J289]+[.J290]" ns41:value-type="float" table:style-name="ce17" office:value-type="float" office:value="0">
            <text:p>0</text:p>
          </table:table-cell>
          <table:table-cell table:formula="of:=[.K287]+[.K288]+[.K289]+[.K290]" ns41:value-type="float" table:style-name="ce17" office:value-type="float" office:value="5">
            <text:p>5</text:p>
          </table:table-cell>
          <table:table-cell table:formula="of:=[.L287]+[.L288]+[.L289]+[.L290]" ns41:value-type="float" table:style-name="ce17" office:value-type="float" office:value="8">
            <office:annotation draw:style-name="gr1" svg:height="2.032cm" draw:caption-point-y="1.322cm" svg:width="3.568cm" svg:x="25.467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</text:span></text:p>
            </office:annotation>
            <text:p>8</text:p>
          </table:table-cell>
          <table:table-cell table:formula="of:=[.M287]+[.M288]+[.M289]+[.M290]" ns41:value-type="float" table:style-name="ce17" office:value-type="float" office:value="37">
            <text:p>37</text:p>
          </table:table-cell>
          <table:table-cell table:formula="of:=[.N287]+[.N288]+[.N289]+[.N290]" ns41:value-type="float" table:style-name="ce17" office:value-type="float" office:value="7">
            <text:p>7</text:p>
          </table:table-cell>
          <table:table-cell table:formula="of:=[.O287]+[.O288]+[.O289]+[.O290]" ns41:value-type="float" table:style-name="ce17" office:value-type="float" office:value="15">
            <text:p>15</text:p>
          </table:table-cell>
          <table:table-cell table:formula="of:=[.P287]+[.P288]+[.P289]+[.P290]" ns41:value-type="float" table:style-name="ce17" office:value-type="float" office:value="23">
            <office:annotation draw:style-name="gr1" svg:height="2.032cm" draw:caption-point-y="1.322cm" svg:width="3.569cm" svg:x="32.6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4</text:span></text:p>
            </office:annotation>
            <text:p>23</text:p>
          </table:table-cell>
          <table:table-cell table:formula="of:=[.Q287]+[.Q288]+[.Q289]+[.Q290]" ns41:value-type="float" table:style-name="ce17" office:value-type="float" office:value="45">
            <text:p>45</text:p>
          </table:table-cell>
          <table:table-cell table:formula="of:=[.R287]+[.R288]+[.R289]+[.R290]" ns41:value-type="float" table:style-name="ce17" office:value-type="float" office:value="44">
            <text:p>44</text:p>
          </table:table-cell>
          <table:table-cell table:formula="of:=[.S287]+[.S288]+[.S289]+[.S290]" ns41:value-type="float" table:style-name="ce17" office:value-type="float" office:value="393">
            <office:annotation draw:style-name="gr1" svg:height="2.032cm" draw:caption-point-y="1.322cm" svg:width="3.568cm" svg:x="37.95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97</text:span></text:p>
            </office:annotation>
            <text:p>393</text:p>
          </table:table-cell>
          <table:table-cell table:formula="of:=[.T287]+[.T288]+[.T289]+[.T290]" ns41:value-type="float" table:style-name="ce17" office:value-type="float" office:value="30">
            <office:annotation draw:style-name="gr1" svg:height="2.032cm" draw:caption-point-y="1.322cm" svg:width="3.569cm" svg:x="39.733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9</text:span></text:p>
            </office:annotation>
            <text:p>30</text:p>
          </table:table-cell>
          <table:table-cell table:formula="of:=[.U287]+[.U288]+[.U289]+[.U290]" ns41:value-type="float" table:style-name="ce17" office:value-type="float" office:value="3">
            <office:annotation draw:style-name="gr1" svg:height="2.032cm" draw:caption-point-y="1.322cm" svg:width="3.568cm" svg:x="41.517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3</text:p>
          </table:table-cell>
          <table:table-cell table:formula="of:=[.V287]+[.V288]+[.V289]+[.V290]" ns41:value-type="float" table:style-name="ce17" office:value-type="float" office:value="60">
            <office:annotation draw:style-name="gr1" svg:height="2.032cm" draw:caption-point-y="1.322cm" svg:width="3.568cm" svg:x="43.3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1</text:span></text:p>
            </office:annotation>
            <text:p>60</text:p>
          </table:table-cell>
          <table:table-cell table:formula="of:=[.W287]+[.W288]+[.W289]+[.W290]" ns41:value-type="float" table:style-name="ce17" office:value-type="float" office:value="72">
            <text:p>72</text:p>
          </table:table-cell>
          <table:table-cell table:formula="of:=[.X287]+[.X288]+[.X289]+[.X290]" ns41:value-type="float" table:style-name="ce17" office:value-type="float" office:value="308">
            <text:p>308</text:p>
          </table:table-cell>
          <table:table-cell table:formula="of:=[.Y287]+[.Y288]+[.Y289]+[.Y290]" ns41:value-type="float" table:style-name="ce26" office:value-type="float" office:value="1349">
            <office:annotation draw:style-name="gr1" svg:height="2.032cm" draw:caption-point-y="1.322cm" svg:width="3.568cm" svg:x="48.65cm" draw:caption-point-x="-1.381cm" svg:y="134.705cm" draw:text-style-name="P1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354</text:span></text:p>
            </office:annotation>
            <text:p>1349</text:p>
          </table:table-cell>
          <table:table-cell table:number-columns-repeated="999"/>
        </table:table-row>
        <table:table-row table:style-name="ro3" table:number-rows-repeated="10482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num-format="1" style:print-orientation="portrait" style:scale-to="100%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7" style:page-layout-name="Mpm3" style:display-name="PageStyle_Tabel 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3:02:18</dc:date>
    <meta:print-date>2004-01-22T22:12:01</meta:print-date>
    <meta:document-statistic meta:object-count="0" meta:cell-count="1435" meta:table-count="1"/>
    <meta:generator>ODFPY/1.3.0dev</meta:generator>
  </office:meta>
</office:document-meta>
</file>